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0.85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p</text:p>
          </table:table-cell>
          <table:table-cell office:value-type="string">
            <text:p><text:s/>0.3</text:p>
          </table:table-cell>
          <table:table-cell table:number-columns-repeated="9"/>
        </table:table-row>
        <table:table-row table:style-name="ro2">
          <table:table-cell office:value-type="string">
            <text:p>Ki</text:p>
          </table:table-cell>
          <table:table-cell office:value-type="string">
            <text:p><text:s/>0</text:p>
          </table:table-cell>
          <table:table-cell/>
          <table:table-cell office:value-type="string">
            <text:p>Ku:</text:p>
          </table:table-cell>
          <table:table-cell table:style-name="ce3" office:value-type="float" office:value="0.3">
            <text:p>0.300000</text:p>
          </table:table-cell>
          <table:table-cell table:number-columns-repeated="6"/>
        </table:table-row>
        <table:table-row table:style-name="ro2">
          <table:table-cell office:value-type="string">
            <text:p>Kd</text:p>
          </table:table-cell>
          <table:table-cell office:value-type="string">
            <text:p><text:s/>0</text:p>
          </table:table-cell>
          <table:table-cell/>
          <table:table-cell office:value-type="string">
            <text:p>Tu:</text:p>
          </table:table-cell>
          <table:table-cell table:style-name="ce3" office:value-type="float" office:value="9.7859">
            <text:p>9.785900</text:p>
          </table:table-cell>
          <table:table-cell table:number-columns-repeated="6"/>
        </table:table-row>
        <table:table-row table:style-name="ro2">
          <table:table-cell office:value-type="string">
            <text:p>tau</text:p>
          </table:table-cell>
          <table:table-cell office:value-type="string">
            <text:p><text:s/>0.025</text:p>
          </table:table-cell>
          <table:table-cell/>
          <table:table-cell table:style-name="ce2" office:value-type="string" table:number-columns-spanned="2" table:number-rows-spanned="1">
            <text:p>PI</text:p>
          </table:table-cell>
          <table:covered-table-cell table:style-name="ce3"/>
          <table:table-cell table:style-name="ce2" office:value-type="string" table:number-columns-spanned="2" table:number-rows-spanned="1">
            <text:p>No Overshoot</text:p>
          </table:table-cell>
          <table:covered-table-cell/>
          <table:table-cell table:style-name="ce2" office:value-type="string" table:number-columns-spanned="2" table:number-rows-spanned="1">
            <text:p>Some Overshoot</text:p>
          </table:table-cell>
          <table:covered-table-cell/>
          <table:table-cell table:style-name="ce2" office:value-type="string" table:number-columns-spanned="2" table:number-rows-spanned="1">
            <text:p>PID</text:p>
          </table:table-cell>
          <table:covered-table-cell/>
        </table:table-row>
        <table:table-row table:style-name="ro2">
          <table:table-cell office:value-type="string">
            <text:p>limMin</text:p>
          </table:table-cell>
          <table:table-cell office:value-type="string">
            <text:p><text:s/>0.25</text:p>
          </table:table-cell>
          <table:table-cell/>
          <table:table-cell office:value-type="string">
            <text:p>Kp:</text:p>
          </table:table-cell>
          <table:table-cell table:style-name="ce3" table:formula="of:=0.45*[.E2]" office:value-type="float" office:value="0.135">
            <text:p>0.135000</text:p>
          </table:table-cell>
          <table:table-cell office:value-type="string">
            <text:p>Kp:</text:p>
          </table:table-cell>
          <table:table-cell table:formula="of:=0.2*[.E2]" office:value-type="float" office:value="0.06">
            <text:p>0.06</text:p>
          </table:table-cell>
          <table:table-cell office:value-type="string">
            <text:p>Kp:</text:p>
          </table:table-cell>
          <table:table-cell table:formula="of:=0.33*[.E2]" office:value-type="float" office:value="0.099">
            <text:p>0.099</text:p>
          </table:table-cell>
          <table:table-cell office:value-type="string">
            <text:p>Kp:</text:p>
          </table:table-cell>
          <table:table-cell table:formula="of:=0.6*[.E2]" office:value-type="float" office:value="0.18">
            <text:p>0.18</text:p>
          </table:table-cell>
        </table:table-row>
        <table:table-row table:style-name="ro2">
          <table:table-cell office:value-type="string">
            <text:p>limMax</text:p>
          </table:table-cell>
          <table:table-cell office:value-type="string">
            <text:p><text:s/>0.765</text:p>
          </table:table-cell>
          <table:table-cell/>
          <table:table-cell office:value-type="string">
            <text:p>Ki:</text:p>
          </table:table-cell>
          <table:table-cell table:style-name="ce3" table:formula="of:=0.54/[.E3]" office:value-type="float" office:value="0.0551814345129217">
            <text:p>0.055181</text:p>
          </table:table-cell>
          <table:table-cell office:value-type="string">
            <text:p>Ki:</text:p>
          </table:table-cell>
          <table:table-cell table:formula="of:=0.4/[.E3]" office:value-type="float" office:value="0.0408751366762383">
            <text:p>0.0408751367</text:p>
          </table:table-cell>
          <table:table-cell office:value-type="string">
            <text:p>Ki:</text:p>
          </table:table-cell>
          <table:table-cell table:formula="of:=0.66/[.E3]" office:value-type="float" office:value="0.0674439755157931">
            <text:p>0.0674439755</text:p>
          </table:table-cell>
          <table:table-cell office:value-type="string">
            <text:p>Ki:</text:p>
          </table:table-cell>
          <table:table-cell table:formula="of:=1.2/[.E3]" office:value-type="float" office:value="0.122625410028715">
            <text:p>0.12262541</text:p>
          </table:table-cell>
        </table:table-row>
        <table:table-row table:style-name="ro2">
          <table:table-cell office:value-type="string">
            <text:p>intLimMin</text:p>
          </table:table-cell>
          <table:table-cell office:value-type="string">
            <text:p><text:s/>0.25</text:p>
          </table:table-cell>
          <table:table-cell table:number-columns-repeated="2"/>
          <table:table-cell table:style-name="ce3"/>
          <table:table-cell office:value-type="string">
            <text:p>Kd:</text:p>
          </table:table-cell>
          <table:table-cell table:formula="of:=0.066*[.E2]*[.E3]" office:value-type="float" office:value="0.19376082">
            <text:p>0.19376082</text:p>
          </table:table-cell>
          <table:table-cell office:value-type="string">
            <text:p>Kd:</text:p>
          </table:table-cell>
          <table:table-cell table:formula="of:=0.11*[.E2]*[.E3]" office:value-type="float" office:value="0.3229347">
            <text:p>0.3229347</text:p>
          </table:table-cell>
          <table:table-cell office:value-type="string">
            <text:p>Kd:</text:p>
          </table:table-cell>
          <table:table-cell table:formula="of:=0.075*[.E2]*[.E3]" office:value-type="float" office:value="0.22018275">
            <text:p>0.22018275</text:p>
          </table:table-cell>
        </table:table-row>
        <table:table-row table:style-name="ro1">
          <table:table-cell office:value-type="string">
            <text:p>intLimMax</text:p>
          </table:table-cell>
          <table:table-cell office:value-type="string">
            <text:p><text:s/>0.5</text:p>
          </table:table-cell>
          <table:table-cell table:number-columns-repeated="9"/>
        </table:table-row>
        <table:table-row table:style-name="ro1">
          <table:table-cell office:value-type="string">
            <text:p>holdSpeed</text:p>
          </table:table-cell>
          <table:table-cell office:value-type="string">
            <text:p><text:s/>180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 office:value-type="string">
            <text:p><text:s/>0.05</text:p>
          </table:table-cell>
          <table:table-cell table:number-columns-repeated="9"/>
        </table:table-row>
        <table:table-row table:style-name="ro1">
          <table:table-cell office:value-type="string">
            <text:p>setpoint</text:p>
          </table:table-cell>
          <table:table-cell office:value-type="string">
            <text:p><text:s/>180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/>
          <table:table-cell>
            <draw:frame table:end-cell-address="Tabelle1.R43" table:end-x="1.319cm" table:end-y="0.011cm" draw:z-index="0" draw:style-name="gr1" draw:text-style-name="P1" svg:width="26.003cm" svg:height="13.602cm" svg:x="0.155cm" svg:y="0.41cm">
              <draw:object draw:notify-on-update-of-ranges="Tabelle1.C12:Tabelle1.C12 Tabelle1.C13:Tabelle1.C731 Tabelle1.E12:Tabelle1.E12 Tabelle1.E13:Tabelle1.E7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.160156">
            <text:p>0.160156</text:p>
          </table:table-cell>
          <table:table-cell office:value-type="float" office:value="25.2507">
            <text:p>25.2507</text:p>
          </table:table-cell>
          <table:table-cell office:value-type="float" office:value="154.749">
            <text:p>154.7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265503">
            <text:p>0.265503</text:p>
          </table:table-cell>
          <table:table-cell office:value-type="float" office:value="25.2904">
            <text:p>25.2904</text:p>
          </table:table-cell>
          <table:table-cell office:value-type="float" office:value="154.71">
            <text:p>154.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37085">
            <text:p>0.37085</text:p>
          </table:table-cell>
          <table:table-cell office:value-type="float" office:value="25.3288">
            <text:p>25.3288</text:p>
          </table:table-cell>
          <table:table-cell office:value-type="float" office:value="154.671">
            <text:p>154.6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479858">
            <text:p>0.479858</text:p>
          </table:table-cell>
          <table:table-cell office:value-type="float" office:value="25.3657">
            <text:p>25.3657</text:p>
          </table:table-cell>
          <table:table-cell office:value-type="float" office:value="154.634">
            <text:p>154.6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594116">
            <text:p>0.594116</text:p>
          </table:table-cell>
          <table:table-cell office:value-type="float" office:value="25.3994">
            <text:p>25.3994</text:p>
          </table:table-cell>
          <table:table-cell office:value-type="float" office:value="154.601">
            <text:p>154.6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708374">
            <text:p>0.708374</text:p>
          </table:table-cell>
          <table:table-cell office:value-type="float" office:value="25.4259">
            <text:p>25.4259</text:p>
          </table:table-cell>
          <table:table-cell office:value-type="float" office:value="154.574">
            <text:p>154.5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810303">
            <text:p>0.810303</text:p>
          </table:table-cell>
          <table:table-cell office:value-type="float" office:value="25.4419">
            <text:p>25.4419</text:p>
          </table:table-cell>
          <table:table-cell office:value-type="float" office:value="154.558">
            <text:p>154.5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912109">
            <text:p>0.912109</text:p>
          </table:table-cell>
          <table:table-cell office:value-type="float" office:value="25.4493">
            <text:p>25.4493</text:p>
          </table:table-cell>
          <table:table-cell office:value-type="float" office:value="154.551">
            <text:p>154.5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01257">
            <text:p>1.01257</text:p>
          </table:table-cell>
          <table:table-cell office:value-type="float" office:value="25.4473">
            <text:p>25.4473</text:p>
          </table:table-cell>
          <table:table-cell office:value-type="float" office:value="154.553">
            <text:p>154.5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11841">
            <text:p>1.11841</text:p>
          </table:table-cell>
          <table:table-cell office:value-type="float" office:value="25.4344">
            <text:p>25.4344</text:p>
          </table:table-cell>
          <table:table-cell office:value-type="float" office:value="154.566">
            <text:p>154.5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22363">
            <text:p>1.22363</text:p>
          </table:table-cell>
          <table:table-cell office:value-type="float" office:value="25.4101">
            <text:p>25.4101</text:p>
          </table:table-cell>
          <table:table-cell office:value-type="float" office:value="154.59">
            <text:p>154.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3291">
            <text:p>1.3291</text:p>
          </table:table-cell>
          <table:table-cell office:value-type="float" office:value="25.3737">
            <text:p>25.3737</text:p>
          </table:table-cell>
          <table:table-cell office:value-type="float" office:value="154.626">
            <text:p>154.6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43567">
            <text:p>1.43567</text:p>
          </table:table-cell>
          <table:table-cell office:value-type="float" office:value="25.3249">
            <text:p>25.3249</text:p>
          </table:table-cell>
          <table:table-cell office:value-type="float" office:value="154.675">
            <text:p>154.6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54175">
            <text:p>1.54175</text:p>
          </table:table-cell>
          <table:table-cell office:value-type="float" office:value="25.264">
            <text:p>25.264</text:p>
          </table:table-cell>
          <table:table-cell office:value-type="float" office:value="154.736">
            <text:p>154.7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64551">
            <text:p>1.64551</text:p>
          </table:table-cell>
          <table:table-cell office:value-type="float" office:value="25.193">
            <text:p>25.193</text:p>
          </table:table-cell>
          <table:table-cell office:value-type="float" office:value="154.807">
            <text:p>154.8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75012">
            <text:p>1.75012</text:p>
          </table:table-cell>
          <table:table-cell office:value-type="float" office:value="25.1105">
            <text:p>25.1105</text:p>
          </table:table-cell>
          <table:table-cell office:value-type="float" office:value="154.89">
            <text:p>154.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85388">
            <text:p>1.85388</text:p>
          </table:table-cell>
          <table:table-cell office:value-type="float" office:value="25.0182">
            <text:p>25.0182</text:p>
          </table:table-cell>
          <table:table-cell office:value-type="float" office:value="154.982">
            <text:p>154.9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96252">
            <text:p>1.96252</text:p>
          </table:table-cell>
          <table:table-cell office:value-type="float" office:value="24.9109">
            <text:p>24.9109</text:p>
          </table:table-cell>
          <table:table-cell office:value-type="float" office:value="155.089">
            <text:p>155.0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06848">
            <text:p>2.06848</text:p>
          </table:table-cell>
          <table:table-cell office:value-type="float" office:value="24.7967">
            <text:p>24.7967</text:p>
          </table:table-cell>
          <table:table-cell office:value-type="float" office:value="155.203">
            <text:p>155.2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17639">
            <text:p>2.17639</text:p>
          </table:table-cell>
          <table:table-cell office:value-type="float" office:value="24.6712">
            <text:p>24.6712</text:p>
          </table:table-cell>
          <table:table-cell office:value-type="float" office:value="155.329">
            <text:p>155.3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28442">
            <text:p>2.28442</text:p>
          </table:table-cell>
          <table:table-cell office:value-type="float" office:value="24.5369">
            <text:p>24.5369</text:p>
          </table:table-cell>
          <table:table-cell office:value-type="float" office:value="155.463">
            <text:p>155.4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39148">
            <text:p>2.39148</text:p>
          </table:table-cell>
          <table:table-cell office:value-type="float" office:value="24.3965">
            <text:p>24.3965</text:p>
          </table:table-cell>
          <table:table-cell office:value-type="float" office:value="155.604">
            <text:p>155.6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49792">
            <text:p>2.49792</text:p>
          </table:table-cell>
          <table:table-cell office:value-type="float" office:value="24.25">
            <text:p>24.25</text:p>
          </table:table-cell>
          <table:table-cell office:value-type="float" office:value="155.75">
            <text:p>155.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60608">
            <text:p>2.60608</text:p>
          </table:table-cell>
          <table:table-cell office:value-type="float" office:value="24.0951">
            <text:p>24.0951</text:p>
          </table:table-cell>
          <table:table-cell office:value-type="float" office:value="155.905">
            <text:p>155.9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70764">
            <text:p>2.70764</text:p>
          </table:table-cell>
          <table:table-cell office:value-type="float" office:value="23.9449">
            <text:p>23.9449</text:p>
          </table:table-cell>
          <table:table-cell office:value-type="float" office:value="156.055">
            <text:p>156.0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81531">
            <text:p>2.81531</text:p>
          </table:table-cell>
          <table:table-cell office:value-type="float" office:value="23.781">
            <text:p>23.781</text:p>
          </table:table-cell>
          <table:table-cell office:value-type="float" office:value="156.219">
            <text:p>156.2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92456">
            <text:p>2.92456</text:p>
          </table:table-cell>
          <table:table-cell office:value-type="float" office:value="23.6106">
            <text:p>23.6106</text:p>
          </table:table-cell>
          <table:table-cell office:value-type="float" office:value="156.389">
            <text:p>156.3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03931">
            <text:p>3.03931</text:p>
          </table:table-cell>
          <table:table-cell office:value-type="float" office:value="23.4278">
            <text:p>23.4278</text:p>
          </table:table-cell>
          <table:table-cell office:value-type="float" office:value="156.572">
            <text:p>156.5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14832">
            <text:p>3.14832</text:p>
          </table:table-cell>
          <table:table-cell office:value-type="float" office:value="23.251">
            <text:p>23.251</text:p>
          </table:table-cell>
          <table:table-cell office:value-type="float" office:value="156.749">
            <text:p>156.7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25281">
            <text:p>3.25281</text:p>
          </table:table-cell>
          <table:table-cell office:value-type="float" office:value="23.0795">
            <text:p>23.0795</text:p>
          </table:table-cell>
          <table:table-cell office:value-type="float" office:value="156.92">
            <text:p>156.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35938">
            <text:p>3.35938</text:p>
          </table:table-cell>
          <table:table-cell office:value-type="float" office:value="22.9026">
            <text:p>22.9026</text:p>
          </table:table-cell>
          <table:table-cell office:value-type="float" office:value="157.097">
            <text:p>157.0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46472">
            <text:p>3.46472</text:p>
          </table:table-cell>
          <table:table-cell office:value-type="float" office:value="22.7266">
            <text:p>22.7266</text:p>
          </table:table-cell>
          <table:table-cell office:value-type="float" office:value="157.273">
            <text:p>157.2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56885">
            <text:p>3.56885</text:p>
          </table:table-cell>
          <table:table-cell office:value-type="float" office:value="22.5517">
            <text:p>22.5517</text:p>
          </table:table-cell>
          <table:table-cell office:value-type="float" office:value="157.448">
            <text:p>157.4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67188">
            <text:p>3.67188</text:p>
          </table:table-cell>
          <table:table-cell office:value-type="float" office:value="22.3778">
            <text:p>22.3778</text:p>
          </table:table-cell>
          <table:table-cell office:value-type="float" office:value="157.622">
            <text:p>157.6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77588">
            <text:p>3.77588</text:p>
          </table:table-cell>
          <table:table-cell office:value-type="float" office:value="22.202">
            <text:p>22.202</text:p>
          </table:table-cell>
          <table:table-cell office:value-type="float" office:value="157.798">
            <text:p>157.7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87854">
            <text:p>3.87854</text:p>
          </table:table-cell>
          <table:table-cell office:value-type="float" office:value="22.0285">
            <text:p>22.0285</text:p>
          </table:table-cell>
          <table:table-cell office:value-type="float" office:value="157.971">
            <text:p>157.9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98621">
            <text:p>3.98621</text:p>
          </table:table-cell>
          <table:table-cell office:value-type="float" office:value="21.8465">
            <text:p>21.8465</text:p>
          </table:table-cell>
          <table:table-cell office:value-type="float" office:value="158.153">
            <text:p>158.1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09937">
            <text:p>4.09937</text:p>
          </table:table-cell>
          <table:table-cell office:value-type="float" office:value="21.6559">
            <text:p>21.6559</text:p>
          </table:table-cell>
          <table:table-cell office:value-type="float" office:value="158.344">
            <text:p>158.3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25513">
            <text:p>4.25513</text:p>
          </table:table-cell>
          <table:table-cell office:value-type="float" office:value="21.3944">
            <text:p>21.3944</text:p>
          </table:table-cell>
          <table:table-cell office:value-type="float" office:value="158.606">
            <text:p>158.6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36975">
            <text:p>4.36975</text:p>
          </table:table-cell>
          <table:table-cell office:value-type="float" office:value="21.203">
            <text:p>21.203</text:p>
          </table:table-cell>
          <table:table-cell office:value-type="float" office:value="158.797">
            <text:p>158.7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47131">
            <text:p>4.47131</text:p>
          </table:table-cell>
          <table:table-cell office:value-type="float" office:value="21.0342">
            <text:p>21.0342</text:p>
          </table:table-cell>
          <table:table-cell office:value-type="float" office:value="158.966">
            <text:p>158.9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58594">
            <text:p>4.58594</text:p>
          </table:table-cell>
          <table:table-cell office:value-type="float" office:value="20.845">
            <text:p>20.845</text:p>
          </table:table-cell>
          <table:table-cell office:value-type="float" office:value="159.155">
            <text:p>159.1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73547">
            <text:p>4.73547</text:p>
          </table:table-cell>
          <table:table-cell office:value-type="float" office:value="20.6">
            <text:p>20.6</text:p>
          </table:table-cell>
          <table:table-cell office:value-type="float" office:value="159.4">
            <text:p>159.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84912">
            <text:p>4.84912</text:p>
          </table:table-cell>
          <table:table-cell office:value-type="float" office:value="20.4155">
            <text:p>20.4155</text:p>
          </table:table-cell>
          <table:table-cell office:value-type="float" office:value="159.585">
            <text:p>159.5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95166">
            <text:p>4.95166</text:p>
          </table:table-cell>
          <table:table-cell office:value-type="float" office:value="20.2504">
            <text:p>20.2504</text:p>
          </table:table-cell>
          <table:table-cell office:value-type="float" office:value="159.75">
            <text:p>159.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05383">
            <text:p>5.05383</text:p>
          </table:table-cell>
          <table:table-cell office:value-type="float" office:value="20.087">
            <text:p>20.087</text:p>
          </table:table-cell>
          <table:table-cell office:value-type="float" office:value="159.913">
            <text:p>159.9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1582">
            <text:p>5.1582</text:p>
          </table:table-cell>
          <table:table-cell office:value-type="float" office:value="19.9217">
            <text:p>19.9217</text:p>
          </table:table-cell>
          <table:table-cell office:value-type="float" office:value="160.078">
            <text:p>160.07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26196">
            <text:p>5.26196</text:p>
          </table:table-cell>
          <table:table-cell office:value-type="float" office:value="19.7585">
            <text:p>19.7585</text:p>
          </table:table-cell>
          <table:table-cell office:value-type="float" office:value="160.242">
            <text:p>160.2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36719">
            <text:p>5.36719</text:p>
          </table:table-cell>
          <table:table-cell office:value-type="float" office:value="19.5944">
            <text:p>19.5944</text:p>
          </table:table-cell>
          <table:table-cell office:value-type="float" office:value="160.406">
            <text:p>160.4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46912">
            <text:p>5.46912</text:p>
          </table:table-cell>
          <table:table-cell office:value-type="float" office:value="19.4371">
            <text:p>19.4371</text:p>
          </table:table-cell>
          <table:table-cell office:value-type="float" office:value="160.563">
            <text:p>160.5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57776">
            <text:p>5.57776</text:p>
          </table:table-cell>
          <table:table-cell office:value-type="float" office:value="19.271">
            <text:p>19.271</text:p>
          </table:table-cell>
          <table:table-cell office:value-type="float" office:value="160.729">
            <text:p>160.7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68457">
            <text:p>5.68457</text:p>
          </table:table-cell>
          <table:table-cell office:value-type="float" office:value="19.1093">
            <text:p>19.1093</text:p>
          </table:table-cell>
          <table:table-cell office:value-type="float" office:value="160.891">
            <text:p>160.8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79004">
            <text:p>5.79004</text:p>
          </table:table-cell>
          <table:table-cell office:value-type="float" office:value="18.9516">
            <text:p>18.9516</text:p>
          </table:table-cell>
          <table:table-cell office:value-type="float" office:value="161.048">
            <text:p>161.0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896">
            <text:p>5.896</text:p>
          </table:table-cell>
          <table:table-cell office:value-type="float" office:value="18.7947">
            <text:p>18.7947</text:p>
          </table:table-cell>
          <table:table-cell office:value-type="float" office:value="161.205">
            <text:p>161.2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00354">
            <text:p>6.00354</text:p>
          </table:table-cell>
          <table:table-cell office:value-type="float" office:value="18.637">
            <text:p>18.637</text:p>
          </table:table-cell>
          <table:table-cell office:value-type="float" office:value="161.363">
            <text:p>161.3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11084">
            <text:p>6.11084</text:p>
          </table:table-cell>
          <table:table-cell office:value-type="float" office:value="18.4814">
            <text:p>18.4814</text:p>
          </table:table-cell>
          <table:table-cell office:value-type="float" office:value="161.519">
            <text:p>161.5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22498">
            <text:p>6.22498</text:p>
          </table:table-cell>
          <table:table-cell office:value-type="float" office:value="18.3174">
            <text:p>18.3174</text:p>
          </table:table-cell>
          <table:table-cell office:value-type="float" office:value="161.683">
            <text:p>161.6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33398">
            <text:p>6.33398</text:p>
          </table:table-cell>
          <table:table-cell office:value-type="float" office:value="18.1624">
            <text:p>18.1624</text:p>
          </table:table-cell>
          <table:table-cell office:value-type="float" office:value="161.838">
            <text:p>161.83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43945">
            <text:p>6.43945</text:p>
          </table:table-cell>
          <table:table-cell office:value-type="float" office:value="18.0139">
            <text:p>18.0139</text:p>
          </table:table-cell>
          <table:table-cell office:value-type="float" office:value="161.986">
            <text:p>161.9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54846">
            <text:p>6.54846</text:p>
          </table:table-cell>
          <table:table-cell office:value-type="float" office:value="17.8618">
            <text:p>17.8618</text:p>
          </table:table-cell>
          <table:table-cell office:value-type="float" office:value="162.138">
            <text:p>162.13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65161">
            <text:p>6.65161</text:p>
          </table:table-cell>
          <table:table-cell office:value-type="float" office:value="17.7191">
            <text:p>17.7191</text:p>
          </table:table-cell>
          <table:table-cell office:value-type="float" office:value="162.281">
            <text:p>162.2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75549">
            <text:p>6.75549</text:p>
          </table:table-cell>
          <table:table-cell office:value-type="float" office:value="17.5767">
            <text:p>17.5767</text:p>
          </table:table-cell>
          <table:table-cell office:value-type="float" office:value="162.423">
            <text:p>162.4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86035">
            <text:p>6.86035</text:p>
          </table:table-cell>
          <table:table-cell office:value-type="float" office:value="17.434">
            <text:p>17.434</text:p>
          </table:table-cell>
          <table:table-cell office:value-type="float" office:value="162.566">
            <text:p>162.5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96436">
            <text:p>6.96436</text:p>
          </table:table-cell>
          <table:table-cell office:value-type="float" office:value="17.2936">
            <text:p>17.2936</text:p>
          </table:table-cell>
          <table:table-cell office:value-type="float" office:value="162.706">
            <text:p>162.7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07227">
            <text:p>7.07227</text:p>
          </table:table-cell>
          <table:table-cell office:value-type="float" office:value="17.149">
            <text:p>17.149</text:p>
          </table:table-cell>
          <table:table-cell office:value-type="float" office:value="162.851">
            <text:p>162.8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1748">
            <text:p>7.1748</text:p>
          </table:table-cell>
          <table:table-cell office:value-type="float" office:value="17.0126">
            <text:p>17.0126</text:p>
          </table:table-cell>
          <table:table-cell office:value-type="float" office:value="162.987">
            <text:p>162.9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27844">
            <text:p>7.27844</text:p>
          </table:table-cell>
          <table:table-cell office:value-type="float" office:value="16.8758">
            <text:p>16.8758</text:p>
          </table:table-cell>
          <table:table-cell office:value-type="float" office:value="163.124">
            <text:p>163.1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39319">
            <text:p>7.39319</text:p>
          </table:table-cell>
          <table:table-cell office:value-type="float" office:value="16.7251">
            <text:p>16.7251</text:p>
          </table:table-cell>
          <table:table-cell office:value-type="float" office:value="163.275">
            <text:p>163.2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49829">
            <text:p>7.49829</text:p>
          </table:table-cell>
          <table:table-cell office:value-type="float" office:value="16.5878">
            <text:p>16.5878</text:p>
          </table:table-cell>
          <table:table-cell office:value-type="float" office:value="163.412">
            <text:p>163.4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60632">
            <text:p>7.60632</text:p>
          </table:table-cell>
          <table:table-cell office:value-type="float" office:value="16.4478">
            <text:p>16.4478</text:p>
          </table:table-cell>
          <table:table-cell office:value-type="float" office:value="163.552">
            <text:p>163.5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76343">
            <text:p>7.76343</text:p>
          </table:table-cell>
          <table:table-cell office:value-type="float" office:value="16.2454">
            <text:p>16.2454</text:p>
          </table:table-cell>
          <table:table-cell office:value-type="float" office:value="163.755">
            <text:p>163.7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87695">
            <text:p>7.87695</text:p>
          </table:table-cell>
          <table:table-cell office:value-type="float" office:value="16.0998">
            <text:p>16.0998</text:p>
          </table:table-cell>
          <table:table-cell office:value-type="float" office:value="163.9">
            <text:p>163.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98743">
            <text:p>7.98743</text:p>
          </table:table-cell>
          <table:table-cell office:value-type="float" office:value="15.959">
            <text:p>15.959</text:p>
          </table:table-cell>
          <table:table-cell office:value-type="float" office:value="164.041">
            <text:p>164.0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09412">
            <text:p>8.09412</text:p>
          </table:table-cell>
          <table:table-cell office:value-type="float" office:value="15.8234">
            <text:p>15.8234</text:p>
          </table:table-cell>
          <table:table-cell office:value-type="float" office:value="164.177">
            <text:p>164.1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20837">
            <text:p>8.20837</text:p>
          </table:table-cell>
          <table:table-cell office:value-type="float" office:value="15.6786">
            <text:p>15.6786</text:p>
          </table:table-cell>
          <table:table-cell office:value-type="float" office:value="164.321">
            <text:p>164.3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30933">
            <text:p>8.30933</text:p>
          </table:table-cell>
          <table:table-cell office:value-type="float" office:value="15.5512">
            <text:p>15.5512</text:p>
          </table:table-cell>
          <table:table-cell office:value-type="float" office:value="164.449">
            <text:p>164.4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41052">
            <text:p>8.41052</text:p>
          </table:table-cell>
          <table:table-cell office:value-type="float" office:value="15.4235">
            <text:p>15.4235</text:p>
          </table:table-cell>
          <table:table-cell office:value-type="float" office:value="164.577">
            <text:p>164.5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51965">
            <text:p>8.51965</text:p>
          </table:table-cell>
          <table:table-cell office:value-type="float" office:value="15.2862">
            <text:p>15.2862</text:p>
          </table:table-cell>
          <table:table-cell office:value-type="float" office:value="164.714">
            <text:p>164.7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62427">
            <text:p>8.62427</text:p>
          </table:table-cell>
          <table:table-cell office:value-type="float" office:value="15.1548">
            <text:p>15.1548</text:p>
          </table:table-cell>
          <table:table-cell office:value-type="float" office:value="164.845">
            <text:p>164.8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72961">
            <text:p>8.72961</text:p>
          </table:table-cell>
          <table:table-cell office:value-type="float" office:value="15.0227">
            <text:p>15.0227</text:p>
          </table:table-cell>
          <table:table-cell office:value-type="float" office:value="164.977">
            <text:p>164.9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83289">
            <text:p>8.83289</text:p>
          </table:table-cell>
          <table:table-cell office:value-type="float" office:value="14.8932">
            <text:p>14.8932</text:p>
          </table:table-cell>
          <table:table-cell office:value-type="float" office:value="165.107">
            <text:p>165.1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93787">
            <text:p>8.93787</text:p>
          </table:table-cell>
          <table:table-cell office:value-type="float" office:value="14.7617">
            <text:p>14.7617</text:p>
          </table:table-cell>
          <table:table-cell office:value-type="float" office:value="165.238">
            <text:p>165.23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03967">
            <text:p>9.03967</text:p>
          </table:table-cell>
          <table:table-cell office:value-type="float" office:value="14.6342">
            <text:p>14.6342</text:p>
          </table:table-cell>
          <table:table-cell office:value-type="float" office:value="165.366">
            <text:p>165.3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14319">
            <text:p>9.14319</text:p>
          </table:table-cell>
          <table:table-cell office:value-type="float" office:value="14.5045">
            <text:p>14.5045</text:p>
          </table:table-cell>
          <table:table-cell office:value-type="float" office:value="165.496">
            <text:p>165.4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24683">
            <text:p>9.24683</text:p>
          </table:table-cell>
          <table:table-cell office:value-type="float" office:value="14.3746">
            <text:p>14.3746</text:p>
          </table:table-cell>
          <table:table-cell office:value-type="float" office:value="165.625">
            <text:p>165.6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35388">
            <text:p>9.35388</text:p>
          </table:table-cell>
          <table:table-cell office:value-type="float" office:value="14.2402">
            <text:p>14.2402</text:p>
          </table:table-cell>
          <table:table-cell office:value-type="float" office:value="165.76">
            <text:p>165.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4613">
            <text:p>9.4613</text:p>
          </table:table-cell>
          <table:table-cell office:value-type="float" office:value="14.1052">
            <text:p>14.1052</text:p>
          </table:table-cell>
          <table:table-cell office:value-type="float" office:value="165.895">
            <text:p>165.8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57556">
            <text:p>9.57556</text:p>
          </table:table-cell>
          <table:table-cell office:value-type="float" office:value="13.9617">
            <text:p>13.9617</text:p>
          </table:table-cell>
          <table:table-cell office:value-type="float" office:value="166.038">
            <text:p>166.03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6853">
            <text:p>9.6853</text:p>
          </table:table-cell>
          <table:table-cell office:value-type="float" office:value="13.8235">
            <text:p>13.8235</text:p>
          </table:table-cell>
          <table:table-cell office:value-type="float" office:value="166.177">
            <text:p>166.1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79102">
            <text:p>9.79102</text:p>
          </table:table-cell>
          <table:table-cell office:value-type="float" office:value="13.6904">
            <text:p>13.6904</text:p>
          </table:table-cell>
          <table:table-cell office:value-type="float" office:value="166.31">
            <text:p>166.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89539">
            <text:p>9.89539</text:p>
          </table:table-cell>
          <table:table-cell office:value-type="float" office:value="13.5586">
            <text:p>13.5586</text:p>
          </table:table-cell>
          <table:table-cell office:value-type="float" office:value="166.441">
            <text:p>166.4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99768">
            <text:p>9.99768</text:p>
          </table:table-cell>
          <table:table-cell office:value-type="float" office:value="13.4293">
            <text:p>13.4293</text:p>
          </table:table-cell>
          <table:table-cell office:value-type="float" office:value="166.571">
            <text:p>166.5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0988">
            <text:p>10.0988</text:p>
          </table:table-cell>
          <table:table-cell office:value-type="float" office:value="13.3012">
            <text:p>13.3012</text:p>
          </table:table-cell>
          <table:table-cell office:value-type="float" office:value="166.699">
            <text:p>166.6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2128">
            <text:p>10.2128</text:p>
          </table:table-cell>
          <table:table-cell office:value-type="float" office:value="13.1565">
            <text:p>13.1565</text:p>
          </table:table-cell>
          <table:table-cell office:value-type="float" office:value="166.844">
            <text:p>166.8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3263">
            <text:p>10.3263</text:p>
          </table:table-cell>
          <table:table-cell office:value-type="float" office:value="13.0124">
            <text:p>13.0124</text:p>
          </table:table-cell>
          <table:table-cell office:value-type="float" office:value="166.988">
            <text:p>166.9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4357">
            <text:p>10.4357</text:p>
          </table:table-cell>
          <table:table-cell office:value-type="float" office:value="12.873">
            <text:p>12.873</text:p>
          </table:table-cell>
          <table:table-cell office:value-type="float" office:value="167.127">
            <text:p>167.1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5502">
            <text:p>10.5502</text:p>
          </table:table-cell>
          <table:table-cell office:value-type="float" office:value="12.7268">
            <text:p>12.7268</text:p>
          </table:table-cell>
          <table:table-cell office:value-type="float" office:value="167.273">
            <text:p>167.2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661">
            <text:p>10.661</text:p>
          </table:table-cell>
          <table:table-cell office:value-type="float" office:value="12.5849">
            <text:p>12.5849</text:p>
          </table:table-cell>
          <table:table-cell office:value-type="float" office:value="167.415">
            <text:p>167.4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7651">
            <text:p>10.7651</text:p>
          </table:table-cell>
          <table:table-cell office:value-type="float" office:value="12.4512">
            <text:p>12.4512</text:p>
          </table:table-cell>
          <table:table-cell office:value-type="float" office:value="167.549">
            <text:p>167.5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8705">
            <text:p>10.8705</text:p>
          </table:table-cell>
          <table:table-cell office:value-type="float" office:value="12.3154">
            <text:p>12.3154</text:p>
          </table:table-cell>
          <table:table-cell office:value-type="float" office:value="167.685">
            <text:p>167.6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9812">
            <text:p>10.9812</text:p>
          </table:table-cell>
          <table:table-cell office:value-type="float" office:value="12.1725">
            <text:p>12.1725</text:p>
          </table:table-cell>
          <table:table-cell office:value-type="float" office:value="167.828">
            <text:p>167.8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093">
            <text:p>11.093</text:p>
          </table:table-cell>
          <table:table-cell office:value-type="float" office:value="12.0275">
            <text:p>12.0275</text:p>
          </table:table-cell>
          <table:table-cell office:value-type="float" office:value="167.972">
            <text:p>167.9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1971">
            <text:p>11.1971</text:p>
          </table:table-cell>
          <table:table-cell office:value-type="float" office:value="11.8918">
            <text:p>11.8918</text:p>
          </table:table-cell>
          <table:table-cell office:value-type="float" office:value="168.108">
            <text:p>168.1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3005">
            <text:p>11.3005</text:p>
          </table:table-cell>
          <table:table-cell office:value-type="float" office:value="11.7565">
            <text:p>11.7565</text:p>
          </table:table-cell>
          <table:table-cell office:value-type="float" office:value="168.244">
            <text:p>168.2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4147">
            <text:p>11.4147</text:p>
          </table:table-cell>
          <table:table-cell office:value-type="float" office:value="11.6064">
            <text:p>11.6064</text:p>
          </table:table-cell>
          <table:table-cell office:value-type="float" office:value="168.394">
            <text:p>168.3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5166">
            <text:p>11.5166</text:p>
          </table:table-cell>
          <table:table-cell office:value-type="float" office:value="11.4717">
            <text:p>11.4717</text:p>
          </table:table-cell>
          <table:table-cell office:value-type="float" office:value="168.528">
            <text:p>168.5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6194">
            <text:p>11.6194</text:p>
          </table:table-cell>
          <table:table-cell office:value-type="float" office:value="11.3353">
            <text:p>11.3353</text:p>
          </table:table-cell>
          <table:table-cell office:value-type="float" office:value="168.665">
            <text:p>168.6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7231">
            <text:p>11.7231</text:p>
          </table:table-cell>
          <table:table-cell office:value-type="float" office:value="11.1969">
            <text:p>11.1969</text:p>
          </table:table-cell>
          <table:table-cell office:value-type="float" office:value="168.803">
            <text:p>168.8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8269">
            <text:p>11.8269</text:p>
          </table:table-cell>
          <table:table-cell office:value-type="float" office:value="11.0576">
            <text:p>11.0576</text:p>
          </table:table-cell>
          <table:table-cell office:value-type="float" office:value="168.942">
            <text:p>168.9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9323">
            <text:p>11.9323</text:p>
          </table:table-cell>
          <table:table-cell office:value-type="float" office:value="10.9155">
            <text:p>10.9155</text:p>
          </table:table-cell>
          <table:table-cell office:value-type="float" office:value="169.085">
            <text:p>169.0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0403">
            <text:p>12.0403</text:p>
          </table:table-cell>
          <table:table-cell office:value-type="float" office:value="10.7689">
            <text:p>10.7689</text:p>
          </table:table-cell>
          <table:table-cell office:value-type="float" office:value="169.231">
            <text:p>169.2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1436">
            <text:p>12.1436</text:p>
          </table:table-cell>
          <table:table-cell office:value-type="float" office:value="10.6277">
            <text:p>10.6277</text:p>
          </table:table-cell>
          <table:table-cell office:value-type="float" office:value="169.372">
            <text:p>169.3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2476">
            <text:p>12.2476</text:p>
          </table:table-cell>
          <table:table-cell office:value-type="float" office:value="10.4848">
            <text:p>10.4848</text:p>
          </table:table-cell>
          <table:table-cell office:value-type="float" office:value="169.515">
            <text:p>169.5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3519">
            <text:p>12.3519</text:p>
          </table:table-cell>
          <table:table-cell office:value-type="float" office:value="10.3406">
            <text:p>10.3406</text:p>
          </table:table-cell>
          <table:table-cell office:value-type="float" office:value="169.659">
            <text:p>169.6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4579">
            <text:p>12.4579</text:p>
          </table:table-cell>
          <table:table-cell office:value-type="float" office:value="10.1931">
            <text:p>10.1931</text:p>
          </table:table-cell>
          <table:table-cell office:value-type="float" office:value="169.807">
            <text:p>169.8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5679">
            <text:p>12.5679</text:p>
          </table:table-cell>
          <table:table-cell office:value-type="float" office:value="10.0388">
            <text:p>10.0388</text:p>
          </table:table-cell>
          <table:table-cell office:value-type="float" office:value="169.961">
            <text:p>169.96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6724">
            <text:p>12.6724</text:p>
          </table:table-cell>
          <table:table-cell office:value-type="float" office:value="9.89163">
            <text:p>9.89163</text:p>
          </table:table-cell>
          <table:table-cell office:value-type="float" office:value="170.108">
            <text:p>170.1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7761">
            <text:p>12.7761</text:p>
          </table:table-cell>
          <table:table-cell office:value-type="float" office:value="9.7446">
            <text:p>9.7446</text:p>
          </table:table-cell>
          <table:table-cell office:value-type="float" office:value="170.255">
            <text:p>170.2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8794">
            <text:p>12.8794</text:p>
          </table:table-cell>
          <table:table-cell office:value-type="float" office:value="9.59706">
            <text:p>9.59706</text:p>
          </table:table-cell>
          <table:table-cell office:value-type="float" office:value="170.403">
            <text:p>170.4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9819">
            <text:p>12.9819</text:p>
          </table:table-cell>
          <table:table-cell office:value-type="float" office:value="9.44983">
            <text:p>9.44983</text:p>
          </table:table-cell>
          <table:table-cell office:value-type="float" office:value="170.55">
            <text:p>170.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1329">
            <text:p>13.1329</text:p>
          </table:table-cell>
          <table:table-cell office:value-type="float" office:value="9.23123">
            <text:p>9.23123</text:p>
          </table:table-cell>
          <table:table-cell office:value-type="float" office:value="170.769">
            <text:p>170.7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2363">
            <text:p>13.2363</text:p>
          </table:table-cell>
          <table:table-cell office:value-type="float" office:value="9.08047">
            <text:p>9.08047</text:p>
          </table:table-cell>
          <table:table-cell office:value-type="float" office:value="170.92">
            <text:p>170.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3475">
            <text:p>13.3475</text:p>
          </table:table-cell>
          <table:table-cell office:value-type="float" office:value="8.91719">
            <text:p>8.91719</text:p>
          </table:table-cell>
          <table:table-cell office:value-type="float" office:value="171.083">
            <text:p>171.0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4521">
            <text:p>13.4521</text:p>
          </table:table-cell>
          <table:table-cell office:value-type="float" office:value="8.76309">
            <text:p>8.76309</text:p>
          </table:table-cell>
          <table:table-cell office:value-type="float" office:value="171.237">
            <text:p>171.2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5659">
            <text:p>13.5659</text:p>
          </table:table-cell>
          <table:table-cell office:value-type="float" office:value="8.59427">
            <text:p>8.59427</text:p>
          </table:table-cell>
          <table:table-cell office:value-type="float" office:value="171.406">
            <text:p>171.4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6771">
            <text:p>13.6771</text:p>
          </table:table-cell>
          <table:table-cell office:value-type="float" office:value="8.42804">
            <text:p>8.42804</text:p>
          </table:table-cell>
          <table:table-cell office:value-type="float" office:value="171.572">
            <text:p>171.5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7911">
            <text:p>13.7911</text:p>
          </table:table-cell>
          <table:table-cell office:value-type="float" office:value="8.2571">
            <text:p>8.2571</text:p>
          </table:table-cell>
          <table:table-cell office:value-type="float" office:value="171.743">
            <text:p>171.7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8944">
            <text:p>13.8944</text:p>
          </table:table-cell>
          <table:table-cell office:value-type="float" office:value="8.10126">
            <text:p>8.10126</text:p>
          </table:table-cell>
          <table:table-cell office:value-type="float" office:value="171.899">
            <text:p>171.8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9999">
            <text:p>13.9999</text:p>
          </table:table-cell>
          <table:table-cell office:value-type="float" office:value="7.94135">
            <text:p>7.94135</text:p>
          </table:table-cell>
          <table:table-cell office:value-type="float" office:value="172.059">
            <text:p>172.0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1129">
            <text:p>14.1129</text:p>
          </table:table-cell>
          <table:table-cell office:value-type="float" office:value="7.76912">
            <text:p>7.76912</text:p>
          </table:table-cell>
          <table:table-cell office:value-type="float" office:value="172.231">
            <text:p>172.2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2258">
            <text:p>14.2258</text:p>
          </table:table-cell>
          <table:table-cell office:value-type="float" office:value="7.59641">
            <text:p>7.59641</text:p>
          </table:table-cell>
          <table:table-cell office:value-type="float" office:value="172.404">
            <text:p>172.4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3322">
            <text:p>14.3322</text:p>
          </table:table-cell>
          <table:table-cell office:value-type="float" office:value="7.43295">
            <text:p>7.43295</text:p>
          </table:table-cell>
          <table:table-cell office:value-type="float" office:value="172.567">
            <text:p>172.5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4335">
            <text:p>14.4335</text:p>
          </table:table-cell>
          <table:table-cell office:value-type="float" office:value="7.27657">
            <text:p>7.27657</text:p>
          </table:table-cell>
          <table:table-cell office:value-type="float" office:value="172.723">
            <text:p>172.7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5846">
            <text:p>14.5846</text:p>
          </table:table-cell>
          <table:table-cell office:value-type="float" office:value="7.04208">
            <text:p>7.04208</text:p>
          </table:table-cell>
          <table:table-cell office:value-type="float" office:value="172.958">
            <text:p>172.9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6886">
            <text:p>14.6886</text:p>
          </table:table-cell>
          <table:table-cell office:value-type="float" office:value="6.87988">
            <text:p>6.87988</text:p>
          </table:table-cell>
          <table:table-cell office:value-type="float" office:value="173.12">
            <text:p>173.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7935">
            <text:p>14.7935</text:p>
          </table:table-cell>
          <table:table-cell office:value-type="float" office:value="6.71565">
            <text:p>6.71565</text:p>
          </table:table-cell>
          <table:table-cell office:value-type="float" office:value="173.284">
            <text:p>173.2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8984">
            <text:p>14.8984</text:p>
          </table:table-cell>
          <table:table-cell office:value-type="float" office:value="6.55095">
            <text:p>6.55095</text:p>
          </table:table-cell>
          <table:table-cell office:value-type="float" office:value="173.449">
            <text:p>173.4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0024">
            <text:p>15.0024</text:p>
          </table:table-cell>
          <table:table-cell office:value-type="float" office:value="6.38702">
            <text:p>6.38702</text:p>
          </table:table-cell>
          <table:table-cell office:value-type="float" office:value="173.613">
            <text:p>173.6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1157">
            <text:p>15.1157</text:p>
          </table:table-cell>
          <table:table-cell office:value-type="float" office:value="6.20795">
            <text:p>6.20795</text:p>
          </table:table-cell>
          <table:table-cell office:value-type="float" office:value="173.792">
            <text:p>173.7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23">
            <text:p>15.23</text:p>
          </table:table-cell>
          <table:table-cell office:value-type="float" office:value="6.0267">
            <text:p>6.0267</text:p>
          </table:table-cell>
          <table:table-cell office:value-type="float" office:value="173.973">
            <text:p>173.9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3385">
            <text:p>15.3385</text:p>
          </table:table-cell>
          <table:table-cell office:value-type="float" office:value="5.85391">
            <text:p>5.85391</text:p>
          </table:table-cell>
          <table:table-cell office:value-type="float" office:value="174.146">
            <text:p>174.1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4437">
            <text:p>15.4437</text:p>
          </table:table-cell>
          <table:table-cell office:value-type="float" office:value="5.68599">
            <text:p>5.68599</text:p>
          </table:table-cell>
          <table:table-cell office:value-type="float" office:value="174.314">
            <text:p>174.3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5483">
            <text:p>15.5483</text:p>
          </table:table-cell>
          <table:table-cell office:value-type="float" office:value="5.51872">
            <text:p>5.51872</text:p>
          </table:table-cell>
          <table:table-cell office:value-type="float" office:value="174.481">
            <text:p>174.4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6527">
            <text:p>15.6527</text:p>
          </table:table-cell>
          <table:table-cell office:value-type="float" office:value="5.35155">
            <text:p>5.35155</text:p>
          </table:table-cell>
          <table:table-cell office:value-type="float" office:value="174.648">
            <text:p>174.6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7561">
            <text:p>15.7561</text:p>
          </table:table-cell>
          <table:table-cell office:value-type="float" office:value="5.18541">
            <text:p>5.18541</text:p>
          </table:table-cell>
          <table:table-cell office:value-type="float" office:value="174.815">
            <text:p>174.8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8597">
            <text:p>15.8597</text:p>
          </table:table-cell>
          <table:table-cell office:value-type="float" office:value="5.01845">
            <text:p>5.01845</text:p>
          </table:table-cell>
          <table:table-cell office:value-type="float" office:value="174.982">
            <text:p>174.9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9633">
            <text:p>15.9633</text:p>
          </table:table-cell>
          <table:table-cell office:value-type="float" office:value="4.85161">
            <text:p>4.85161</text:p>
          </table:table-cell>
          <table:table-cell office:value-type="float" office:value="175.148">
            <text:p>175.1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0709">
            <text:p>16.0709</text:p>
          </table:table-cell>
          <table:table-cell office:value-type="float" office:value="4.6779">
            <text:p>4.6779</text:p>
          </table:table-cell>
          <table:table-cell office:value-type="float" office:value="175.322">
            <text:p>175.3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1863">
            <text:p>16.1863</text:p>
          </table:table-cell>
          <table:table-cell office:value-type="float" office:value="4.49123">
            <text:p>4.49123</text:p>
          </table:table-cell>
          <table:table-cell office:value-type="float" office:value="175.509">
            <text:p>175.5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3005">
            <text:p>16.3005</text:p>
          </table:table-cell>
          <table:table-cell office:value-type="float" office:value="4.3062">
            <text:p>4.3062</text:p>
          </table:table-cell>
          <table:table-cell office:value-type="float" office:value="175.694">
            <text:p>175.6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4084">
            <text:p>16.4084</text:p>
          </table:table-cell>
          <table:table-cell office:value-type="float" office:value="4.13126">
            <text:p>4.13126</text:p>
          </table:table-cell>
          <table:table-cell office:value-type="float" office:value="175.869">
            <text:p>175.8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5087">
            <text:p>16.5087</text:p>
          </table:table-cell>
          <table:table-cell office:value-type="float" office:value="3.96866">
            <text:p>3.96866</text:p>
          </table:table-cell>
          <table:table-cell office:value-type="float" office:value="176.031">
            <text:p>176.0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6233">
            <text:p>16.6233</text:p>
          </table:table-cell>
          <table:table-cell office:value-type="float" office:value="3.78247">
            <text:p>3.78247</text:p>
          </table:table-cell>
          <table:table-cell office:value-type="float" office:value="176.218">
            <text:p>176.2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7303">
            <text:p>16.7303</text:p>
          </table:table-cell>
          <table:table-cell office:value-type="float" office:value="3.60846">
            <text:p>3.60846</text:p>
          </table:table-cell>
          <table:table-cell office:value-type="float" office:value="176.392">
            <text:p>176.3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8429">
            <text:p>16.8429</text:p>
          </table:table-cell>
          <table:table-cell office:value-type="float" office:value="3.42552">
            <text:p>3.42552</text:p>
          </table:table-cell>
          <table:table-cell office:value-type="float" office:value="176.574">
            <text:p>176.5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9517">
            <text:p>16.9517</text:p>
          </table:table-cell>
          <table:table-cell office:value-type="float" office:value="3.24884">
            <text:p>3.24884</text:p>
          </table:table-cell>
          <table:table-cell office:value-type="float" office:value="176.751">
            <text:p>176.7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0575">
            <text:p>17.0575</text:p>
          </table:table-cell>
          <table:table-cell office:value-type="float" office:value="3.07661">
            <text:p>3.07661</text:p>
          </table:table-cell>
          <table:table-cell office:value-type="float" office:value="176.923">
            <text:p>176.9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1669">
            <text:p>17.1669</text:p>
          </table:table-cell>
          <table:table-cell office:value-type="float" office:value="2.89864">
            <text:p>2.89864</text:p>
          </table:table-cell>
          <table:table-cell office:value-type="float" office:value="177.101">
            <text:p>177.1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274">
            <text:p>17.274</text:p>
          </table:table-cell>
          <table:table-cell office:value-type="float" office:value="2.72433">
            <text:p>2.72433</text:p>
          </table:table-cell>
          <table:table-cell office:value-type="float" office:value="177.276">
            <text:p>177.2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3838">
            <text:p>17.3838</text:p>
          </table:table-cell>
          <table:table-cell office:value-type="float" office:value="2.5457">
            <text:p>2.5457</text:p>
          </table:table-cell>
          <table:table-cell office:value-type="float" office:value="177.454">
            <text:p>177.4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494">
            <text:p>17.494</text:p>
          </table:table-cell>
          <table:table-cell office:value-type="float" office:value="2.36658">
            <text:p>2.36658</text:p>
          </table:table-cell>
          <table:table-cell office:value-type="float" office:value="177.633">
            <text:p>177.6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6008">
            <text:p>17.6008</text:p>
          </table:table-cell>
          <table:table-cell office:value-type="float" office:value="2.1933">
            <text:p>2.1933</text:p>
          </table:table-cell>
          <table:table-cell office:value-type="float" office:value="177.807">
            <text:p>177.8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7097">
            <text:p>17.7097</text:p>
          </table:table-cell>
          <table:table-cell office:value-type="float" office:value="2.01653">
            <text:p>2.01653</text:p>
          </table:table-cell>
          <table:table-cell office:value-type="float" office:value="177.983">
            <text:p>177.9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825">
            <text:p>17.825</text:p>
          </table:table-cell>
          <table:table-cell office:value-type="float" office:value="1.82977">
            <text:p>1.82977</text:p>
          </table:table-cell>
          <table:table-cell office:value-type="float" office:value="178.17">
            <text:p>178.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9312">
            <text:p>17.9312</text:p>
          </table:table-cell>
          <table:table-cell office:value-type="float" office:value="1.65787">
            <text:p>1.65787</text:p>
          </table:table-cell>
          <table:table-cell office:value-type="float" office:value="178.342">
            <text:p>178.342</text:p>
          </table:table-cell>
          <table:table-cell office:value-type="float" office:value="0.74736">
            <text:p>0.7473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0382">
            <text:p>18.0382</text:p>
          </table:table-cell>
          <table:table-cell office:value-type="float" office:value="1.48476">
            <text:p>1.48476</text:p>
          </table:table-cell>
          <table:table-cell office:value-type="float" office:value="178.515">
            <text:p>178.515</text:p>
          </table:table-cell>
          <table:table-cell office:value-type="float" office:value="0.695427">
            <text:p>0.69542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1506">
            <text:p>18.1506</text:p>
          </table:table-cell>
          <table:table-cell office:value-type="float" office:value="1.30328">
            <text:p>1.30328</text:p>
          </table:table-cell>
          <table:table-cell office:value-type="float" office:value="178.697">
            <text:p>178.697</text:p>
          </table:table-cell>
          <table:table-cell office:value-type="float" office:value="0.640985">
            <text:p>0.64098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2542">
            <text:p>18.2542</text:p>
          </table:table-cell>
          <table:table-cell office:value-type="float" office:value="1.1366">
            <text:p>1.1366</text:p>
          </table:table-cell>
          <table:table-cell office:value-type="float" office:value="178.863">
            <text:p>178.863</text:p>
          </table:table-cell>
          <table:table-cell office:value-type="float" office:value="0.590979">
            <text:p>0.59097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3568">
            <text:p>18.3568</text:p>
          </table:table-cell>
          <table:table-cell office:value-type="float" office:value="0.972183">
            <text:p>0.972183</text:p>
          </table:table-cell>
          <table:table-cell office:value-type="float" office:value="179.028">
            <text:p>179.028</text:p>
          </table:table-cell>
          <table:table-cell office:value-type="float" office:value="0.541655">
            <text:p>0.54165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4619">
            <text:p>18.4619</text:p>
          </table:table-cell>
          <table:table-cell office:value-type="float" office:value="0.80574">
            <text:p>0.80574</text:p>
          </table:table-cell>
          <table:table-cell office:value-type="float" office:value="179.194">
            <text:p>179.194</text:p>
          </table:table-cell>
          <table:table-cell office:value-type="float" office:value="0.491722">
            <text:p>0.49172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5756">
            <text:p>18.5756</text:p>
          </table:table-cell>
          <table:table-cell office:value-type="float" office:value="0.628586">
            <text:p>0.628586</text:p>
          </table:table-cell>
          <table:table-cell office:value-type="float" office:value="179.371">
            <text:p>179.371</text:p>
          </table:table-cell>
          <table:table-cell office:value-type="float" office:value="0.438576">
            <text:p>0.43857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6891">
            <text:p>18.6891</text:p>
          </table:table-cell>
          <table:table-cell office:value-type="float" office:value="0.456528">
            <text:p>0.456528</text:p>
          </table:table-cell>
          <table:table-cell office:value-type="float" office:value="179.543">
            <text:p>179.543</text:p>
          </table:table-cell>
          <table:table-cell office:value-type="float" office:value="0.386958">
            <text:p>0.38695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7968">
            <text:p>18.7968</text:p>
          </table:table-cell>
          <table:table-cell office:value-type="float" office:value="0.299194">
            <text:p>0.299194</text:p>
          </table:table-cell>
          <table:table-cell office:value-type="float" office:value="179.701">
            <text:p>179.701</text:p>
          </table:table-cell>
          <table:table-cell office:value-type="float" office:value="0.339758">
            <text:p>0.33975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9001">
            <text:p>18.9001</text:p>
          </table:table-cell>
          <table:table-cell office:value-type="float" office:value="0.15538">
            <text:p>0.15538</text:p>
          </table:table-cell>
          <table:table-cell office:value-type="float" office:value="179.845">
            <text:p>179.845</text:p>
          </table:table-cell>
          <table:table-cell office:value-type="float" office:value="0.296614">
            <text:p>0.29661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011">
            <text:p>19.011</text:p>
          </table:table-cell>
          <table:table-cell office:value-type="float" office:value="0.010498">
            <text:p>0.010498</text:p>
          </table:table-cell>
          <table:table-cell office:value-type="float" office:value="179.99">
            <text:p>179.99</text:p>
          </table:table-cell>
          <table:table-cell office:value-type="float" office:value="0.253149">
            <text:p>0.25314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1185">
            <text:p>19.1185</text:p>
          </table:table-cell>
          <table:table-cell office:value-type="float" office:value="-0.119156">
            <text:p>-0.119156</text:p>
          </table:table-cell>
          <table:table-cell office:value-type="float" office:value="180.119">
            <text:p>180.11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2332">
            <text:p>19.2332</text:p>
          </table:table-cell>
          <table:table-cell office:value-type="float" office:value="-0.243805">
            <text:p>-0.243805</text:p>
          </table:table-cell>
          <table:table-cell office:value-type="float" office:value="180.244">
            <text:p>180.24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3406">
            <text:p>19.3406</text:p>
          </table:table-cell>
          <table:table-cell office:value-type="float" office:value="-0.347076">
            <text:p>-0.347076</text:p>
          </table:table-cell>
          <table:table-cell office:value-type="float" office:value="180.347">
            <text:p>180.34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4465">
            <text:p>19.4465</text:p>
          </table:table-cell>
          <table:table-cell office:value-type="float" office:value="-0.435272">
            <text:p>-0.435272</text:p>
          </table:table-cell>
          <table:table-cell office:value-type="float" office:value="180.435">
            <text:p>180.43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5601">
            <text:p>19.5601</text:p>
          </table:table-cell>
          <table:table-cell office:value-type="float" office:value="-0.514252">
            <text:p>-0.514252</text:p>
          </table:table-cell>
          <table:table-cell office:value-type="float" office:value="180.514">
            <text:p>180.5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6744">
            <text:p>19.6744</text:p>
          </table:table-cell>
          <table:table-cell office:value-type="float" office:value="-0.577637">
            <text:p>-0.577637</text:p>
          </table:table-cell>
          <table:table-cell office:value-type="float" office:value="180.578">
            <text:p>180.57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781">
            <text:p>19.781</text:p>
          </table:table-cell>
          <table:table-cell office:value-type="float" office:value="-0.622269">
            <text:p>-0.622269</text:p>
          </table:table-cell>
          <table:table-cell office:value-type="float" office:value="180.622">
            <text:p>180.62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8813">
            <text:p>19.8813</text:p>
          </table:table-cell>
          <table:table-cell office:value-type="float" office:value="-0.651978">
            <text:p>-0.651978</text:p>
          </table:table-cell>
          <table:table-cell office:value-type="float" office:value="180.652">
            <text:p>180.65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9895">
            <text:p>19.9895</text:p>
          </table:table-cell>
          <table:table-cell office:value-type="float" office:value="-0.671021">
            <text:p>-0.671021</text:p>
          </table:table-cell>
          <table:table-cell office:value-type="float" office:value="180.671">
            <text:p>180.67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0983">
            <text:p>20.0983</text:p>
          </table:table-cell>
          <table:table-cell office:value-type="float" office:value="-0.677292">
            <text:p>-0.677292</text:p>
          </table:table-cell>
          <table:table-cell office:value-type="float" office:value="180.677">
            <text:p>180.67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2067">
            <text:p>20.2067</text:p>
          </table:table-cell>
          <table:table-cell office:value-type="float" office:value="-0.671494">
            <text:p>-0.671494</text:p>
          </table:table-cell>
          <table:table-cell office:value-type="float" office:value="180.671">
            <text:p>180.67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3154">
            <text:p>20.3154</text:p>
          </table:table-cell>
          <table:table-cell office:value-type="float" office:value="-0.65451">
            <text:p>-0.65451</text:p>
          </table:table-cell>
          <table:table-cell office:value-type="float" office:value="180.655">
            <text:p>180.65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4254">
            <text:p>20.4254</text:p>
          </table:table-cell>
          <table:table-cell office:value-type="float" office:value="-0.626694">
            <text:p>-0.626694</text:p>
          </table:table-cell>
          <table:table-cell office:value-type="float" office:value="180.627">
            <text:p>180.62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5328">
            <text:p>20.5328</text:p>
          </table:table-cell>
          <table:table-cell office:value-type="float" office:value="-0.590027">
            <text:p>-0.590027</text:p>
          </table:table-cell>
          <table:table-cell office:value-type="float" office:value="180.59">
            <text:p>180.5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6407">
            <text:p>20.6407</text:p>
          </table:table-cell>
          <table:table-cell office:value-type="float" office:value="-0.544647">
            <text:p>-0.544647</text:p>
          </table:table-cell>
          <table:table-cell office:value-type="float" office:value="180.545">
            <text:p>180.54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7493">
            <text:p>20.7493</text:p>
          </table:table-cell>
          <table:table-cell office:value-type="float" office:value="-0.49115">
            <text:p>-0.49115</text:p>
          </table:table-cell>
          <table:table-cell office:value-type="float" office:value="180.491">
            <text:p>180.49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8571">
            <text:p>20.8571</text:p>
          </table:table-cell>
          <table:table-cell office:value-type="float" office:value="-0.430817">
            <text:p>-0.430817</text:p>
          </table:table-cell>
          <table:table-cell office:value-type="float" office:value="180.431">
            <text:p>180.43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965">
            <text:p>20.965</text:p>
          </table:table-cell>
          <table:table-cell office:value-type="float" office:value="-0.364182">
            <text:p>-0.364182</text:p>
          </table:table-cell>
          <table:table-cell office:value-type="float" office:value="180.364">
            <text:p>180.36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0732">
            <text:p>21.0732</text:p>
          </table:table-cell>
          <table:table-cell office:value-type="float" office:value="-0.291641">
            <text:p>-0.291641</text:p>
          </table:table-cell>
          <table:table-cell office:value-type="float" office:value="180.292">
            <text:p>180.29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1805">
            <text:p>21.1805</text:p>
          </table:table-cell>
          <table:table-cell office:value-type="float" office:value="-0.214767">
            <text:p>-0.214767</text:p>
          </table:table-cell>
          <table:table-cell office:value-type="float" office:value="180.215">
            <text:p>180.21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2888">
            <text:p>21.2888</text:p>
          </table:table-cell>
          <table:table-cell office:value-type="float" office:value="-0.132645">
            <text:p>-0.132645</text:p>
          </table:table-cell>
          <table:table-cell office:value-type="float" office:value="180.133">
            <text:p>180.13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4192">
            <text:p>21.4192</text:p>
          </table:table-cell>
          <table:table-cell office:value-type="float" office:value="-0.02771">
            <text:p>-0.02771</text:p>
          </table:table-cell>
          <table:table-cell office:value-type="float" office:value="180.028">
            <text:p>180.0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5492">
            <text:p>21.5492</text:p>
          </table:table-cell>
          <table:table-cell office:value-type="float" office:value="0.0809021">
            <text:p>0.0809021</text:p>
          </table:table-cell>
          <table:table-cell office:value-type="float" office:value="179.919">
            <text:p>179.919</text:p>
          </table:table-cell>
          <table:table-cell office:value-type="float" office:value="0.274271">
            <text:p>0.27427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6586">
            <text:p>21.6586</text:p>
          </table:table-cell>
          <table:table-cell office:value-type="float" office:value="0.175156">
            <text:p>0.175156</text:p>
          </table:table-cell>
          <table:table-cell office:value-type="float" office:value="179.825">
            <text:p>179.825</text:p>
          </table:table-cell>
          <table:table-cell office:value-type="float" office:value="0.302547">
            <text:p>0.30254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7688">
            <text:p>21.7688</text:p>
          </table:table-cell>
          <table:table-cell office:value-type="float" office:value="0.272781">
            <text:p>0.272781</text:p>
          </table:table-cell>
          <table:table-cell office:value-type="float" office:value="179.727">
            <text:p>179.727</text:p>
          </table:table-cell>
          <table:table-cell office:value-type="float" office:value="0.331834">
            <text:p>0.33183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8788">
            <text:p>21.8788</text:p>
          </table:table-cell>
          <table:table-cell office:value-type="float" office:value="0.372345">
            <text:p>0.372345</text:p>
          </table:table-cell>
          <table:table-cell office:value-type="float" office:value="179.628">
            <text:p>179.628</text:p>
          </table:table-cell>
          <table:table-cell office:value-type="float" office:value="0.361703">
            <text:p>0.36170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9884">
            <text:p>21.9884</text:p>
          </table:table-cell>
          <table:table-cell office:value-type="float" office:value="0.473419">
            <text:p>0.473419</text:p>
          </table:table-cell>
          <table:table-cell office:value-type="float" office:value="179.527">
            <text:p>179.527</text:p>
          </table:table-cell>
          <table:table-cell office:value-type="float" office:value="0.392026">
            <text:p>0.39202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1062">
            <text:p>22.1062</text:p>
          </table:table-cell>
          <table:table-cell office:value-type="float" office:value="0.583755">
            <text:p>0.583755</text:p>
          </table:table-cell>
          <table:table-cell office:value-type="float" office:value="179.416">
            <text:p>179.416</text:p>
          </table:table-cell>
          <table:table-cell office:value-type="float" office:value="0.425127">
            <text:p>0.42512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217">
            <text:p>22.217</text:p>
          </table:table-cell>
          <table:table-cell office:value-type="float" office:value="0.68866">
            <text:p>0.68866</text:p>
          </table:table-cell>
          <table:table-cell office:value-type="float" office:value="179.311">
            <text:p>179.311</text:p>
          </table:table-cell>
          <table:table-cell office:value-type="float" office:value="0.456598">
            <text:p>0.45659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3295">
            <text:p>22.3295</text:p>
          </table:table-cell>
          <table:table-cell office:value-type="float" office:value="0.796051">
            <text:p>0.796051</text:p>
          </table:table-cell>
          <table:table-cell office:value-type="float" office:value="179.204">
            <text:p>179.204</text:p>
          </table:table-cell>
          <table:table-cell office:value-type="float" office:value="0.488815">
            <text:p>0.48881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4429">
            <text:p>22.4429</text:p>
          </table:table-cell>
          <table:table-cell office:value-type="float" office:value="0.904419">
            <text:p>0.904419</text:p>
          </table:table-cell>
          <table:table-cell office:value-type="float" office:value="179.096">
            <text:p>179.096</text:p>
          </table:table-cell>
          <table:table-cell office:value-type="float" office:value="0.521326">
            <text:p>0.52132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5555">
            <text:p>22.5555</text:p>
          </table:table-cell>
          <table:table-cell office:value-type="float" office:value="1.01175">
            <text:p>1.01175</text:p>
          </table:table-cell>
          <table:table-cell office:value-type="float" office:value="178.988">
            <text:p>178.988</text:p>
          </table:table-cell>
          <table:table-cell office:value-type="float" office:value="0.553525">
            <text:p>0.5535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6604">
            <text:p>22.6604</text:p>
          </table:table-cell>
          <table:table-cell office:value-type="float" office:value="1.11063">
            <text:p>1.11063</text:p>
          </table:table-cell>
          <table:table-cell office:value-type="float" office:value="178.889">
            <text:p>178.889</text:p>
          </table:table-cell>
          <table:table-cell office:value-type="float" office:value="0.583188">
            <text:p>0.58318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7688">
            <text:p>22.7688</text:p>
          </table:table-cell>
          <table:table-cell office:value-type="float" office:value="1.21115">
            <text:p>1.21115</text:p>
          </table:table-cell>
          <table:table-cell office:value-type="float" office:value="178.789">
            <text:p>178.789</text:p>
          </table:table-cell>
          <table:table-cell office:value-type="float" office:value="0.613345">
            <text:p>0.61334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8768">
            <text:p>22.8768</text:p>
          </table:table-cell>
          <table:table-cell office:value-type="float" office:value="1.3087">
            <text:p>1.3087</text:p>
          </table:table-cell>
          <table:table-cell office:value-type="float" office:value="178.691">
            <text:p>178.691</text:p>
          </table:table-cell>
          <table:table-cell office:value-type="float" office:value="0.64261">
            <text:p>0.6426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9854">
            <text:p>22.9854</text:p>
          </table:table-cell>
          <table:table-cell office:value-type="float" office:value="1.40338">
            <text:p>1.40338</text:p>
          </table:table-cell>
          <table:table-cell office:value-type="float" office:value="178.597">
            <text:p>178.597</text:p>
          </table:table-cell>
          <table:table-cell office:value-type="float" office:value="0.671014">
            <text:p>0.67101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0941">
            <text:p>23.0941</text:p>
          </table:table-cell>
          <table:table-cell office:value-type="float" office:value="1.49339">
            <text:p>1.49339</text:p>
          </table:table-cell>
          <table:table-cell office:value-type="float" office:value="178.507">
            <text:p>178.507</text:p>
          </table:table-cell>
          <table:table-cell office:value-type="float" office:value="0.698018">
            <text:p>0.69801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2017">
            <text:p>23.2017</text:p>
          </table:table-cell>
          <table:table-cell office:value-type="float" office:value="1.57632">
            <text:p>1.57632</text:p>
          </table:table-cell>
          <table:table-cell office:value-type="float" office:value="178.424">
            <text:p>178.424</text:p>
          </table:table-cell>
          <table:table-cell office:value-type="float" office:value="0.722897">
            <text:p>0.72289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3101">
            <text:p>23.3101</text:p>
          </table:table-cell>
          <table:table-cell office:value-type="float" office:value="1.65257">
            <text:p>1.65257</text:p>
          </table:table-cell>
          <table:table-cell office:value-type="float" office:value="178.347">
            <text:p>178.347</text:p>
          </table:table-cell>
          <table:table-cell office:value-type="float" office:value="0.745772">
            <text:p>0.74577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4191">
            <text:p>23.4191</text:p>
          </table:table-cell>
          <table:table-cell office:value-type="float" office:value="1.72057">
            <text:p>1.72057</text:p>
          </table:table-cell>
          <table:table-cell office:value-type="float" office:value="178.279">
            <text:p>178.2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5275">
            <text:p>23.5275</text:p>
          </table:table-cell>
          <table:table-cell office:value-type="float" office:value="1.77841">
            <text:p>1.77841</text:p>
          </table:table-cell>
          <table:table-cell office:value-type="float" office:value="178.222">
            <text:p>178.2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6379">
            <text:p>23.6379</text:p>
          </table:table-cell>
          <table:table-cell office:value-type="float" office:value="1.82619">
            <text:p>1.82619</text:p>
          </table:table-cell>
          <table:table-cell office:value-type="float" office:value="178.174">
            <text:p>178.1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7466">
            <text:p>23.7466</text:p>
          </table:table-cell>
          <table:table-cell office:value-type="float" office:value="1.86099">
            <text:p>1.86099</text:p>
          </table:table-cell>
          <table:table-cell office:value-type="float" office:value="178.139">
            <text:p>178.1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856">
            <text:p>23.856</text:p>
          </table:table-cell>
          <table:table-cell office:value-type="float" office:value="1.88319">
            <text:p>1.88319</text:p>
          </table:table-cell>
          <table:table-cell office:value-type="float" office:value="178.117">
            <text:p>178.1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9652">
            <text:p>23.9652</text:p>
          </table:table-cell>
          <table:table-cell office:value-type="float" office:value="1.89192">
            <text:p>1.89192</text:p>
          </table:table-cell>
          <table:table-cell office:value-type="float" office:value="178.108">
            <text:p>178.1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072">
            <text:p>24.072</text:p>
          </table:table-cell>
          <table:table-cell office:value-type="float" office:value="1.88705">
            <text:p>1.88705</text:p>
          </table:table-cell>
          <table:table-cell office:value-type="float" office:value="178.113">
            <text:p>178.1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1797">
            <text:p>24.1797</text:p>
          </table:table-cell>
          <table:table-cell office:value-type="float" office:value="1.86873">
            <text:p>1.86873</text:p>
          </table:table-cell>
          <table:table-cell office:value-type="float" office:value="178.131">
            <text:p>178.1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2874">
            <text:p>24.2874</text:p>
          </table:table-cell>
          <table:table-cell office:value-type="float" office:value="1.83693">
            <text:p>1.83693</text:p>
          </table:table-cell>
          <table:table-cell office:value-type="float" office:value="178.163">
            <text:p>178.1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3959">
            <text:p>24.3959</text:p>
          </table:table-cell>
          <table:table-cell office:value-type="float" office:value="1.79137">
            <text:p>1.79137</text:p>
          </table:table-cell>
          <table:table-cell office:value-type="float" office:value="178.209">
            <text:p>178.2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504">
            <text:p>24.504</text:p>
          </table:table-cell>
          <table:table-cell office:value-type="float" office:value="1.73303">
            <text:p>1.73303</text:p>
          </table:table-cell>
          <table:table-cell office:value-type="float" office:value="178.267">
            <text:p>178.2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6113">
            <text:p>24.6113</text:p>
          </table:table-cell>
          <table:table-cell office:value-type="float" office:value="1.66295">
            <text:p>1.66295</text:p>
          </table:table-cell>
          <table:table-cell office:value-type="float" office:value="178.337">
            <text:p>178.337</text:p>
          </table:table-cell>
          <table:table-cell office:value-type="float" office:value="0.748885">
            <text:p>0.74888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7198">
            <text:p>24.7198</text:p>
          </table:table-cell>
          <table:table-cell office:value-type="float" office:value="1.58034">
            <text:p>1.58034</text:p>
          </table:table-cell>
          <table:table-cell office:value-type="float" office:value="178.42">
            <text:p>178.42</text:p>
          </table:table-cell>
          <table:table-cell office:value-type="float" office:value="0.724101">
            <text:p>0.7241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8275">
            <text:p>24.8275</text:p>
          </table:table-cell>
          <table:table-cell office:value-type="float" office:value="1.48727">
            <text:p>1.48727</text:p>
          </table:table-cell>
          <table:table-cell office:value-type="float" office:value="178.513">
            <text:p>178.513</text:p>
          </table:table-cell>
          <table:table-cell office:value-type="float" office:value="0.696182">
            <text:p>0.6961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9366">
            <text:p>24.9366</text:p>
          </table:table-cell>
          <table:table-cell office:value-type="float" office:value="1.38257">
            <text:p>1.38257</text:p>
          </table:table-cell>
          <table:table-cell office:value-type="float" office:value="178.617">
            <text:p>178.617</text:p>
          </table:table-cell>
          <table:table-cell office:value-type="float" office:value="0.66477">
            <text:p>0.6647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0452">
            <text:p>25.0452</text:p>
          </table:table-cell>
          <table:table-cell office:value-type="float" office:value="1.26936">
            <text:p>1.26936</text:p>
          </table:table-cell>
          <table:table-cell office:value-type="float" office:value="178.731">
            <text:p>178.731</text:p>
          </table:table-cell>
          <table:table-cell office:value-type="float" office:value="0.630809">
            <text:p>0.63080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1545">
            <text:p>25.1545</text:p>
          </table:table-cell>
          <table:table-cell office:value-type="float" office:value="1.14761">
            <text:p>1.14761</text:p>
          </table:table-cell>
          <table:table-cell office:value-type="float" office:value="178.852">
            <text:p>178.852</text:p>
          </table:table-cell>
          <table:table-cell office:value-type="float" office:value="0.594284">
            <text:p>0.59428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2616">
            <text:p>25.2616</text:p>
          </table:table-cell>
          <table:table-cell office:value-type="float" office:value="1.02223">
            <text:p>1.02223</text:p>
          </table:table-cell>
          <table:table-cell office:value-type="float" office:value="178.978">
            <text:p>178.978</text:p>
          </table:table-cell>
          <table:table-cell office:value-type="float" office:value="0.55667">
            <text:p>0.5566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3689">
            <text:p>25.3689</text:p>
          </table:table-cell>
          <table:table-cell office:value-type="float" office:value="0.891907">
            <text:p>0.891907</text:p>
          </table:table-cell>
          <table:table-cell office:value-type="float" office:value="179.108">
            <text:p>179.108</text:p>
          </table:table-cell>
          <table:table-cell office:value-type="float" office:value="0.517572">
            <text:p>0.51757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4779">
            <text:p>25.4779</text:p>
          </table:table-cell>
          <table:table-cell office:value-type="float" office:value="0.75676">
            <text:p>0.75676</text:p>
          </table:table-cell>
          <table:table-cell office:value-type="float" office:value="179.243">
            <text:p>179.243</text:p>
          </table:table-cell>
          <table:table-cell office:value-type="float" office:value="0.477028">
            <text:p>0.47702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5876">
            <text:p>25.5876</text:p>
          </table:table-cell>
          <table:table-cell office:value-type="float" office:value="0.619598">
            <text:p>0.619598</text:p>
          </table:table-cell>
          <table:table-cell office:value-type="float" office:value="179.38">
            <text:p>179.38</text:p>
          </table:table-cell>
          <table:table-cell office:value-type="float" office:value="0.43588">
            <text:p>0.4358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7064">
            <text:p>25.7064</text:p>
          </table:table-cell>
          <table:table-cell office:value-type="float" office:value="0.47229">
            <text:p>0.47229</text:p>
          </table:table-cell>
          <table:table-cell office:value-type="float" office:value="179.528">
            <text:p>179.528</text:p>
          </table:table-cell>
          <table:table-cell office:value-type="float" office:value="0.391687">
            <text:p>0.39168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813">
            <text:p>25.813</text:p>
          </table:table-cell>
          <table:table-cell office:value-type="float" office:value="0.343185">
            <text:p>0.343185</text:p>
          </table:table-cell>
          <table:table-cell office:value-type="float" office:value="179.657">
            <text:p>179.657</text:p>
          </table:table-cell>
          <table:table-cell office:value-type="float" office:value="0.352956">
            <text:p>0.35295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9209">
            <text:p>25.9209</text:p>
          </table:table-cell>
          <table:table-cell office:value-type="float" office:value="0.217163">
            <text:p>0.217163</text:p>
          </table:table-cell>
          <table:table-cell office:value-type="float" office:value="179.783">
            <text:p>179.783</text:p>
          </table:table-cell>
          <table:table-cell office:value-type="float" office:value="0.315149">
            <text:p>0.31514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0282">
            <text:p>26.0282</text:p>
          </table:table-cell>
          <table:table-cell office:value-type="float" office:value="0.098526">
            <text:p>0.098526</text:p>
          </table:table-cell>
          <table:table-cell office:value-type="float" office:value="179.901">
            <text:p>179.901</text:p>
          </table:table-cell>
          <table:table-cell office:value-type="float" office:value="0.279558">
            <text:p>0.27955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1375">
            <text:p>26.1375</text:p>
          </table:table-cell>
          <table:table-cell office:value-type="float" office:value="-0.0136414">
            <text:p>-0.0136414</text:p>
          </table:table-cell>
          <table:table-cell office:value-type="float" office:value="180.014">
            <text:p>180.0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2445">
            <text:p>26.2445</text:p>
          </table:table-cell>
          <table:table-cell office:value-type="float" office:value="-0.113876">
            <text:p>-0.113876</text:p>
          </table:table-cell>
          <table:table-cell office:value-type="float" office:value="180.114">
            <text:p>180.1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3519">
            <text:p>26.3519</text:p>
          </table:table-cell>
          <table:table-cell office:value-type="float" office:value="-0.203491">
            <text:p>-0.203491</text:p>
          </table:table-cell>
          <table:table-cell office:value-type="float" office:value="180.203">
            <text:p>180.20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4606">
            <text:p>26.4606</text:p>
          </table:table-cell>
          <table:table-cell office:value-type="float" office:value="-0.282227">
            <text:p>-0.282227</text:p>
          </table:table-cell>
          <table:table-cell office:value-type="float" office:value="180.282">
            <text:p>180.28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5677">
            <text:p>26.5677</text:p>
          </table:table-cell>
          <table:table-cell office:value-type="float" office:value="-0.347427">
            <text:p>-0.347427</text:p>
          </table:table-cell>
          <table:table-cell office:value-type="float" office:value="180.347">
            <text:p>180.34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676">
            <text:p>26.676</text:p>
          </table:table-cell>
          <table:table-cell office:value-type="float" office:value="-0.400772">
            <text:p>-0.400772</text:p>
          </table:table-cell>
          <table:table-cell office:value-type="float" office:value="180.401">
            <text:p>180.40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7834">
            <text:p>26.7834</text:p>
          </table:table-cell>
          <table:table-cell office:value-type="float" office:value="-0.440948">
            <text:p>-0.440948</text:p>
          </table:table-cell>
          <table:table-cell office:value-type="float" office:value="180.441">
            <text:p>180.44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8916">
            <text:p>26.8916</text:p>
          </table:table-cell>
          <table:table-cell office:value-type="float" office:value="-0.468765">
            <text:p>-0.468765</text:p>
          </table:table-cell>
          <table:table-cell office:value-type="float" office:value="180.469">
            <text:p>180.46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9996">
            <text:p>26.9996</text:p>
          </table:table-cell>
          <table:table-cell office:value-type="float" office:value="-0.484238">
            <text:p>-0.484238</text:p>
          </table:table-cell>
          <table:table-cell office:value-type="float" office:value="180.484">
            <text:p>180.48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table:style-name="ce1" office:value-type="float" office:value="27.1073">
            <text:p>27.1073</text:p>
          </table:table-cell>
          <table:table-cell table:style-name="ce1" office:value-type="float" office:value="-0.487976">
            <text:p>-0.487976</text:p>
          </table:table-cell>
          <table:table-cell table:style-name="ce1" office:value-type="float" office:value="180.488">
            <text:p>180.488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215">
            <text:p>27.215</text:p>
          </table:table-cell>
          <table:table-cell office:value-type="float" office:value="-0.48056">
            <text:p>-0.48056</text:p>
          </table:table-cell>
          <table:table-cell office:value-type="float" office:value="180.481">
            <text:p>180.48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3226">
            <text:p>27.3226</text:p>
          </table:table-cell>
          <table:table-cell office:value-type="float" office:value="-0.462601">
            <text:p>-0.462601</text:p>
          </table:table-cell>
          <table:table-cell office:value-type="float" office:value="180.463">
            <text:p>180.46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4369">
            <text:p>27.4369</text:p>
          </table:table-cell>
          <table:table-cell office:value-type="float" office:value="-0.432648">
            <text:p>-0.432648</text:p>
          </table:table-cell>
          <table:table-cell office:value-type="float" office:value="180.433">
            <text:p>180.43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5415">
            <text:p>27.5415</text:p>
          </table:table-cell>
          <table:table-cell office:value-type="float" office:value="-0.396072">
            <text:p>-0.396072</text:p>
          </table:table-cell>
          <table:table-cell office:value-type="float" office:value="180.396">
            <text:p>180.39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6508">
            <text:p>27.6508</text:p>
          </table:table-cell>
          <table:table-cell office:value-type="float" office:value="-0.349335">
            <text:p>-0.349335</text:p>
          </table:table-cell>
          <table:table-cell office:value-type="float" office:value="180.349">
            <text:p>180.34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7585">
            <text:p>27.7585</text:p>
          </table:table-cell>
          <table:table-cell office:value-type="float" office:value="-0.295105">
            <text:p>-0.295105</text:p>
          </table:table-cell>
          <table:table-cell office:value-type="float" office:value="180.295">
            <text:p>180.29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8668">
            <text:p>27.8668</text:p>
          </table:table-cell>
          <table:table-cell office:value-type="float" office:value="-0.233185">
            <text:p>-0.233185</text:p>
          </table:table-cell>
          <table:table-cell office:value-type="float" office:value="180.233">
            <text:p>180.23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9742">
            <text:p>27.9742</text:p>
          </table:table-cell>
          <table:table-cell office:value-type="float" office:value="-0.16507">
            <text:p>-0.16507</text:p>
          </table:table-cell>
          <table:table-cell office:value-type="float" office:value="180.165">
            <text:p>180.16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082">
            <text:p>28.082</text:p>
          </table:table-cell>
          <table:table-cell office:value-type="float" office:value="-0.0903778">
            <text:p>-0.0903778</text:p>
          </table:table-cell>
          <table:table-cell office:value-type="float" office:value="180.09">
            <text:p>180.0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1899">
            <text:p>28.1899</text:p>
          </table:table-cell>
          <table:table-cell office:value-type="float" office:value="-0.0102081">
            <text:p>-0.0102081</text:p>
          </table:table-cell>
          <table:table-cell office:value-type="float" office:value="180.01">
            <text:p>180.0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2969">
            <text:p>28.2969</text:p>
          </table:table-cell>
          <table:table-cell office:value-type="float" office:value="0.0743713">
            <text:p>0.0743713</text:p>
          </table:table-cell>
          <table:table-cell office:value-type="float" office:value="179.926">
            <text:p>179.926</text:p>
          </table:table-cell>
          <table:table-cell office:value-type="float" office:value="0.272311">
            <text:p>0.27231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4054">
            <text:p>28.4054</text:p>
          </table:table-cell>
          <table:table-cell office:value-type="float" office:value="0.164871">
            <text:p>0.164871</text:p>
          </table:table-cell>
          <table:table-cell office:value-type="float" office:value="179.835">
            <text:p>179.835</text:p>
          </table:table-cell>
          <table:table-cell office:value-type="float" office:value="0.299461">
            <text:p>0.29946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5123">
            <text:p>28.5123</text:p>
          </table:table-cell>
          <table:table-cell office:value-type="float" office:value="0.258118">
            <text:p>0.258118</text:p>
          </table:table-cell>
          <table:table-cell office:value-type="float" office:value="179.742">
            <text:p>179.742</text:p>
          </table:table-cell>
          <table:table-cell office:value-type="float" office:value="0.327435">
            <text:p>0.32743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6204">
            <text:p>28.6204</text:p>
          </table:table-cell>
          <table:table-cell office:value-type="float" office:value="0.356339">
            <text:p>0.356339</text:p>
          </table:table-cell>
          <table:table-cell office:value-type="float" office:value="179.644">
            <text:p>179.644</text:p>
          </table:table-cell>
          <table:table-cell office:value-type="float" office:value="0.356902">
            <text:p>0.35690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7285">
            <text:p>28.7285</text:p>
          </table:table-cell>
          <table:table-cell office:value-type="float" office:value="0.458099">
            <text:p>0.458099</text:p>
          </table:table-cell>
          <table:table-cell office:value-type="float" office:value="179.542">
            <text:p>179.542</text:p>
          </table:table-cell>
          <table:table-cell office:value-type="float" office:value="0.38743">
            <text:p>0.3874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8363">
            <text:p>28.8363</text:p>
          </table:table-cell>
          <table:table-cell office:value-type="float" office:value="0.562561">
            <text:p>0.562561</text:p>
          </table:table-cell>
          <table:table-cell office:value-type="float" office:value="179.437">
            <text:p>179.437</text:p>
          </table:table-cell>
          <table:table-cell office:value-type="float" office:value="0.418768">
            <text:p>0.41876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9456">
            <text:p>28.9456</text:p>
          </table:table-cell>
          <table:table-cell office:value-type="float" office:value="0.671219">
            <text:p>0.671219</text:p>
          </table:table-cell>
          <table:table-cell office:value-type="float" office:value="179.329">
            <text:p>179.329</text:p>
          </table:table-cell>
          <table:table-cell office:value-type="float" office:value="0.451366">
            <text:p>0.45136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0515">
            <text:p>29.0515</text:p>
          </table:table-cell>
          <table:table-cell office:value-type="float" office:value="0.778931">
            <text:p>0.778931</text:p>
          </table:table-cell>
          <table:table-cell office:value-type="float" office:value="179.221">
            <text:p>179.221</text:p>
          </table:table-cell>
          <table:table-cell office:value-type="float" office:value="0.483679">
            <text:p>0.48367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1592">
            <text:p>29.1592</text:p>
          </table:table-cell>
          <table:table-cell office:value-type="float" office:value="0.890396">
            <text:p>0.890396</text:p>
          </table:table-cell>
          <table:table-cell office:value-type="float" office:value="179.11">
            <text:p>179.11</text:p>
          </table:table-cell>
          <table:table-cell office:value-type="float" office:value="0.517119">
            <text:p>0.51711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2656">
            <text:p>29.2656</text:p>
          </table:table-cell>
          <table:table-cell office:value-type="float" office:value="1.00163">
            <text:p>1.00163</text:p>
          </table:table-cell>
          <table:table-cell office:value-type="float" office:value="178.998">
            <text:p>178.998</text:p>
          </table:table-cell>
          <table:table-cell office:value-type="float" office:value="0.55049">
            <text:p>0.5504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3727">
            <text:p>29.3727</text:p>
          </table:table-cell>
          <table:table-cell office:value-type="float" office:value="1.1144">
            <text:p>1.1144</text:p>
          </table:table-cell>
          <table:table-cell office:value-type="float" office:value="178.886">
            <text:p>178.886</text:p>
          </table:table-cell>
          <table:table-cell office:value-type="float" office:value="0.584319">
            <text:p>0.58431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4828">
            <text:p>29.4828</text:p>
          </table:table-cell>
          <table:table-cell office:value-type="float" office:value="1.22995">
            <text:p>1.22995</text:p>
          </table:table-cell>
          <table:table-cell office:value-type="float" office:value="178.77">
            <text:p>178.77</text:p>
          </table:table-cell>
          <table:table-cell office:value-type="float" office:value="0.618985">
            <text:p>0.61898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5894">
            <text:p>29.5894</text:p>
          </table:table-cell>
          <table:table-cell office:value-type="float" office:value="1.34088">
            <text:p>1.34088</text:p>
          </table:table-cell>
          <table:table-cell office:value-type="float" office:value="178.659">
            <text:p>178.659</text:p>
          </table:table-cell>
          <table:table-cell office:value-type="float" office:value="0.652264">
            <text:p>0.65226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7079">
            <text:p>29.7079</text:p>
          </table:table-cell>
          <table:table-cell office:value-type="float" office:value="1.46193">
            <text:p>1.46193</text:p>
          </table:table-cell>
          <table:table-cell office:value-type="float" office:value="178.538">
            <text:p>178.538</text:p>
          </table:table-cell>
          <table:table-cell office:value-type="float" office:value="0.688579">
            <text:p>0.68857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8154">
            <text:p>29.8154</text:p>
          </table:table-cell>
          <table:table-cell office:value-type="float" office:value="1.56804">
            <text:p>1.56804</text:p>
          </table:table-cell>
          <table:table-cell office:value-type="float" office:value="178.432">
            <text:p>178.432</text:p>
          </table:table-cell>
          <table:table-cell office:value-type="float" office:value="0.720412">
            <text:p>0.72041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9235">
            <text:p>29.9235</text:p>
          </table:table-cell>
          <table:table-cell office:value-type="float" office:value="1.66971">
            <text:p>1.66971</text:p>
          </table:table-cell>
          <table:table-cell office:value-type="float" office:value="178.33">
            <text:p>178.33</text:p>
          </table:table-cell>
          <table:table-cell office:value-type="float" office:value="0.750912">
            <text:p>0.75091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032">
            <text:p>30.032</text:p>
          </table:table-cell>
          <table:table-cell office:value-type="float" office:value="1.76543">
            <text:p>1.76543</text:p>
          </table:table-cell>
          <table:table-cell office:value-type="float" office:value="178.235">
            <text:p>178.2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1404">
            <text:p>30.1404</text:p>
          </table:table-cell>
          <table:table-cell office:value-type="float" office:value="1.85312">
            <text:p>1.85312</text:p>
          </table:table-cell>
          <table:table-cell office:value-type="float" office:value="178.147">
            <text:p>178.1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2476">
            <text:p>30.2476</text:p>
          </table:table-cell>
          <table:table-cell office:value-type="float" office:value="1.93066">
            <text:p>1.93066</text:p>
          </table:table-cell>
          <table:table-cell office:value-type="float" office:value="178.069">
            <text:p>178.0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3552">
            <text:p>30.3552</text:p>
          </table:table-cell>
          <table:table-cell office:value-type="float" office:value="1.99849">
            <text:p>1.99849</text:p>
          </table:table-cell>
          <table:table-cell office:value-type="float" office:value="178.002">
            <text:p>178.0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4633">
            <text:p>30.4633</text:p>
          </table:table-cell>
          <table:table-cell office:value-type="float" office:value="2.05495">
            <text:p>2.05495</text:p>
          </table:table-cell>
          <table:table-cell office:value-type="float" office:value="177.945">
            <text:p>177.9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5693">
            <text:p>30.5693</text:p>
          </table:table-cell>
          <table:table-cell office:value-type="float" office:value="2.09856">
            <text:p>2.09856</text:p>
          </table:table-cell>
          <table:table-cell office:value-type="float" office:value="177.901">
            <text:p>177.9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6772">
            <text:p>30.6772</text:p>
          </table:table-cell>
          <table:table-cell office:value-type="float" office:value="2.13026">
            <text:p>2.13026</text:p>
          </table:table-cell>
          <table:table-cell office:value-type="float" office:value="177.87">
            <text:p>177.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7854">
            <text:p>30.7854</text:p>
          </table:table-cell>
          <table:table-cell office:value-type="float" office:value="2.14891">
            <text:p>2.14891</text:p>
          </table:table-cell>
          <table:table-cell office:value-type="float" office:value="177.851">
            <text:p>177.8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table:style-name="ce1" office:value-type="float" office:value="30.8932">
            <text:p>30.8932</text:p>
          </table:table-cell>
          <table:table-cell table:style-name="ce1" office:value-type="float" office:value="2.1543">
            <text:p>2.1543</text:p>
          </table:table-cell>
          <table:table-cell table:style-name="ce1" office:value-type="float" office:value="177.846">
            <text:p>177.846</text:p>
          </table:table-cell>
          <table:table-cell table:style-name="ce1" office:value-type="float" office:value="0.765">
            <text:p>0.765</text:p>
          </table:table-cell>
          <table:table-cell table:style-name="ce1"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0004">
            <text:p>31.0004</text:p>
          </table:table-cell>
          <table:table-cell office:value-type="float" office:value="2.14687">
            <text:p>2.14687</text:p>
          </table:table-cell>
          <table:table-cell office:value-type="float" office:value="177.853">
            <text:p>177.8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1088">
            <text:p>31.1088</text:p>
          </table:table-cell>
          <table:table-cell office:value-type="float" office:value="2.12646">
            <text:p>2.12646</text:p>
          </table:table-cell>
          <table:table-cell office:value-type="float" office:value="177.874">
            <text:p>177.8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2162">
            <text:p>31.2162</text:p>
          </table:table-cell>
          <table:table-cell office:value-type="float" office:value="2.09401">
            <text:p>2.09401</text:p>
          </table:table-cell>
          <table:table-cell office:value-type="float" office:value="177.906">
            <text:p>177.9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3223">
            <text:p>31.3223</text:p>
          </table:table-cell>
          <table:table-cell office:value-type="float" office:value="2.05048">
            <text:p>2.05048</text:p>
          </table:table-cell>
          <table:table-cell office:value-type="float" office:value="177.95">
            <text:p>177.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4286">
            <text:p>31.4286</text:p>
          </table:table-cell>
          <table:table-cell office:value-type="float" office:value="1.99617">
            <text:p>1.99617</text:p>
          </table:table-cell>
          <table:table-cell office:value-type="float" office:value="178.004">
            <text:p>178.0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5371">
            <text:p>31.5371</text:p>
          </table:table-cell>
          <table:table-cell office:value-type="float" office:value="1.93028">
            <text:p>1.93028</text:p>
          </table:table-cell>
          <table:table-cell office:value-type="float" office:value="178.07">
            <text:p>178.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6454">
            <text:p>31.6454</text:p>
          </table:table-cell>
          <table:table-cell office:value-type="float" office:value="1.85474">
            <text:p>1.85474</text:p>
          </table:table-cell>
          <table:table-cell office:value-type="float" office:value="178.145">
            <text:p>178.1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7535">
            <text:p>31.7535</text:p>
          </table:table-cell>
          <table:table-cell office:value-type="float" office:value="1.77043">
            <text:p>1.77043</text:p>
          </table:table-cell>
          <table:table-cell office:value-type="float" office:value="178.23">
            <text:p>178.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8604">
            <text:p>31.8604</text:p>
          </table:table-cell>
          <table:table-cell office:value-type="float" office:value="1.6794">
            <text:p>1.6794</text:p>
          </table:table-cell>
          <table:table-cell office:value-type="float" office:value="178.321">
            <text:p>178.321</text:p>
          </table:table-cell>
          <table:table-cell office:value-type="float" office:value="0.753819">
            <text:p>0.75381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9689">
            <text:p>31.9689</text:p>
          </table:table-cell>
          <table:table-cell office:value-type="float" office:value="1.57945">
            <text:p>1.57945</text:p>
          </table:table-cell>
          <table:table-cell office:value-type="float" office:value="178.421">
            <text:p>178.421</text:p>
          </table:table-cell>
          <table:table-cell office:value-type="float" office:value="0.723836">
            <text:p>0.72383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0756">
            <text:p>32.0756</text:p>
          </table:table-cell>
          <table:table-cell office:value-type="float" office:value="1.47488">
            <text:p>1.47488</text:p>
          </table:table-cell>
          <table:table-cell office:value-type="float" office:value="178.525">
            <text:p>178.525</text:p>
          </table:table-cell>
          <table:table-cell office:value-type="float" office:value="0.692465">
            <text:p>0.6924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1829">
            <text:p>32.1829</text:p>
          </table:table-cell>
          <table:table-cell office:value-type="float" office:value="1.36424">
            <text:p>1.36424</text:p>
          </table:table-cell>
          <table:table-cell office:value-type="float" office:value="178.636">
            <text:p>178.636</text:p>
          </table:table-cell>
          <table:table-cell office:value-type="float" office:value="0.659273">
            <text:p>0.65927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2893">
            <text:p>32.2893</text:p>
          </table:table-cell>
          <table:table-cell office:value-type="float" office:value="1.25011">
            <text:p>1.25011</text:p>
          </table:table-cell>
          <table:table-cell office:value-type="float" office:value="178.75">
            <text:p>178.75</text:p>
          </table:table-cell>
          <table:table-cell office:value-type="float" office:value="0.625032">
            <text:p>0.62503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3953">
            <text:p>32.3953</text:p>
          </table:table-cell>
          <table:table-cell office:value-type="float" office:value="1.13307">
            <text:p>1.13307</text:p>
          </table:table-cell>
          <table:table-cell office:value-type="float" office:value="178.867">
            <text:p>178.867</text:p>
          </table:table-cell>
          <table:table-cell office:value-type="float" office:value="0.589922">
            <text:p>0.58992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5018">
            <text:p>32.5018</text:p>
          </table:table-cell>
          <table:table-cell office:value-type="float" office:value="1.013">
            <text:p>1.013</text:p>
          </table:table-cell>
          <table:table-cell office:value-type="float" office:value="178.987">
            <text:p>178.987</text:p>
          </table:table-cell>
          <table:table-cell office:value-type="float" office:value="0.5539">
            <text:p>0.553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61">
            <text:p>32.61</text:p>
          </table:table-cell>
          <table:table-cell office:value-type="float" office:value="0.89061">
            <text:p>0.89061</text:p>
          </table:table-cell>
          <table:table-cell office:value-type="float" office:value="179.109">
            <text:p>179.109</text:p>
          </table:table-cell>
          <table:table-cell office:value-type="float" office:value="0.517183">
            <text:p>0.5171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7174">
            <text:p>32.7174</text:p>
          </table:table-cell>
          <table:table-cell office:value-type="float" office:value="0.769882">
            <text:p>0.769882</text:p>
          </table:table-cell>
          <table:table-cell office:value-type="float" office:value="179.23">
            <text:p>179.23</text:p>
          </table:table-cell>
          <table:table-cell office:value-type="float" office:value="0.480965">
            <text:p>0.4809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8246">
            <text:p>32.8246</text:p>
          </table:table-cell>
          <table:table-cell office:value-type="float" office:value="0.651764">
            <text:p>0.651764</text:p>
          </table:table-cell>
          <table:table-cell office:value-type="float" office:value="179.348">
            <text:p>179.348</text:p>
          </table:table-cell>
          <table:table-cell office:value-type="float" office:value="0.445529">
            <text:p>0.44552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9282">
            <text:p>32.9282</text:p>
          </table:table-cell>
          <table:table-cell office:value-type="float" office:value="0.541321">
            <text:p>0.541321</text:p>
          </table:table-cell>
          <table:table-cell office:value-type="float" office:value="179.459">
            <text:p>179.459</text:p>
          </table:table-cell>
          <table:table-cell office:value-type="float" office:value="0.412396">
            <text:p>0.41239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0387">
            <text:p>33.0387</text:p>
          </table:table-cell>
          <table:table-cell office:value-type="float" office:value="0.429352">
            <text:p>0.429352</text:p>
          </table:table-cell>
          <table:table-cell office:value-type="float" office:value="179.571">
            <text:p>179.571</text:p>
          </table:table-cell>
          <table:table-cell office:value-type="float" office:value="0.378806">
            <text:p>0.37880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1453">
            <text:p>33.1453</text:p>
          </table:table-cell>
          <table:table-cell office:value-type="float" office:value="0.328537">
            <text:p>0.328537</text:p>
          </table:table-cell>
          <table:table-cell office:value-type="float" office:value="179.671">
            <text:p>179.671</text:p>
          </table:table-cell>
          <table:table-cell office:value-type="float" office:value="0.348561">
            <text:p>0.34856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2517">
            <text:p>33.2517</text:p>
          </table:table-cell>
          <table:table-cell office:value-type="float" office:value="0.236389">
            <text:p>0.236389</text:p>
          </table:table-cell>
          <table:table-cell office:value-type="float" office:value="179.764">
            <text:p>179.764</text:p>
          </table:table-cell>
          <table:table-cell office:value-type="float" office:value="0.320917">
            <text:p>0.32091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3579">
            <text:p>33.3579</text:p>
          </table:table-cell>
          <table:table-cell office:value-type="float" office:value="0.154373">
            <text:p>0.154373</text:p>
          </table:table-cell>
          <table:table-cell office:value-type="float" office:value="179.846">
            <text:p>179.846</text:p>
          </table:table-cell>
          <table:table-cell office:value-type="float" office:value="0.296312">
            <text:p>0.29631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4689">
            <text:p>33.4689</text:p>
          </table:table-cell>
          <table:table-cell office:value-type="float" office:value="0.0805054">
            <text:p>0.0805054</text:p>
          </table:table-cell>
          <table:table-cell office:value-type="float" office:value="179.919">
            <text:p>179.919</text:p>
          </table:table-cell>
          <table:table-cell office:value-type="float" office:value="0.274152">
            <text:p>0.27415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5822">
            <text:p>33.5822</text:p>
          </table:table-cell>
          <table:table-cell office:value-type="float" office:value="0.0184174">
            <text:p>0.0184174</text:p>
          </table:table-cell>
          <table:table-cell office:value-type="float" office:value="179.982">
            <text:p>179.982</text:p>
          </table:table-cell>
          <table:table-cell office:value-type="float" office:value="0.255525">
            <text:p>0.2555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6932">
            <text:p>33.6932</text:p>
          </table:table-cell>
          <table:table-cell office:value-type="float" office:value="-0.0281677">
            <text:p>-0.0281677</text:p>
          </table:table-cell>
          <table:table-cell office:value-type="float" office:value="180.028">
            <text:p>180.0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7991">
            <text:p>33.7991</text:p>
          </table:table-cell>
          <table:table-cell office:value-type="float" office:value="-0.0592194">
            <text:p>-0.0592194</text:p>
          </table:table-cell>
          <table:table-cell office:value-type="float" office:value="180.059">
            <text:p>180.05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9067">
            <text:p>33.9067</text:p>
          </table:table-cell>
          <table:table-cell office:value-type="float" office:value="-0.0771942">
            <text:p>-0.0771942</text:p>
          </table:table-cell>
          <table:table-cell office:value-type="float" office:value="180.077">
            <text:p>180.07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0145">
            <text:p>34.0145</text:p>
          </table:table-cell>
          <table:table-cell office:value-type="float" office:value="-0.0815887">
            <text:p>-0.0815887</text:p>
          </table:table-cell>
          <table:table-cell office:value-type="float" office:value="180.082">
            <text:p>180.08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1215">
            <text:p>34.1215</text:p>
          </table:table-cell>
          <table:table-cell office:value-type="float" office:value="-0.0729828">
            <text:p>-0.0729828</text:p>
          </table:table-cell>
          <table:table-cell office:value-type="float" office:value="180.073">
            <text:p>180.07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2292">
            <text:p>34.2292</text:p>
          </table:table-cell>
          <table:table-cell office:value-type="float" office:value="-0.0514221">
            <text:p>-0.0514221</text:p>
          </table:table-cell>
          <table:table-cell office:value-type="float" office:value="180.051">
            <text:p>180.05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3346">
            <text:p>34.3346</text:p>
          </table:table-cell>
          <table:table-cell office:value-type="float" office:value="-0.0183258">
            <text:p>-0.0183258</text:p>
          </table:table-cell>
          <table:table-cell office:value-type="float" office:value="180.018">
            <text:p>180.01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4406">
            <text:p>34.4406</text:p>
          </table:table-cell>
          <table:table-cell office:value-type="float" office:value="0.0262756">
            <text:p>0.0262756</text:p>
          </table:table-cell>
          <table:table-cell office:value-type="float" office:value="179.974">
            <text:p>179.974</text:p>
          </table:table-cell>
          <table:table-cell office:value-type="float" office:value="0.257883">
            <text:p>0.2578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5469">
            <text:p>34.5469</text:p>
          </table:table-cell>
          <table:table-cell office:value-type="float" office:value="0.0817108">
            <text:p>0.0817108</text:p>
          </table:table-cell>
          <table:table-cell office:value-type="float" office:value="179.918">
            <text:p>179.918</text:p>
          </table:table-cell>
          <table:table-cell office:value-type="float" office:value="0.274513">
            <text:p>0.27451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6542">
            <text:p>34.6542</text:p>
          </table:table-cell>
          <table:table-cell office:value-type="float" office:value="0.147827">
            <text:p>0.147827</text:p>
          </table:table-cell>
          <table:table-cell office:value-type="float" office:value="179.852">
            <text:p>179.852</text:p>
          </table:table-cell>
          <table:table-cell office:value-type="float" office:value="0.294348">
            <text:p>0.29434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7598">
            <text:p>34.7598</text:p>
          </table:table-cell>
          <table:table-cell office:value-type="float" office:value="0.222305">
            <text:p>0.222305</text:p>
          </table:table-cell>
          <table:table-cell office:value-type="float" office:value="179.778">
            <text:p>179.778</text:p>
          </table:table-cell>
          <table:table-cell office:value-type="float" office:value="0.316692">
            <text:p>0.31669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866">
            <text:p>34.866</text:p>
          </table:table-cell>
          <table:table-cell office:value-type="float" office:value="0.30574">
            <text:p>0.30574</text:p>
          </table:table-cell>
          <table:table-cell office:value-type="float" office:value="179.694">
            <text:p>179.694</text:p>
          </table:table-cell>
          <table:table-cell office:value-type="float" office:value="0.341722">
            <text:p>0.34172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9728">
            <text:p>34.9728</text:p>
          </table:table-cell>
          <table:table-cell office:value-type="float" office:value="0.397598">
            <text:p>0.397598</text:p>
          </table:table-cell>
          <table:table-cell office:value-type="float" office:value="179.602">
            <text:p>179.602</text:p>
          </table:table-cell>
          <table:table-cell office:value-type="float" office:value="0.369279">
            <text:p>0.36927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0786">
            <text:p>35.0786</text:p>
          </table:table-cell>
          <table:table-cell office:value-type="float" office:value="0.49585">
            <text:p>0.49585</text:p>
          </table:table-cell>
          <table:table-cell office:value-type="float" office:value="179.504">
            <text:p>179.504</text:p>
          </table:table-cell>
          <table:table-cell office:value-type="float" office:value="0.398755">
            <text:p>0.39875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1843">
            <text:p>35.1843</text:p>
          </table:table-cell>
          <table:table-cell office:value-type="float" office:value="0.600433">
            <text:p>0.600433</text:p>
          </table:table-cell>
          <table:table-cell office:value-type="float" office:value="179.4">
            <text:p>179.4</text:p>
          </table:table-cell>
          <table:table-cell office:value-type="float" office:value="0.43013">
            <text:p>0.4301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2904">
            <text:p>35.2904</text:p>
          </table:table-cell>
          <table:table-cell office:value-type="float" office:value="0.711304">
            <text:p>0.711304</text:p>
          </table:table-cell>
          <table:table-cell office:value-type="float" office:value="179.289">
            <text:p>179.289</text:p>
          </table:table-cell>
          <table:table-cell office:value-type="float" office:value="0.463391">
            <text:p>0.46339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3971">
            <text:p>35.3971</text:p>
          </table:table-cell>
          <table:table-cell office:value-type="float" office:value="0.828079">
            <text:p>0.828079</text:p>
          </table:table-cell>
          <table:table-cell office:value-type="float" office:value="179.172">
            <text:p>179.172</text:p>
          </table:table-cell>
          <table:table-cell office:value-type="float" office:value="0.498424">
            <text:p>0.49842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5067">
            <text:p>35.5067</text:p>
          </table:table-cell>
          <table:table-cell office:value-type="float" office:value="0.952621">
            <text:p>0.952621</text:p>
          </table:table-cell>
          <table:table-cell office:value-type="float" office:value="179.047">
            <text:p>179.047</text:p>
          </table:table-cell>
          <table:table-cell office:value-type="float" office:value="0.535786">
            <text:p>0.53578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6117">
            <text:p>35.6117</text:p>
          </table:table-cell>
          <table:table-cell office:value-type="float" office:value="1.07509">
            <text:p>1.07509</text:p>
          </table:table-cell>
          <table:table-cell office:value-type="float" office:value="178.925">
            <text:p>178.925</text:p>
          </table:table-cell>
          <table:table-cell office:value-type="float" office:value="0.572527">
            <text:p>0.57252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7205">
            <text:p>35.7205</text:p>
          </table:table-cell>
          <table:table-cell office:value-type="float" office:value="1.20482">
            <text:p>1.20482</text:p>
          </table:table-cell>
          <table:table-cell office:value-type="float" office:value="178.795">
            <text:p>178.795</text:p>
          </table:table-cell>
          <table:table-cell office:value-type="float" office:value="0.611446">
            <text:p>0.61144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827">
            <text:p>35.827</text:p>
          </table:table-cell>
          <table:table-cell office:value-type="float" office:value="1.33308">
            <text:p>1.33308</text:p>
          </table:table-cell>
          <table:table-cell office:value-type="float" office:value="178.667">
            <text:p>178.667</text:p>
          </table:table-cell>
          <table:table-cell office:value-type="float" office:value="0.649925">
            <text:p>0.6499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9331">
            <text:p>35.9331</text:p>
          </table:table-cell>
          <table:table-cell office:value-type="float" office:value="1.461">
            <text:p>1.461</text:p>
          </table:table-cell>
          <table:table-cell office:value-type="float" office:value="178.539">
            <text:p>178.539</text:p>
          </table:table-cell>
          <table:table-cell office:value-type="float" office:value="0.6883">
            <text:p>0.68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0389">
            <text:p>36.0389</text:p>
          </table:table-cell>
          <table:table-cell office:value-type="float" office:value="1.58783">
            <text:p>1.58783</text:p>
          </table:table-cell>
          <table:table-cell office:value-type="float" office:value="178.412">
            <text:p>178.412</text:p>
          </table:table-cell>
          <table:table-cell office:value-type="float" office:value="0.726349">
            <text:p>0.72634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1454">
            <text:p>36.1454</text:p>
          </table:table-cell>
          <table:table-cell office:value-type="float" office:value="1.71284">
            <text:p>1.71284</text:p>
          </table:table-cell>
          <table:table-cell office:value-type="float" office:value="178.287">
            <text:p>178.287</text:p>
          </table:table-cell>
          <table:table-cell office:value-type="float" office:value="0.763853">
            <text:p>0.76385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2516">
            <text:p>36.2516</text:p>
          </table:table-cell>
          <table:table-cell office:value-type="float" office:value="1.83348">
            <text:p>1.83348</text:p>
          </table:table-cell>
          <table:table-cell office:value-type="float" office:value="178.167">
            <text:p>178.1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3577">
            <text:p>36.3577</text:p>
          </table:table-cell>
          <table:table-cell office:value-type="float" office:value="1.94818">
            <text:p>1.94818</text:p>
          </table:table-cell>
          <table:table-cell office:value-type="float" office:value="178.052">
            <text:p>178.0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4641">
            <text:p>36.4641</text:p>
          </table:table-cell>
          <table:table-cell office:value-type="float" office:value="2.05537">
            <text:p>2.05537</text:p>
          </table:table-cell>
          <table:table-cell office:value-type="float" office:value="177.945">
            <text:p>177.9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5702">
            <text:p>36.5702</text:p>
          </table:table-cell>
          <table:table-cell office:value-type="float" office:value="2.15303">
            <text:p>2.15303</text:p>
          </table:table-cell>
          <table:table-cell office:value-type="float" office:value="177.847">
            <text:p>177.8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6772">
            <text:p>36.6772</text:p>
          </table:table-cell>
          <table:table-cell office:value-type="float" office:value="2.24081">
            <text:p>2.24081</text:p>
          </table:table-cell>
          <table:table-cell office:value-type="float" office:value="177.759">
            <text:p>177.7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7838">
            <text:p>36.7838</text:p>
          </table:table-cell>
          <table:table-cell office:value-type="float" office:value="2.31653">
            <text:p>2.31653</text:p>
          </table:table-cell>
          <table:table-cell office:value-type="float" office:value="177.683">
            <text:p>177.6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8898">
            <text:p>36.8898</text:p>
          </table:table-cell>
          <table:table-cell office:value-type="float" office:value="2.37947">
            <text:p>2.37947</text:p>
          </table:table-cell>
          <table:table-cell office:value-type="float" office:value="177.621">
            <text:p>177.6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9957">
            <text:p>36.9957</text:p>
          </table:table-cell>
          <table:table-cell office:value-type="float" office:value="2.42969">
            <text:p>2.42969</text:p>
          </table:table-cell>
          <table:table-cell office:value-type="float" office:value="177.57">
            <text:p>177.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1013">
            <text:p>37.1013</text:p>
          </table:table-cell>
          <table:table-cell office:value-type="float" office:value="2.46667">
            <text:p>2.46667</text:p>
          </table:table-cell>
          <table:table-cell office:value-type="float" office:value="177.533">
            <text:p>177.5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2063">
            <text:p>37.2063</text:p>
          </table:table-cell>
          <table:table-cell office:value-type="float" office:value="2.49052">
            <text:p>2.49052</text:p>
          </table:table-cell>
          <table:table-cell office:value-type="float" office:value="177.509">
            <text:p>177.5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312">
            <text:p>37.312</text:p>
          </table:table-cell>
          <table:table-cell office:value-type="float" office:value="2.50188">
            <text:p>2.50188</text:p>
          </table:table-cell>
          <table:table-cell office:value-type="float" office:value="177.498">
            <text:p>177.4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4175">
            <text:p>37.4175</text:p>
          </table:table-cell>
          <table:table-cell office:value-type="float" office:value="2.50079">
            <text:p>2.50079</text:p>
          </table:table-cell>
          <table:table-cell office:value-type="float" office:value="177.499">
            <text:p>177.4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5223">
            <text:p>37.5223</text:p>
          </table:table-cell>
          <table:table-cell office:value-type="float" office:value="2.48767">
            <text:p>2.48767</text:p>
          </table:table-cell>
          <table:table-cell office:value-type="float" office:value="177.512">
            <text:p>177.5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631">
            <text:p>37.631</text:p>
          </table:table-cell>
          <table:table-cell office:value-type="float" office:value="2.46207">
            <text:p>2.46207</text:p>
          </table:table-cell>
          <table:table-cell office:value-type="float" office:value="177.538">
            <text:p>177.53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745">
            <text:p>37.745</text:p>
          </table:table-cell>
          <table:table-cell office:value-type="float" office:value="2.42278">
            <text:p>2.42278</text:p>
          </table:table-cell>
          <table:table-cell office:value-type="float" office:value="177.577">
            <text:p>177.5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8501">
            <text:p>37.8501</text:p>
          </table:table-cell>
          <table:table-cell office:value-type="float" office:value="2.37622">
            <text:p>2.37622</text:p>
          </table:table-cell>
          <table:table-cell office:value-type="float" office:value="177.624">
            <text:p>177.6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957">
            <text:p>37.957</text:p>
          </table:table-cell>
          <table:table-cell office:value-type="float" office:value="2.31923">
            <text:p>2.31923</text:p>
          </table:table-cell>
          <table:table-cell office:value-type="float" office:value="177.681">
            <text:p>177.6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0618">
            <text:p>38.0618</text:p>
          </table:table-cell>
          <table:table-cell office:value-type="float" office:value="2.25471">
            <text:p>2.25471</text:p>
          </table:table-cell>
          <table:table-cell office:value-type="float" office:value="177.745">
            <text:p>177.7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1671">
            <text:p>38.1671</text:p>
          </table:table-cell>
          <table:table-cell office:value-type="float" office:value="2.18201">
            <text:p>2.18201</text:p>
          </table:table-cell>
          <table:table-cell office:value-type="float" office:value="177.818">
            <text:p>177.8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2731">
            <text:p>38.2731</text:p>
          </table:table-cell>
          <table:table-cell office:value-type="float" office:value="2.10136">
            <text:p>2.10136</text:p>
          </table:table-cell>
          <table:table-cell office:value-type="float" office:value="177.899">
            <text:p>177.8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3785">
            <text:p>38.3785</text:p>
          </table:table-cell>
          <table:table-cell office:value-type="float" office:value="2.01472">
            <text:p>2.01472</text:p>
          </table:table-cell>
          <table:table-cell office:value-type="float" office:value="177.985">
            <text:p>177.9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4843">
            <text:p>38.4843</text:p>
          </table:table-cell>
          <table:table-cell office:value-type="float" office:value="1.92192">
            <text:p>1.92192</text:p>
          </table:table-cell>
          <table:table-cell office:value-type="float" office:value="178.078">
            <text:p>178.07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5897">
            <text:p>38.5897</text:p>
          </table:table-cell>
          <table:table-cell office:value-type="float" office:value="1.82407">
            <text:p>1.82407</text:p>
          </table:table-cell>
          <table:table-cell office:value-type="float" office:value="178.176">
            <text:p>178.1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6965">
            <text:p>38.6965</text:p>
          </table:table-cell>
          <table:table-cell office:value-type="float" office:value="1.72018">
            <text:p>1.72018</text:p>
          </table:table-cell>
          <table:table-cell office:value-type="float" office:value="178.28">
            <text:p>178.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8026">
            <text:p>38.8026</text:p>
          </table:table-cell>
          <table:table-cell office:value-type="float" office:value="1.61282">
            <text:p>1.61282</text:p>
          </table:table-cell>
          <table:table-cell office:value-type="float" office:value="178.387">
            <text:p>178.387</text:p>
          </table:table-cell>
          <table:table-cell office:value-type="float" office:value="0.733847">
            <text:p>0.73384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9084">
            <text:p>38.9084</text:p>
          </table:table-cell>
          <table:table-cell office:value-type="float" office:value="1.50233">
            <text:p>1.50233</text:p>
          </table:table-cell>
          <table:table-cell office:value-type="float" office:value="178.498">
            <text:p>178.498</text:p>
          </table:table-cell>
          <table:table-cell office:value-type="float" office:value="0.7007">
            <text:p>0.700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0138">
            <text:p>39.0138</text:p>
          </table:table-cell>
          <table:table-cell office:value-type="float" office:value="1.38925">
            <text:p>1.38925</text:p>
          </table:table-cell>
          <table:table-cell office:value-type="float" office:value="178.611">
            <text:p>178.611</text:p>
          </table:table-cell>
          <table:table-cell office:value-type="float" office:value="0.666776">
            <text:p>0.66677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1193">
            <text:p>39.1193</text:p>
          </table:table-cell>
          <table:table-cell office:value-type="float" office:value="1.27383">
            <text:p>1.27383</text:p>
          </table:table-cell>
          <table:table-cell office:value-type="float" office:value="178.726">
            <text:p>178.726</text:p>
          </table:table-cell>
          <table:table-cell office:value-type="float" office:value="0.63215">
            <text:p>0.6321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2247">
            <text:p>39.2247</text:p>
          </table:table-cell>
          <table:table-cell office:value-type="float" office:value="1.15671">
            <text:p>1.15671</text:p>
          </table:table-cell>
          <table:table-cell office:value-type="float" office:value="178.843">
            <text:p>178.843</text:p>
          </table:table-cell>
          <table:table-cell office:value-type="float" office:value="0.597012">
            <text:p>0.59701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3297">
            <text:p>39.3297</text:p>
          </table:table-cell>
          <table:table-cell office:value-type="float" office:value="1.03966">
            <text:p>1.03966</text:p>
          </table:table-cell>
          <table:table-cell office:value-type="float" office:value="178.96">
            <text:p>178.96</text:p>
          </table:table-cell>
          <table:table-cell office:value-type="float" office:value="0.561897">
            <text:p>0.56189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4343">
            <text:p>39.4343</text:p>
          </table:table-cell>
          <table:table-cell office:value-type="float" office:value="0.923538">
            <text:p>0.923538</text:p>
          </table:table-cell>
          <table:table-cell office:value-type="float" office:value="179.076">
            <text:p>179.076</text:p>
          </table:table-cell>
          <table:table-cell office:value-type="float" office:value="0.527061">
            <text:p>0.52706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5408">
            <text:p>39.5408</text:p>
          </table:table-cell>
          <table:table-cell office:value-type="float" office:value="0.806931">
            <text:p>0.806931</text:p>
          </table:table-cell>
          <table:table-cell office:value-type="float" office:value="179.193">
            <text:p>179.193</text:p>
          </table:table-cell>
          <table:table-cell office:value-type="float" office:value="0.492079">
            <text:p>0.49207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6471">
            <text:p>39.6471</text:p>
          </table:table-cell>
          <table:table-cell office:value-type="float" office:value="0.693512">
            <text:p>0.693512</text:p>
          </table:table-cell>
          <table:table-cell office:value-type="float" office:value="179.306">
            <text:p>179.306</text:p>
          </table:table-cell>
          <table:table-cell office:value-type="float" office:value="0.458054">
            <text:p>0.45805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7538">
            <text:p>39.7538</text:p>
          </table:table-cell>
          <table:table-cell office:value-type="float" office:value="0.584488">
            <text:p>0.584488</text:p>
          </table:table-cell>
          <table:table-cell office:value-type="float" office:value="179.416">
            <text:p>179.416</text:p>
          </table:table-cell>
          <table:table-cell office:value-type="float" office:value="0.425346">
            <text:p>0.42534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8589">
            <text:p>39.8589</text:p>
          </table:table-cell>
          <table:table-cell office:value-type="float" office:value="0.482742">
            <text:p>0.482742</text:p>
          </table:table-cell>
          <table:table-cell office:value-type="float" office:value="179.517">
            <text:p>179.517</text:p>
          </table:table-cell>
          <table:table-cell office:value-type="float" office:value="0.394823">
            <text:p>0.39482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9656">
            <text:p>39.9656</text:p>
          </table:table-cell>
          <table:table-cell office:value-type="float" office:value="0.386948">
            <text:p>0.386948</text:p>
          </table:table-cell>
          <table:table-cell office:value-type="float" office:value="179.613">
            <text:p>179.613</text:p>
          </table:table-cell>
          <table:table-cell office:value-type="float" office:value="0.366084">
            <text:p>0.36608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0697">
            <text:p>40.0697</text:p>
          </table:table-cell>
          <table:table-cell office:value-type="float" office:value="0.30188">
            <text:p>0.30188</text:p>
          </table:table-cell>
          <table:table-cell office:value-type="float" office:value="179.698">
            <text:p>179.698</text:p>
          </table:table-cell>
          <table:table-cell office:value-type="float" office:value="0.340564">
            <text:p>0.34056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1741">
            <text:p>40.1741</text:p>
          </table:table-cell>
          <table:table-cell office:value-type="float" office:value="0.226151">
            <text:p>0.226151</text:p>
          </table:table-cell>
          <table:table-cell office:value-type="float" office:value="179.774">
            <text:p>179.774</text:p>
          </table:table-cell>
          <table:table-cell office:value-type="float" office:value="0.317845">
            <text:p>0.31784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2793">
            <text:p>40.2793</text:p>
          </table:table-cell>
          <table:table-cell office:value-type="float" office:value="0.160477">
            <text:p>0.160477</text:p>
          </table:table-cell>
          <table:table-cell office:value-type="float" office:value="179.84">
            <text:p>179.84</text:p>
          </table:table-cell>
          <table:table-cell office:value-type="float" office:value="0.298143">
            <text:p>0.29814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3837">
            <text:p>40.3837</text:p>
          </table:table-cell>
          <table:table-cell office:value-type="float" office:value="0.106827">
            <text:p>0.106827</text:p>
          </table:table-cell>
          <table:table-cell office:value-type="float" office:value="179.893">
            <text:p>179.893</text:p>
          </table:table-cell>
          <table:table-cell office:value-type="float" office:value="0.282048">
            <text:p>0.28204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4891">
            <text:p>40.4891</text:p>
          </table:table-cell>
          <table:table-cell office:value-type="float" office:value="0.0649261">
            <text:p>0.0649261</text:p>
          </table:table-cell>
          <table:table-cell office:value-type="float" office:value="179.935">
            <text:p>179.935</text:p>
          </table:table-cell>
          <table:table-cell office:value-type="float" office:value="0.269478">
            <text:p>0.2694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5952">
            <text:p>40.5952</text:p>
          </table:table-cell>
          <table:table-cell office:value-type="float" office:value="0.0355377">
            <text:p>0.0355377</text:p>
          </table:table-cell>
          <table:table-cell office:value-type="float" office:value="179.964">
            <text:p>179.964</text:p>
          </table:table-cell>
          <table:table-cell office:value-type="float" office:value="0.260661">
            <text:p>0.26066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7004">
            <text:p>40.7004</text:p>
          </table:table-cell>
          <table:table-cell office:value-type="float" office:value="0.0192719">
            <text:p>0.0192719</text:p>
          </table:table-cell>
          <table:table-cell office:value-type="float" office:value="179.981">
            <text:p>179.981</text:p>
          </table:table-cell>
          <table:table-cell office:value-type="float" office:value="0.255782">
            <text:p>0.2557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8062">
            <text:p>40.8062</text:p>
          </table:table-cell>
          <table:table-cell office:value-type="float" office:value="0.0158234">
            <text:p>0.0158234</text:p>
          </table:table-cell>
          <table:table-cell office:value-type="float" office:value="179.984">
            <text:p>179.984</text:p>
          </table:table-cell>
          <table:table-cell office:value-type="float" office:value="0.254747">
            <text:p>0.25474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9122">
            <text:p>40.9122</text:p>
          </table:table-cell>
          <table:table-cell office:value-type="float" office:value="0.0254059">
            <text:p>0.0254059</text:p>
          </table:table-cell>
          <table:table-cell office:value-type="float" office:value="179.975">
            <text:p>179.975</text:p>
          </table:table-cell>
          <table:table-cell office:value-type="float" office:value="0.257622">
            <text:p>0.25762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0173">
            <text:p>41.0173</text:p>
          </table:table-cell>
          <table:table-cell office:value-type="float" office:value="0.0470123">
            <text:p>0.0470123</text:p>
          </table:table-cell>
          <table:table-cell office:value-type="float" office:value="179.953">
            <text:p>179.953</text:p>
          </table:table-cell>
          <table:table-cell office:value-type="float" office:value="0.264104">
            <text:p>0.26410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1228">
            <text:p>41.1228</text:p>
          </table:table-cell>
          <table:table-cell office:value-type="float" office:value="0.0805511">
            <text:p>0.0805511</text:p>
          </table:table-cell>
          <table:table-cell office:value-type="float" office:value="179.919">
            <text:p>179.919</text:p>
          </table:table-cell>
          <table:table-cell office:value-type="float" office:value="0.274165">
            <text:p>0.2741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2281">
            <text:p>41.2281</text:p>
          </table:table-cell>
          <table:table-cell office:value-type="float" office:value="0.125244">
            <text:p>0.125244</text:p>
          </table:table-cell>
          <table:table-cell office:value-type="float" office:value="179.875">
            <text:p>179.875</text:p>
          </table:table-cell>
          <table:table-cell office:value-type="float" office:value="0.287573">
            <text:p>0.28757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3333">
            <text:p>41.3333</text:p>
          </table:table-cell>
          <table:table-cell office:value-type="float" office:value="0.180481">
            <text:p>0.180481</text:p>
          </table:table-cell>
          <table:table-cell office:value-type="float" office:value="179.82">
            <text:p>179.82</text:p>
          </table:table-cell>
          <table:table-cell office:value-type="float" office:value="0.304144">
            <text:p>0.30414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4384">
            <text:p>41.4384</text:p>
          </table:table-cell>
          <table:table-cell office:value-type="float" office:value="0.245605">
            <text:p>0.245605</text:p>
          </table:table-cell>
          <table:table-cell office:value-type="float" office:value="179.754">
            <text:p>179.754</text:p>
          </table:table-cell>
          <table:table-cell office:value-type="float" office:value="0.323682">
            <text:p>0.3236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5509">
            <text:p>41.5509</text:p>
          </table:table-cell>
          <table:table-cell office:value-type="float" office:value="0.325531">
            <text:p>0.325531</text:p>
          </table:table-cell>
          <table:table-cell office:value-type="float" office:value="179.674">
            <text:p>179.674</text:p>
          </table:table-cell>
          <table:table-cell office:value-type="float" office:value="0.347659">
            <text:p>0.34765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6639">
            <text:p>41.6639</text:p>
          </table:table-cell>
          <table:table-cell office:value-type="float" office:value="0.415558">
            <text:p>0.415558</text:p>
          </table:table-cell>
          <table:table-cell office:value-type="float" office:value="179.584">
            <text:p>179.584</text:p>
          </table:table-cell>
          <table:table-cell office:value-type="float" office:value="0.374667">
            <text:p>0.37466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7759">
            <text:p>41.7759</text:p>
          </table:table-cell>
          <table:table-cell office:value-type="float" office:value="0.513351">
            <text:p>0.513351</text:p>
          </table:table-cell>
          <table:table-cell office:value-type="float" office:value="179.487">
            <text:p>179.487</text:p>
          </table:table-cell>
          <table:table-cell office:value-type="float" office:value="0.404005">
            <text:p>0.40400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8804">
            <text:p>41.8804</text:p>
          </table:table-cell>
          <table:table-cell office:value-type="float" office:value="0.611664">
            <text:p>0.611664</text:p>
          </table:table-cell>
          <table:table-cell office:value-type="float" office:value="179.388">
            <text:p>179.388</text:p>
          </table:table-cell>
          <table:table-cell office:value-type="float" office:value="0.433499">
            <text:p>0.43349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9862">
            <text:p>41.9862</text:p>
          </table:table-cell>
          <table:table-cell office:value-type="float" office:value="0.717407">
            <text:p>0.717407</text:p>
          </table:table-cell>
          <table:table-cell office:value-type="float" office:value="179.283">
            <text:p>179.283</text:p>
          </table:table-cell>
          <table:table-cell office:value-type="float" office:value="0.465222">
            <text:p>0.46522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0911">
            <text:p>42.0911</text:p>
          </table:table-cell>
          <table:table-cell office:value-type="float" office:value="0.827515">
            <text:p>0.827515</text:p>
          </table:table-cell>
          <table:table-cell office:value-type="float" office:value="179.172">
            <text:p>179.172</text:p>
          </table:table-cell>
          <table:table-cell office:value-type="float" office:value="0.498254">
            <text:p>0.49825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196">
            <text:p>42.196</text:p>
          </table:table-cell>
          <table:table-cell office:value-type="float" office:value="0.942001">
            <text:p>0.942001</text:p>
          </table:table-cell>
          <table:table-cell office:value-type="float" office:value="179.058">
            <text:p>179.058</text:p>
          </table:table-cell>
          <table:table-cell office:value-type="float" office:value="0.5326">
            <text:p>0.532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3009">
            <text:p>42.3009</text:p>
          </table:table-cell>
          <table:table-cell office:value-type="float" office:value="1.05965">
            <text:p>1.05965</text:p>
          </table:table-cell>
          <table:table-cell office:value-type="float" office:value="178.94">
            <text:p>178.94</text:p>
          </table:table-cell>
          <table:table-cell office:value-type="float" office:value="0.567894">
            <text:p>0.56789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4061">
            <text:p>42.4061</text:p>
          </table:table-cell>
          <table:table-cell office:value-type="float" office:value="1.18008">
            <text:p>1.18008</text:p>
          </table:table-cell>
          <table:table-cell office:value-type="float" office:value="178.82">
            <text:p>178.82</text:p>
          </table:table-cell>
          <table:table-cell office:value-type="float" office:value="0.604025">
            <text:p>0.6040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511">
            <text:p>42.511</text:p>
          </table:table-cell>
          <table:table-cell office:value-type="float" office:value="1.3015">
            <text:p>1.3015</text:p>
          </table:table-cell>
          <table:table-cell office:value-type="float" office:value="178.699">
            <text:p>178.699</text:p>
          </table:table-cell>
          <table:table-cell office:value-type="float" office:value="0.64045">
            <text:p>0.6404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6154">
            <text:p>42.6154</text:p>
          </table:table-cell>
          <table:table-cell office:value-type="float" office:value="1.42236">
            <text:p>1.42236</text:p>
          </table:table-cell>
          <table:table-cell office:value-type="float" office:value="178.578">
            <text:p>178.578</text:p>
          </table:table-cell>
          <table:table-cell office:value-type="float" office:value="0.676709">
            <text:p>0.67670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7211">
            <text:p>42.7211</text:p>
          </table:table-cell>
          <table:table-cell office:value-type="float" office:value="1.54381">
            <text:p>1.54381</text:p>
          </table:table-cell>
          <table:table-cell office:value-type="float" office:value="178.456">
            <text:p>178.456</text:p>
          </table:table-cell>
          <table:table-cell office:value-type="float" office:value="0.713142">
            <text:p>0.71314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8258">
            <text:p>42.8258</text:p>
          </table:table-cell>
          <table:table-cell office:value-type="float" office:value="1.66156">
            <text:p>1.66156</text:p>
          </table:table-cell>
          <table:table-cell office:value-type="float" office:value="178.338">
            <text:p>178.338</text:p>
          </table:table-cell>
          <table:table-cell office:value-type="float" office:value="0.748468">
            <text:p>0.74846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9312">
            <text:p>42.9312</text:p>
          </table:table-cell>
          <table:table-cell office:value-type="float" office:value="1.77629">
            <text:p>1.77629</text:p>
          </table:table-cell>
          <table:table-cell office:value-type="float" office:value="178.224">
            <text:p>178.2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0363">
            <text:p>43.0363</text:p>
          </table:table-cell>
          <table:table-cell office:value-type="float" office:value="1.88495">
            <text:p>1.88495</text:p>
          </table:table-cell>
          <table:table-cell office:value-type="float" office:value="178.115">
            <text:p>178.1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142">
            <text:p>43.142</text:p>
          </table:table-cell>
          <table:table-cell office:value-type="float" office:value="1.98657">
            <text:p>1.98657</text:p>
          </table:table-cell>
          <table:table-cell office:value-type="float" office:value="178.013">
            <text:p>178.0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2476">
            <text:p>43.2476</text:p>
          </table:table-cell>
          <table:table-cell office:value-type="float" office:value="2.0787">
            <text:p>2.0787</text:p>
          </table:table-cell>
          <table:table-cell office:value-type="float" office:value="177.921">
            <text:p>177.9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3525">
            <text:p>43.3525</text:p>
          </table:table-cell>
          <table:table-cell office:value-type="float" office:value="2.15999">
            <text:p>2.15999</text:p>
          </table:table-cell>
          <table:table-cell office:value-type="float" office:value="177.84">
            <text:p>177.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4584">
            <text:p>43.4584</text:p>
          </table:table-cell>
          <table:table-cell office:value-type="float" office:value="2.23018">
            <text:p>2.23018</text:p>
          </table:table-cell>
          <table:table-cell office:value-type="float" office:value="177.77">
            <text:p>177.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5688">
            <text:p>43.5688</text:p>
          </table:table-cell>
          <table:table-cell office:value-type="float" office:value="2.29002">
            <text:p>2.29002</text:p>
          </table:table-cell>
          <table:table-cell office:value-type="float" office:value="177.71">
            <text:p>177.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6792">
            <text:p>43.6792</text:p>
          </table:table-cell>
          <table:table-cell office:value-type="float" office:value="2.3354">
            <text:p>2.3354</text:p>
          </table:table-cell>
          <table:table-cell office:value-type="float" office:value="177.665">
            <text:p>177.6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7858">
            <text:p>43.7858</text:p>
          </table:table-cell>
          <table:table-cell office:value-type="float" office:value="2.36533">
            <text:p>2.36533</text:p>
          </table:table-cell>
          <table:table-cell office:value-type="float" office:value="177.635">
            <text:p>177.6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8912">
            <text:p>43.8912</text:p>
          </table:table-cell>
          <table:table-cell office:value-type="float" office:value="2.38139">
            <text:p>2.38139</text:p>
          </table:table-cell>
          <table:table-cell office:value-type="float" office:value="177.619">
            <text:p>177.6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996">
            <text:p>43.996</text:p>
          </table:table-cell>
          <table:table-cell office:value-type="float" office:value="2.38396">
            <text:p>2.38396</text:p>
          </table:table-cell>
          <table:table-cell office:value-type="float" office:value="177.616">
            <text:p>177.61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1005">
            <text:p>44.1005</text:p>
          </table:table-cell>
          <table:table-cell office:value-type="float" office:value="2.37384">
            <text:p>2.37384</text:p>
          </table:table-cell>
          <table:table-cell office:value-type="float" office:value="177.626">
            <text:p>177.6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2052">
            <text:p>44.2052</text:p>
          </table:table-cell>
          <table:table-cell office:value-type="float" office:value="2.35124">
            <text:p>2.35124</text:p>
          </table:table-cell>
          <table:table-cell office:value-type="float" office:value="177.649">
            <text:p>177.6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3099">
            <text:p>44.3099</text:p>
          </table:table-cell>
          <table:table-cell office:value-type="float" office:value="2.31674">
            <text:p>2.31674</text:p>
          </table:table-cell>
          <table:table-cell office:value-type="float" office:value="177.683">
            <text:p>177.6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4135">
            <text:p>44.4135</text:p>
          </table:table-cell>
          <table:table-cell office:value-type="float" office:value="2.27147">
            <text:p>2.27147</text:p>
          </table:table-cell>
          <table:table-cell office:value-type="float" office:value="177.729">
            <text:p>177.7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5177">
            <text:p>44.5177</text:p>
          </table:table-cell>
          <table:table-cell office:value-type="float" office:value="2.21521">
            <text:p>2.21521</text:p>
          </table:table-cell>
          <table:table-cell office:value-type="float" office:value="177.785">
            <text:p>177.7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623">
            <text:p>44.623</text:p>
          </table:table-cell>
          <table:table-cell office:value-type="float" office:value="2.14842">
            <text:p>2.14842</text:p>
          </table:table-cell>
          <table:table-cell office:value-type="float" office:value="177.852">
            <text:p>177.8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7295">
            <text:p>44.7295</text:p>
          </table:table-cell>
          <table:table-cell office:value-type="float" office:value="2.07146">
            <text:p>2.07146</text:p>
          </table:table-cell>
          <table:table-cell office:value-type="float" office:value="177.929">
            <text:p>177.9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8354">
            <text:p>44.8354</text:p>
          </table:table-cell>
          <table:table-cell office:value-type="float" office:value="1.98595">
            <text:p>1.98595</text:p>
          </table:table-cell>
          <table:table-cell office:value-type="float" office:value="178.014">
            <text:p>178.0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9427">
            <text:p>44.9427</text:p>
          </table:table-cell>
          <table:table-cell office:value-type="float" office:value="1.89117">
            <text:p>1.89117</text:p>
          </table:table-cell>
          <table:table-cell office:value-type="float" office:value="178.109">
            <text:p>178.1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049">
            <text:p>45.049</text:p>
          </table:table-cell>
          <table:table-cell office:value-type="float" office:value="1.78993">
            <text:p>1.78993</text:p>
          </table:table-cell>
          <table:table-cell office:value-type="float" office:value="178.21">
            <text:p>178.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1554">
            <text:p>45.1554</text:p>
          </table:table-cell>
          <table:table-cell office:value-type="float" office:value="1.68167">
            <text:p>1.68167</text:p>
          </table:table-cell>
          <table:table-cell office:value-type="float" office:value="178.318">
            <text:p>178.318</text:p>
          </table:table-cell>
          <table:table-cell office:value-type="float" office:value="0.754501">
            <text:p>0.7545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2614">
            <text:p>45.2614</text:p>
          </table:table-cell>
          <table:table-cell office:value-type="float" office:value="1.56813">
            <text:p>1.56813</text:p>
          </table:table-cell>
          <table:table-cell office:value-type="float" office:value="178.432">
            <text:p>178.432</text:p>
          </table:table-cell>
          <table:table-cell office:value-type="float" office:value="0.720439">
            <text:p>0.72043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3673">
            <text:p>45.3673</text:p>
          </table:table-cell>
          <table:table-cell office:value-type="float" office:value="1.44914">
            <text:p>1.44914</text:p>
          </table:table-cell>
          <table:table-cell office:value-type="float" office:value="178.551">
            <text:p>178.551</text:p>
          </table:table-cell>
          <table:table-cell office:value-type="float" office:value="0.684743">
            <text:p>0.68474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4731">
            <text:p>45.4731</text:p>
          </table:table-cell>
          <table:table-cell office:value-type="float" office:value="1.3259">
            <text:p>1.3259</text:p>
          </table:table-cell>
          <table:table-cell office:value-type="float" office:value="178.674">
            <text:p>178.674</text:p>
          </table:table-cell>
          <table:table-cell office:value-type="float" office:value="0.647769">
            <text:p>0.64776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5803">
            <text:p>45.5803</text:p>
          </table:table-cell>
          <table:table-cell office:value-type="float" office:value="1.19722">
            <text:p>1.19722</text:p>
          </table:table-cell>
          <table:table-cell office:value-type="float" office:value="178.803">
            <text:p>178.803</text:p>
          </table:table-cell>
          <table:table-cell office:value-type="float" office:value="0.609166">
            <text:p>0.60916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6875">
            <text:p>45.6875</text:p>
          </table:table-cell>
          <table:table-cell office:value-type="float" office:value="1.06566">
            <text:p>1.06566</text:p>
          </table:table-cell>
          <table:table-cell office:value-type="float" office:value="178.934">
            <text:p>178.934</text:p>
          </table:table-cell>
          <table:table-cell office:value-type="float" office:value="0.569698">
            <text:p>0.56969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7932">
            <text:p>45.7932</text:p>
          </table:table-cell>
          <table:table-cell office:value-type="float" office:value="0.934494">
            <text:p>0.934494</text:p>
          </table:table-cell>
          <table:table-cell office:value-type="float" office:value="179.066">
            <text:p>179.066</text:p>
          </table:table-cell>
          <table:table-cell office:value-type="float" office:value="0.530348">
            <text:p>0.53034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8989">
            <text:p>45.8989</text:p>
          </table:table-cell>
          <table:table-cell office:value-type="float" office:value="0.803131">
            <text:p>0.803131</text:p>
          </table:table-cell>
          <table:table-cell office:value-type="float" office:value="179.197">
            <text:p>179.197</text:p>
          </table:table-cell>
          <table:table-cell office:value-type="float" office:value="0.490939">
            <text:p>0.49093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0038">
            <text:p>46.0038</text:p>
          </table:table-cell>
          <table:table-cell office:value-type="float" office:value="0.674072">
            <text:p>0.674072</text:p>
          </table:table-cell>
          <table:table-cell office:value-type="float" office:value="179.326">
            <text:p>179.326</text:p>
          </table:table-cell>
          <table:table-cell office:value-type="float" office:value="0.452222">
            <text:p>0.45222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1099">
            <text:p>46.1099</text:p>
          </table:table-cell>
          <table:table-cell office:value-type="float" office:value="0.546478">
            <text:p>0.546478</text:p>
          </table:table-cell>
          <table:table-cell office:value-type="float" office:value="179.454">
            <text:p>179.454</text:p>
          </table:table-cell>
          <table:table-cell office:value-type="float" office:value="0.413943">
            <text:p>0.41394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2145">
            <text:p>46.2145</text:p>
          </table:table-cell>
          <table:table-cell office:value-type="float" office:value="0.424744">
            <text:p>0.424744</text:p>
          </table:table-cell>
          <table:table-cell office:value-type="float" office:value="179.575">
            <text:p>179.575</text:p>
          </table:table-cell>
          <table:table-cell office:value-type="float" office:value="0.377423">
            <text:p>0.37742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3195">
            <text:p>46.3195</text:p>
          </table:table-cell>
          <table:table-cell office:value-type="float" office:value="0.308548">
            <text:p>0.308548</text:p>
          </table:table-cell>
          <table:table-cell office:value-type="float" office:value="179.691">
            <text:p>179.691</text:p>
          </table:table-cell>
          <table:table-cell office:value-type="float" office:value="0.342564">
            <text:p>0.34256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424">
            <text:p>46.424</text:p>
          </table:table-cell>
          <table:table-cell office:value-type="float" office:value="0.200302">
            <text:p>0.200302</text:p>
          </table:table-cell>
          <table:table-cell office:value-type="float" office:value="179.8">
            <text:p>179.8</text:p>
          </table:table-cell>
          <table:table-cell office:value-type="float" office:value="0.310091">
            <text:p>0.31009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5275">
            <text:p>46.5275</text:p>
          </table:table-cell>
          <table:table-cell office:value-type="float" office:value="0.101593">
            <text:p>0.101593</text:p>
          </table:table-cell>
          <table:table-cell office:value-type="float" office:value="179.898">
            <text:p>179.898</text:p>
          </table:table-cell>
          <table:table-cell office:value-type="float" office:value="0.280478">
            <text:p>0.2804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6324">
            <text:p>46.6324</text:p>
          </table:table-cell>
          <table:table-cell office:value-type="float" office:value="0.0113831">
            <text:p>0.0113831</text:p>
          </table:table-cell>
          <table:table-cell office:value-type="float" office:value="179.989">
            <text:p>179.989</text:p>
          </table:table-cell>
          <table:table-cell office:value-type="float" office:value="0.253415">
            <text:p>0.25341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7379">
            <text:p>46.7379</text:p>
          </table:table-cell>
          <table:table-cell office:value-type="float" office:value="-0.0679779">
            <text:p>-0.0679779</text:p>
          </table:table-cell>
          <table:table-cell office:value-type="float" office:value="180.068">
            <text:p>180.06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8429">
            <text:p>46.8429</text:p>
          </table:table-cell>
          <table:table-cell office:value-type="float" office:value="-0.135193">
            <text:p>-0.135193</text:p>
          </table:table-cell>
          <table:table-cell office:value-type="float" office:value="180.135">
            <text:p>180.13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9487">
            <text:p>46.9487</text:p>
          </table:table-cell>
          <table:table-cell office:value-type="float" office:value="-0.190384">
            <text:p>-0.190384</text:p>
          </table:table-cell>
          <table:table-cell office:value-type="float" office:value="180.19">
            <text:p>180.1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0521">
            <text:p>47.0521</text:p>
          </table:table-cell>
          <table:table-cell office:value-type="float" office:value="-0.231857">
            <text:p>-0.231857</text:p>
          </table:table-cell>
          <table:table-cell office:value-type="float" office:value="180.232">
            <text:p>180.23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1558">
            <text:p>47.1558</text:p>
          </table:table-cell>
          <table:table-cell office:value-type="float" office:value="-0.261185">
            <text:p>-0.261185</text:p>
          </table:table-cell>
          <table:table-cell office:value-type="float" office:value="180.261">
            <text:p>180.26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2592">
            <text:p>47.2592</text:p>
          </table:table-cell>
          <table:table-cell office:value-type="float" office:value="-0.278275">
            <text:p>-0.278275</text:p>
          </table:table-cell>
          <table:table-cell office:value-type="float" office:value="180.278">
            <text:p>180.27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3623">
            <text:p>47.3623</text:p>
          </table:table-cell>
          <table:table-cell office:value-type="float" office:value="-0.283585">
            <text:p>-0.283585</text:p>
          </table:table-cell>
          <table:table-cell office:value-type="float" office:value="180.284">
            <text:p>180.28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4677">
            <text:p>47.4677</text:p>
          </table:table-cell>
          <table:table-cell office:value-type="float" office:value="-0.277405">
            <text:p>-0.277405</text:p>
          </table:table-cell>
          <table:table-cell office:value-type="float" office:value="180.277">
            <text:p>180.27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5792">
            <text:p>47.5792</text:p>
          </table:table-cell>
          <table:table-cell office:value-type="float" office:value="-0.258575">
            <text:p>-0.258575</text:p>
          </table:table-cell>
          <table:table-cell office:value-type="float" office:value="180.259">
            <text:p>180.25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6851">
            <text:p>47.6851</text:p>
          </table:table-cell>
          <table:table-cell office:value-type="float" office:value="-0.229767">
            <text:p>-0.229767</text:p>
          </table:table-cell>
          <table:table-cell office:value-type="float" office:value="180.23">
            <text:p>180.2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7908">
            <text:p>47.7908</text:p>
          </table:table-cell>
          <table:table-cell office:value-type="float" office:value="-0.191193">
            <text:p>-0.191193</text:p>
          </table:table-cell>
          <table:table-cell office:value-type="float" office:value="180.191">
            <text:p>180.19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8953">
            <text:p>47.8953</text:p>
          </table:table-cell>
          <table:table-cell office:value-type="float" office:value="-0.143982">
            <text:p>-0.143982</text:p>
          </table:table-cell>
          <table:table-cell office:value-type="float" office:value="180.144">
            <text:p>180.14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9993">
            <text:p>47.9993</text:p>
          </table:table-cell>
          <table:table-cell office:value-type="float" office:value="-0.088623">
            <text:p>-0.088623</text:p>
          </table:table-cell>
          <table:table-cell office:value-type="float" office:value="180.089">
            <text:p>180.08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1042">
            <text:p>48.1042</text:p>
          </table:table-cell>
          <table:table-cell office:value-type="float" office:value="-0.0251312">
            <text:p>-0.0251312</text:p>
          </table:table-cell>
          <table:table-cell office:value-type="float" office:value="180.025">
            <text:p>180.02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2083">
            <text:p>48.2083</text:p>
          </table:table-cell>
          <table:table-cell office:value-type="float" office:value="0.0448761">
            <text:p>0.0448761</text:p>
          </table:table-cell>
          <table:table-cell office:value-type="float" office:value="179.955">
            <text:p>179.955</text:p>
          </table:table-cell>
          <table:table-cell office:value-type="float" office:value="0.263463">
            <text:p>0.26346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3123">
            <text:p>48.3123</text:p>
          </table:table-cell>
          <table:table-cell office:value-type="float" office:value="0.121185">
            <text:p>0.121185</text:p>
          </table:table-cell>
          <table:table-cell office:value-type="float" office:value="179.879">
            <text:p>179.879</text:p>
          </table:table-cell>
          <table:table-cell office:value-type="float" office:value="0.286356">
            <text:p>0.28635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417">
            <text:p>48.417</text:p>
          </table:table-cell>
          <table:table-cell office:value-type="float" office:value="0.203857">
            <text:p>0.203857</text:p>
          </table:table-cell>
          <table:table-cell office:value-type="float" office:value="179.796">
            <text:p>179.796</text:p>
          </table:table-cell>
          <table:table-cell office:value-type="float" office:value="0.311157">
            <text:p>0.31115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521">
            <text:p>48.521</text:p>
          </table:table-cell>
          <table:table-cell office:value-type="float" office:value="0.29097">
            <text:p>0.29097</text:p>
          </table:table-cell>
          <table:table-cell office:value-type="float" office:value="179.709">
            <text:p>179.709</text:p>
          </table:table-cell>
          <table:table-cell office:value-type="float" office:value="0.337291">
            <text:p>0.33729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6246">
            <text:p>48.6246</text:p>
          </table:table-cell>
          <table:table-cell office:value-type="float" office:value="0.382584">
            <text:p>0.382584</text:p>
          </table:table-cell>
          <table:table-cell office:value-type="float" office:value="179.617">
            <text:p>179.617</text:p>
          </table:table-cell>
          <table:table-cell office:value-type="float" office:value="0.364775">
            <text:p>0.36477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7274">
            <text:p>48.7274</text:p>
          </table:table-cell>
          <table:table-cell office:value-type="float" office:value="0.477509">
            <text:p>0.477509</text:p>
          </table:table-cell>
          <table:table-cell office:value-type="float" office:value="179.522">
            <text:p>179.522</text:p>
          </table:table-cell>
          <table:table-cell office:value-type="float" office:value="0.393253">
            <text:p>0.39325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8309">
            <text:p>48.8309</text:p>
          </table:table-cell>
          <table:table-cell office:value-type="float" office:value="0.576859">
            <text:p>0.576859</text:p>
          </table:table-cell>
          <table:table-cell office:value-type="float" office:value="179.423">
            <text:p>179.423</text:p>
          </table:table-cell>
          <table:table-cell office:value-type="float" office:value="0.423058">
            <text:p>0.42305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9338">
            <text:p>48.9338</text:p>
          </table:table-cell>
          <table:table-cell office:value-type="float" office:value="0.678726">
            <text:p>0.678726</text:p>
          </table:table-cell>
          <table:table-cell office:value-type="float" office:value="179.321">
            <text:p>179.321</text:p>
          </table:table-cell>
          <table:table-cell office:value-type="float" office:value="0.453618">
            <text:p>0.45361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0371">
            <text:p>49.0371</text:p>
          </table:table-cell>
          <table:table-cell office:value-type="float" office:value="0.783798">
            <text:p>0.783798</text:p>
          </table:table-cell>
          <table:table-cell office:value-type="float" office:value="179.216">
            <text:p>179.216</text:p>
          </table:table-cell>
          <table:table-cell office:value-type="float" office:value="0.485139">
            <text:p>0.48513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1399">
            <text:p>49.1399</text:p>
          </table:table-cell>
          <table:table-cell office:value-type="float" office:value="0.890503">
            <text:p>0.890503</text:p>
          </table:table-cell>
          <table:table-cell office:value-type="float" office:value="179.109">
            <text:p>179.109</text:p>
          </table:table-cell>
          <table:table-cell office:value-type="float" office:value="0.517151">
            <text:p>0.51715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2422">
            <text:p>49.2422</text:p>
          </table:table-cell>
          <table:table-cell office:value-type="float" office:value="0.998276">
            <text:p>0.998276</text:p>
          </table:table-cell>
          <table:table-cell office:value-type="float" office:value="179.002">
            <text:p>179.002</text:p>
          </table:table-cell>
          <table:table-cell office:value-type="float" office:value="0.549483">
            <text:p>0.5494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3451">
            <text:p>49.3451</text:p>
          </table:table-cell>
          <table:table-cell office:value-type="float" office:value="1.10745">
            <text:p>1.10745</text:p>
          </table:table-cell>
          <table:table-cell office:value-type="float" office:value="178.893">
            <text:p>178.893</text:p>
          </table:table-cell>
          <table:table-cell office:value-type="float" office:value="0.582236">
            <text:p>0.58223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4476">
            <text:p>49.4476</text:p>
          </table:table-cell>
          <table:table-cell office:value-type="float" office:value="1.21655">
            <text:p>1.21655</text:p>
          </table:table-cell>
          <table:table-cell office:value-type="float" office:value="178.783">
            <text:p>178.783</text:p>
          </table:table-cell>
          <table:table-cell office:value-type="float" office:value="0.614966">
            <text:p>0.61496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5511">
            <text:p>49.5511</text:p>
          </table:table-cell>
          <table:table-cell office:value-type="float" office:value="1.32559">
            <text:p>1.32559</text:p>
          </table:table-cell>
          <table:table-cell office:value-type="float" office:value="178.674">
            <text:p>178.674</text:p>
          </table:table-cell>
          <table:table-cell office:value-type="float" office:value="0.647678">
            <text:p>0.6476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656">
            <text:p>49.656</text:p>
          </table:table-cell>
          <table:table-cell office:value-type="float" office:value="1.43449">
            <text:p>1.43449</text:p>
          </table:table-cell>
          <table:table-cell office:value-type="float" office:value="178.566">
            <text:p>178.566</text:p>
          </table:table-cell>
          <table:table-cell office:value-type="float" office:value="0.680348">
            <text:p>0.68034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759">
            <text:p>49.759</text:p>
          </table:table-cell>
          <table:table-cell office:value-type="float" office:value="1.53876">
            <text:p>1.53876</text:p>
          </table:table-cell>
          <table:table-cell office:value-type="float" office:value="178.461">
            <text:p>178.461</text:p>
          </table:table-cell>
          <table:table-cell office:value-type="float" office:value="0.711627">
            <text:p>0.71162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8632">
            <text:p>49.8632</text:p>
          </table:table-cell>
          <table:table-cell office:value-type="float" office:value="1.6398">
            <text:p>1.6398</text:p>
          </table:table-cell>
          <table:table-cell office:value-type="float" office:value="178.36">
            <text:p>178.36</text:p>
          </table:table-cell>
          <table:table-cell office:value-type="float" office:value="0.74194">
            <text:p>0.7419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9692">
            <text:p>49.9692</text:p>
          </table:table-cell>
          <table:table-cell office:value-type="float" office:value="1.73691">
            <text:p>1.73691</text:p>
          </table:table-cell>
          <table:table-cell office:value-type="float" office:value="178.263">
            <text:p>178.2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078">
            <text:p>50.078</text:p>
          </table:table-cell>
          <table:table-cell office:value-type="float" office:value="1.82903">
            <text:p>1.82903</text:p>
          </table:table-cell>
          <table:table-cell office:value-type="float" office:value="178.171">
            <text:p>178.1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1796">
            <text:p>50.1796</text:p>
          </table:table-cell>
          <table:table-cell office:value-type="float" office:value="1.90665">
            <text:p>1.90665</text:p>
          </table:table-cell>
          <table:table-cell office:value-type="float" office:value="178.093">
            <text:p>178.0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2822">
            <text:p>50.2822</text:p>
          </table:table-cell>
          <table:table-cell office:value-type="float" office:value="1.97581">
            <text:p>1.97581</text:p>
          </table:table-cell>
          <table:table-cell office:value-type="float" office:value="178.024">
            <text:p>178.0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3843">
            <text:p>50.3843</text:p>
          </table:table-cell>
          <table:table-cell office:value-type="float" office:value="2.03436">
            <text:p>2.03436</text:p>
          </table:table-cell>
          <table:table-cell office:value-type="float" office:value="177.966">
            <text:p>177.9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4868">
            <text:p>50.4868</text:p>
          </table:table-cell>
          <table:table-cell office:value-type="float" office:value="2.08186">
            <text:p>2.08186</text:p>
          </table:table-cell>
          <table:table-cell office:value-type="float" office:value="177.918">
            <text:p>177.9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5892">
            <text:p>50.5892</text:p>
          </table:table-cell>
          <table:table-cell office:value-type="float" office:value="2.11757">
            <text:p>2.11757</text:p>
          </table:table-cell>
          <table:table-cell office:value-type="float" office:value="177.882">
            <text:p>177.8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6908">
            <text:p>50.6908</text:p>
          </table:table-cell>
          <table:table-cell office:value-type="float" office:value="2.14078">
            <text:p>2.14078</text:p>
          </table:table-cell>
          <table:table-cell office:value-type="float" office:value="177.859">
            <text:p>177.8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7927">
            <text:p>50.7927</text:p>
          </table:table-cell>
          <table:table-cell office:value-type="float" office:value="2.15198">
            <text:p>2.15198</text:p>
          </table:table-cell>
          <table:table-cell office:value-type="float" office:value="177.848">
            <text:p>177.8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8951">
            <text:p>50.8951</text:p>
          </table:table-cell>
          <table:table-cell office:value-type="float" office:value="2.15079">
            <text:p>2.15079</text:p>
          </table:table-cell>
          <table:table-cell office:value-type="float" office:value="177.849">
            <text:p>177.8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9978">
            <text:p>50.9978</text:p>
          </table:table-cell>
          <table:table-cell office:value-type="float" office:value="2.13727">
            <text:p>2.13727</text:p>
          </table:table-cell>
          <table:table-cell office:value-type="float" office:value="177.863">
            <text:p>177.8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1003">
            <text:p>51.1003</text:p>
          </table:table-cell>
          <table:table-cell office:value-type="float" office:value="2.11162">
            <text:p>2.11162</text:p>
          </table:table-cell>
          <table:table-cell office:value-type="float" office:value="177.888">
            <text:p>177.8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2024">
            <text:p>51.2024</text:p>
          </table:table-cell>
          <table:table-cell office:value-type="float" office:value="2.07451">
            <text:p>2.07451</text:p>
          </table:table-cell>
          <table:table-cell office:value-type="float" office:value="177.925">
            <text:p>177.9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3059">
            <text:p>51.3059</text:p>
          </table:table-cell>
          <table:table-cell office:value-type="float" office:value="2.02563">
            <text:p>2.02563</text:p>
          </table:table-cell>
          <table:table-cell office:value-type="float" office:value="177.974">
            <text:p>177.9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4106">
            <text:p>51.4106</text:p>
          </table:table-cell>
          <table:table-cell office:value-type="float" office:value="1.96516">
            <text:p>1.96516</text:p>
          </table:table-cell>
          <table:table-cell office:value-type="float" office:value="178.035">
            <text:p>178.0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5197">
            <text:p>51.5197</text:p>
          </table:table-cell>
          <table:table-cell office:value-type="float" office:value="1.89122">
            <text:p>1.89122</text:p>
          </table:table-cell>
          <table:table-cell office:value-type="float" office:value="178.109">
            <text:p>178.1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6218">
            <text:p>51.6218</text:p>
          </table:table-cell>
          <table:table-cell office:value-type="float" office:value="1.81247">
            <text:p>1.81247</text:p>
          </table:table-cell>
          <table:table-cell office:value-type="float" office:value="178.188">
            <text:p>178.1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7234">
            <text:p>51.7234</text:p>
          </table:table-cell>
          <table:table-cell office:value-type="float" office:value="1.72575">
            <text:p>1.72575</text:p>
          </table:table-cell>
          <table:table-cell office:value-type="float" office:value="178.274">
            <text:p>178.2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8264">
            <text:p>51.8264</text:p>
          </table:table-cell>
          <table:table-cell office:value-type="float" office:value="1.6299">
            <text:p>1.6299</text:p>
          </table:table-cell>
          <table:table-cell office:value-type="float" office:value="178.37">
            <text:p>178.37</text:p>
          </table:table-cell>
          <table:table-cell office:value-type="float" office:value="0.738969">
            <text:p>0.73896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1.9285">
            <text:p>51.9285</text:p>
          </table:table-cell>
          <table:table-cell office:value-type="float" office:value="1.528">
            <text:p>1.528</text:p>
          </table:table-cell>
          <table:table-cell office:value-type="float" office:value="178.472">
            <text:p>178.472</text:p>
          </table:table-cell>
          <table:table-cell office:value-type="float" office:value="0.7084">
            <text:p>0.708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0391">
            <text:p>52.0391</text:p>
          </table:table-cell>
          <table:table-cell office:value-type="float" office:value="1.41026">
            <text:p>1.41026</text:p>
          </table:table-cell>
          <table:table-cell office:value-type="float" office:value="178.59">
            <text:p>178.59</text:p>
          </table:table-cell>
          <table:table-cell office:value-type="float" office:value="0.673079">
            <text:p>0.67307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1418">
            <text:p>52.1418</text:p>
          </table:table-cell>
          <table:table-cell office:value-type="float" office:value="1.29517">
            <text:p>1.29517</text:p>
          </table:table-cell>
          <table:table-cell office:value-type="float" office:value="178.705">
            <text:p>178.705</text:p>
          </table:table-cell>
          <table:table-cell office:value-type="float" office:value="0.63855">
            <text:p>0.6385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25">
            <text:p>52.25</text:p>
          </table:table-cell>
          <table:table-cell office:value-type="float" office:value="1.16905">
            <text:p>1.16905</text:p>
          </table:table-cell>
          <table:table-cell office:value-type="float" office:value="178.831">
            <text:p>178.831</text:p>
          </table:table-cell>
          <table:table-cell office:value-type="float" office:value="0.600716">
            <text:p>0.60071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355">
            <text:p>52.355</text:p>
          </table:table-cell>
          <table:table-cell office:value-type="float" office:value="1.04318">
            <text:p>1.04318</text:p>
          </table:table-cell>
          <table:table-cell office:value-type="float" office:value="178.957">
            <text:p>178.957</text:p>
          </table:table-cell>
          <table:table-cell office:value-type="float" office:value="0.562955">
            <text:p>0.56295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4634">
            <text:p>52.4634</text:p>
          </table:table-cell>
          <table:table-cell office:value-type="float" office:value="0.910889">
            <text:p>0.910889</text:p>
          </table:table-cell>
          <table:table-cell office:value-type="float" office:value="179.089">
            <text:p>179.089</text:p>
          </table:table-cell>
          <table:table-cell office:value-type="float" office:value="0.523267">
            <text:p>0.52326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573">
            <text:p>52.573</text:p>
          </table:table-cell>
          <table:table-cell office:value-type="float" office:value="0.776337">
            <text:p>0.776337</text:p>
          </table:table-cell>
          <table:table-cell office:value-type="float" office:value="179.224">
            <text:p>179.224</text:p>
          </table:table-cell>
          <table:table-cell office:value-type="float" office:value="0.482901">
            <text:p>0.4829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6813">
            <text:p>52.6813</text:p>
          </table:table-cell>
          <table:table-cell office:value-type="float" office:value="0.644379">
            <text:p>0.644379</text:p>
          </table:table-cell>
          <table:table-cell office:value-type="float" office:value="179.356">
            <text:p>179.356</text:p>
          </table:table-cell>
          <table:table-cell office:value-type="float" office:value="0.443314">
            <text:p>0.44331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7845">
            <text:p>52.7845</text:p>
          </table:table-cell>
          <table:table-cell office:value-type="float" office:value="0.520981">
            <text:p>0.520981</text:p>
          </table:table-cell>
          <table:table-cell office:value-type="float" office:value="179.479">
            <text:p>179.479</text:p>
          </table:table-cell>
          <table:table-cell office:value-type="float" office:value="0.406294">
            <text:p>0.40629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8861">
            <text:p>52.8861</text:p>
          </table:table-cell>
          <table:table-cell office:value-type="float" office:value="0.403824">
            <text:p>0.403824</text:p>
          </table:table-cell>
          <table:table-cell office:value-type="float" office:value="179.596">
            <text:p>179.596</text:p>
          </table:table-cell>
          <table:table-cell office:value-type="float" office:value="0.371147">
            <text:p>0.37114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2.9932">
            <text:p>52.9932</text:p>
          </table:table-cell>
          <table:table-cell office:value-type="float" office:value="0.286163">
            <text:p>0.286163</text:p>
          </table:table-cell>
          <table:table-cell office:value-type="float" office:value="179.714">
            <text:p>179.714</text:p>
          </table:table-cell>
          <table:table-cell office:value-type="float" office:value="0.335849">
            <text:p>0.33584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1001">
            <text:p>53.1001</text:p>
          </table:table-cell>
          <table:table-cell office:value-type="float" office:value="0.176239">
            <text:p>0.176239</text:p>
          </table:table-cell>
          <table:table-cell office:value-type="float" office:value="179.824">
            <text:p>179.824</text:p>
          </table:table-cell>
          <table:table-cell office:value-type="float" office:value="0.302872">
            <text:p>0.30287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2141">
            <text:p>53.2141</text:p>
          </table:table-cell>
          <table:table-cell office:value-type="float" office:value="0.0693207">
            <text:p>0.0693207</text:p>
          </table:table-cell>
          <table:table-cell office:value-type="float" office:value="179.931">
            <text:p>179.931</text:p>
          </table:table-cell>
          <table:table-cell office:value-type="float" office:value="0.270796">
            <text:p>0.27079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3154">
            <text:p>53.3154</text:p>
          </table:table-cell>
          <table:table-cell office:value-type="float" office:value="-0.0156403">
            <text:p>-0.0156403</text:p>
          </table:table-cell>
          <table:table-cell office:value-type="float" office:value="180.016">
            <text:p>180.01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4193">
            <text:p>53.4193</text:p>
          </table:table-cell>
          <table:table-cell office:value-type="float" office:value="-0.0918579">
            <text:p>-0.0918579</text:p>
          </table:table-cell>
          <table:table-cell office:value-type="float" office:value="180.092">
            <text:p>180.09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5281">
            <text:p>53.5281</text:p>
          </table:table-cell>
          <table:table-cell office:value-type="float" office:value="-0.159149">
            <text:p>-0.159149</text:p>
          </table:table-cell>
          <table:table-cell office:value-type="float" office:value="180.159">
            <text:p>180.15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6392">
            <text:p>53.6392</text:p>
          </table:table-cell>
          <table:table-cell office:value-type="float" office:value="-0.214127">
            <text:p>-0.214127</text:p>
          </table:table-cell>
          <table:table-cell office:value-type="float" office:value="180.214">
            <text:p>180.2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7507">
            <text:p>53.7507</text:p>
          </table:table-cell>
          <table:table-cell office:value-type="float" office:value="-0.254944">
            <text:p>-0.254944</text:p>
          </table:table-cell>
          <table:table-cell office:value-type="float" office:value="180.255">
            <text:p>180.25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8639">
            <text:p>53.8639</text:p>
          </table:table-cell>
          <table:table-cell office:value-type="float" office:value="-0.281586">
            <text:p>-0.281586</text:p>
          </table:table-cell>
          <table:table-cell office:value-type="float" office:value="180.282">
            <text:p>180.28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3.9644">
            <text:p>53.9644</text:p>
          </table:table-cell>
          <table:table-cell office:value-type="float" office:value="-0.292892">
            <text:p>-0.292892</text:p>
          </table:table-cell>
          <table:table-cell office:value-type="float" office:value="180.293">
            <text:p>180.29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0726">
            <text:p>54.0726</text:p>
          </table:table-cell>
          <table:table-cell office:value-type="float" office:value="-0.292786">
            <text:p>-0.292786</text:p>
          </table:table-cell>
          <table:table-cell office:value-type="float" office:value="180.293">
            <text:p>180.29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1759">
            <text:p>54.1759</text:p>
          </table:table-cell>
          <table:table-cell office:value-type="float" office:value="-0.281097">
            <text:p>-0.281097</text:p>
          </table:table-cell>
          <table:table-cell office:value-type="float" office:value="180.281">
            <text:p>180.28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2787">
            <text:p>54.2787</text:p>
          </table:table-cell>
          <table:table-cell office:value-type="float" office:value="-0.258865">
            <text:p>-0.258865</text:p>
          </table:table-cell>
          <table:table-cell office:value-type="float" office:value="180.259">
            <text:p>180.25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3815">
            <text:p>54.3815</text:p>
          </table:table-cell>
          <table:table-cell office:value-type="float" office:value="-0.226578">
            <text:p>-0.226578</text:p>
          </table:table-cell>
          <table:table-cell office:value-type="float" office:value="180.227">
            <text:p>180.22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4865">
            <text:p>54.4865</text:p>
          </table:table-cell>
          <table:table-cell office:value-type="float" office:value="-0.183884">
            <text:p>-0.183884</text:p>
          </table:table-cell>
          <table:table-cell office:value-type="float" office:value="180.184">
            <text:p>180.18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5895">
            <text:p>54.5895</text:p>
          </table:table-cell>
          <table:table-cell office:value-type="float" office:value="-0.132996">
            <text:p>-0.132996</text:p>
          </table:table-cell>
          <table:table-cell office:value-type="float" office:value="180.133">
            <text:p>180.13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6915">
            <text:p>54.6915</text:p>
          </table:table-cell>
          <table:table-cell office:value-type="float" office:value="-0.0745392">
            <text:p>-0.0745392</text:p>
          </table:table-cell>
          <table:table-cell office:value-type="float" office:value="180.075">
            <text:p>180.0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7937">
            <text:p>54.7937</text:p>
          </table:table-cell>
          <table:table-cell office:value-type="float" office:value="-0.00857544">
            <text:p>-0.00857544</text:p>
          </table:table-cell>
          <table:table-cell office:value-type="float" office:value="180.009">
            <text:p>180.00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8949">
            <text:p>54.8949</text:p>
          </table:table-cell>
          <table:table-cell office:value-type="float" office:value="0.0636292">
            <text:p>0.0636292</text:p>
          </table:table-cell>
          <table:table-cell office:value-type="float" office:value="179.936">
            <text:p>179.936</text:p>
          </table:table-cell>
          <table:table-cell office:value-type="float" office:value="0.269089">
            <text:p>0.26908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4.9996">
            <text:p>54.9996</text:p>
          </table:table-cell>
          <table:table-cell office:value-type="float" office:value="0.144821">
            <text:p>0.144821</text:p>
          </table:table-cell>
          <table:table-cell office:value-type="float" office:value="179.855">
            <text:p>179.855</text:p>
          </table:table-cell>
          <table:table-cell office:value-type="float" office:value="0.293446">
            <text:p>0.29344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1027">
            <text:p>55.1027</text:p>
          </table:table-cell>
          <table:table-cell office:value-type="float" office:value="0.230606">
            <text:p>0.230606</text:p>
          </table:table-cell>
          <table:table-cell office:value-type="float" office:value="179.769">
            <text:p>179.769</text:p>
          </table:table-cell>
          <table:table-cell office:value-type="float" office:value="0.319182">
            <text:p>0.3191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2114">
            <text:p>55.2114</text:p>
          </table:table-cell>
          <table:table-cell office:value-type="float" office:value="0.326904">
            <text:p>0.326904</text:p>
          </table:table-cell>
          <table:table-cell office:value-type="float" office:value="179.673">
            <text:p>179.673</text:p>
          </table:table-cell>
          <table:table-cell office:value-type="float" office:value="0.348071">
            <text:p>0.34807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3175">
            <text:p>55.3175</text:p>
          </table:table-cell>
          <table:table-cell office:value-type="float" office:value="0.425964">
            <text:p>0.425964</text:p>
          </table:table-cell>
          <table:table-cell office:value-type="float" office:value="179.574">
            <text:p>179.574</text:p>
          </table:table-cell>
          <table:table-cell office:value-type="float" office:value="0.377789">
            <text:p>0.37778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4197">
            <text:p>55.4197</text:p>
          </table:table-cell>
          <table:table-cell office:value-type="float" office:value="0.525818">
            <text:p>0.525818</text:p>
          </table:table-cell>
          <table:table-cell office:value-type="float" office:value="179.474">
            <text:p>179.474</text:p>
          </table:table-cell>
          <table:table-cell office:value-type="float" office:value="0.407745">
            <text:p>0.40774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5216">
            <text:p>55.5216</text:p>
          </table:table-cell>
          <table:table-cell office:value-type="float" office:value="0.629013">
            <text:p>0.629013</text:p>
          </table:table-cell>
          <table:table-cell office:value-type="float" office:value="179.371">
            <text:p>179.371</text:p>
          </table:table-cell>
          <table:table-cell office:value-type="float" office:value="0.438704">
            <text:p>0.43870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6317">
            <text:p>55.6317</text:p>
          </table:table-cell>
          <table:table-cell office:value-type="float" office:value="0.74437">
            <text:p>0.74437</text:p>
          </table:table-cell>
          <table:table-cell office:value-type="float" office:value="179.256">
            <text:p>179.256</text:p>
          </table:table-cell>
          <table:table-cell office:value-type="float" office:value="0.473311">
            <text:p>0.47331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7449">
            <text:p>55.7449</text:p>
          </table:table-cell>
          <table:table-cell office:value-type="float" office:value="0.86618">
            <text:p>0.86618</text:p>
          </table:table-cell>
          <table:table-cell office:value-type="float" office:value="179.134">
            <text:p>179.134</text:p>
          </table:table-cell>
          <table:table-cell office:value-type="float" office:value="0.509854">
            <text:p>0.50985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8577">
            <text:p>55.8577</text:p>
          </table:table-cell>
          <table:table-cell office:value-type="float" office:value="0.990341">
            <text:p>0.990341</text:p>
          </table:table-cell>
          <table:table-cell office:value-type="float" office:value="179.01">
            <text:p>179.01</text:p>
          </table:table-cell>
          <table:table-cell office:value-type="float" office:value="0.547102">
            <text:p>0.54710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.9727">
            <text:p>55.9727</text:p>
          </table:table-cell>
          <table:table-cell office:value-type="float" office:value="1.11871">
            <text:p>1.11871</text:p>
          </table:table-cell>
          <table:table-cell office:value-type="float" office:value="178.881">
            <text:p>178.881</text:p>
          </table:table-cell>
          <table:table-cell office:value-type="float" office:value="0.585614">
            <text:p>0.58561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0857">
            <text:p>56.0857</text:p>
          </table:table-cell>
          <table:table-cell office:value-type="float" office:value="1.24554">
            <text:p>1.24554</text:p>
          </table:table-cell>
          <table:table-cell office:value-type="float" office:value="178.754">
            <text:p>178.754</text:p>
          </table:table-cell>
          <table:table-cell office:value-type="float" office:value="0.623663">
            <text:p>0.62366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1936">
            <text:p>56.1936</text:p>
          </table:table-cell>
          <table:table-cell office:value-type="float" office:value="1.36626">
            <text:p>1.36626</text:p>
          </table:table-cell>
          <table:table-cell office:value-type="float" office:value="178.634">
            <text:p>178.634</text:p>
          </table:table-cell>
          <table:table-cell office:value-type="float" office:value="0.659877">
            <text:p>0.65987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306">
            <text:p>56.306</text:p>
          </table:table-cell>
          <table:table-cell office:value-type="float" office:value="1.49049">
            <text:p>1.49049</text:p>
          </table:table-cell>
          <table:table-cell office:value-type="float" office:value="178.51">
            <text:p>178.51</text:p>
          </table:table-cell>
          <table:table-cell office:value-type="float" office:value="0.697148">
            <text:p>0.69714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4122">
            <text:p>56.4122</text:p>
          </table:table-cell>
          <table:table-cell office:value-type="float" office:value="1.60504">
            <text:p>1.60504</text:p>
          </table:table-cell>
          <table:table-cell office:value-type="float" office:value="178.395">
            <text:p>178.395</text:p>
          </table:table-cell>
          <table:table-cell office:value-type="float" office:value="0.731512">
            <text:p>0.73151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5267">
            <text:p>56.5267</text:p>
          </table:table-cell>
          <table:table-cell office:value-type="float" office:value="1.72386">
            <text:p>1.72386</text:p>
          </table:table-cell>
          <table:table-cell office:value-type="float" office:value="178.276">
            <text:p>178.2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6399">
            <text:p>56.6399</text:p>
          </table:table-cell>
          <table:table-cell office:value-type="float" office:value="1.83438">
            <text:p>1.83438</text:p>
          </table:table-cell>
          <table:table-cell office:value-type="float" office:value="178.166">
            <text:p>178.1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7535">
            <text:p>56.7535</text:p>
          </table:table-cell>
          <table:table-cell office:value-type="float" office:value="1.93666">
            <text:p>1.93666</text:p>
          </table:table-cell>
          <table:table-cell office:value-type="float" office:value="178.063">
            <text:p>178.0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8582">
            <text:p>56.8582</text:p>
          </table:table-cell>
          <table:table-cell office:value-type="float" office:value="2.02148">
            <text:p>2.02148</text:p>
          </table:table-cell>
          <table:table-cell office:value-type="float" office:value="177.979">
            <text:p>177.9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.964">
            <text:p>56.964</text:p>
          </table:table-cell>
          <table:table-cell office:value-type="float" office:value="2.09711">
            <text:p>2.09711</text:p>
          </table:table-cell>
          <table:table-cell office:value-type="float" office:value="177.903">
            <text:p>177.9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0696">
            <text:p>57.0696</text:p>
          </table:table-cell>
          <table:table-cell office:value-type="float" office:value="2.16122">
            <text:p>2.16122</text:p>
          </table:table-cell>
          <table:table-cell office:value-type="float" office:value="177.839">
            <text:p>177.8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1763">
            <text:p>57.1763</text:p>
          </table:table-cell>
          <table:table-cell office:value-type="float" office:value="2.21358">
            <text:p>2.21358</text:p>
          </table:table-cell>
          <table:table-cell office:value-type="float" office:value="177.786">
            <text:p>177.7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2905">
            <text:p>57.2905</text:p>
          </table:table-cell>
          <table:table-cell office:value-type="float" office:value="2.25526">
            <text:p>2.25526</text:p>
          </table:table-cell>
          <table:table-cell office:value-type="float" office:value="177.745">
            <text:p>177.7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4026">
            <text:p>57.4026</text:p>
          </table:table-cell>
          <table:table-cell office:value-type="float" office:value="2.28136">
            <text:p>2.28136</text:p>
          </table:table-cell>
          <table:table-cell office:value-type="float" office:value="177.719">
            <text:p>177.7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509">
            <text:p>57.509</text:p>
          </table:table-cell>
          <table:table-cell office:value-type="float" office:value="2.29254">
            <text:p>2.29254</text:p>
          </table:table-cell>
          <table:table-cell office:value-type="float" office:value="177.707">
            <text:p>177.7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6165">
            <text:p>57.6165</text:p>
          </table:table-cell>
          <table:table-cell office:value-type="float" office:value="2.29036">
            <text:p>2.29036</text:p>
          </table:table-cell>
          <table:table-cell office:value-type="float" office:value="177.71">
            <text:p>177.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7305">
            <text:p>57.7305</text:p>
          </table:table-cell>
          <table:table-cell office:value-type="float" office:value="2.2738">
            <text:p>2.2738</text:p>
          </table:table-cell>
          <table:table-cell office:value-type="float" office:value="177.726">
            <text:p>177.7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8337">
            <text:p>57.8337</text:p>
          </table:table-cell>
          <table:table-cell office:value-type="float" office:value="2.24673">
            <text:p>2.24673</text:p>
          </table:table-cell>
          <table:table-cell office:value-type="float" office:value="177.753">
            <text:p>177.7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.9375">
            <text:p>57.9375</text:p>
          </table:table-cell>
          <table:table-cell office:value-type="float" office:value="2.20837">
            <text:p>2.20837</text:p>
          </table:table-cell>
          <table:table-cell office:value-type="float" office:value="177.792">
            <text:p>177.7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0476">
            <text:p>58.0476</text:p>
          </table:table-cell>
          <table:table-cell office:value-type="float" office:value="2.15607">
            <text:p>2.15607</text:p>
          </table:table-cell>
          <table:table-cell office:value-type="float" office:value="177.844">
            <text:p>177.8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155">
            <text:p>58.155</text:p>
          </table:table-cell>
          <table:table-cell office:value-type="float" office:value="2.09427">
            <text:p>2.09427</text:p>
          </table:table-cell>
          <table:table-cell office:value-type="float" office:value="177.906">
            <text:p>177.9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262">
            <text:p>58.262</text:p>
          </table:table-cell>
          <table:table-cell office:value-type="float" office:value="2.02283">
            <text:p>2.02283</text:p>
          </table:table-cell>
          <table:table-cell office:value-type="float" office:value="177.977">
            <text:p>177.9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3699">
            <text:p>58.3699</text:p>
          </table:table-cell>
          <table:table-cell office:value-type="float" office:value="1.94165">
            <text:p>1.94165</text:p>
          </table:table-cell>
          <table:table-cell office:value-type="float" office:value="178.058">
            <text:p>178.0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4775">
            <text:p>58.4775</text:p>
          </table:table-cell>
          <table:table-cell office:value-type="float" office:value="1.85228">
            <text:p>1.85228</text:p>
          </table:table-cell>
          <table:table-cell office:value-type="float" office:value="178.148">
            <text:p>178.1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5913">
            <text:p>58.5913</text:p>
          </table:table-cell>
          <table:table-cell office:value-type="float" office:value="1.74976">
            <text:p>1.74976</text:p>
          </table:table-cell>
          <table:table-cell office:value-type="float" office:value="178.25">
            <text:p>178.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7053">
            <text:p>58.7053</text:p>
          </table:table-cell>
          <table:table-cell office:value-type="float" office:value="1.63925">
            <text:p>1.63925</text:p>
          </table:table-cell>
          <table:table-cell office:value-type="float" office:value="178.361">
            <text:p>178.361</text:p>
          </table:table-cell>
          <table:table-cell office:value-type="float" office:value="0.741776">
            <text:p>0.74177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8193">
            <text:p>58.8193</text:p>
          </table:table-cell>
          <table:table-cell office:value-type="float" office:value="1.52205">
            <text:p>1.52205</text:p>
          </table:table-cell>
          <table:table-cell office:value-type="float" office:value="178.478">
            <text:p>178.478</text:p>
          </table:table-cell>
          <table:table-cell office:value-type="float" office:value="0.706615">
            <text:p>0.70661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8.9321">
            <text:p>58.9321</text:p>
          </table:table-cell>
          <table:table-cell office:value-type="float" office:value="1.4006">
            <text:p>1.4006</text:p>
          </table:table-cell>
          <table:table-cell office:value-type="float" office:value="178.599">
            <text:p>178.599</text:p>
          </table:table-cell>
          <table:table-cell office:value-type="float" office:value="0.670181">
            <text:p>0.67018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0393">
            <text:p>59.0393</text:p>
          </table:table-cell>
          <table:table-cell office:value-type="float" office:value="1.28053">
            <text:p>1.28053</text:p>
          </table:table-cell>
          <table:table-cell office:value-type="float" office:value="178.719">
            <text:p>178.719</text:p>
          </table:table-cell>
          <table:table-cell office:value-type="float" office:value="0.63416">
            <text:p>0.6341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1465">
            <text:p>59.1465</text:p>
          </table:table-cell>
          <table:table-cell office:value-type="float" office:value="1.15735">
            <text:p>1.15735</text:p>
          </table:table-cell>
          <table:table-cell office:value-type="float" office:value="178.843">
            <text:p>178.843</text:p>
          </table:table-cell>
          <table:table-cell office:value-type="float" office:value="0.597205">
            <text:p>0.59720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2502">
            <text:p>59.2502</text:p>
          </table:table-cell>
          <table:table-cell office:value-type="float" office:value="1.03618">
            <text:p>1.03618</text:p>
          </table:table-cell>
          <table:table-cell office:value-type="float" office:value="178.964">
            <text:p>178.964</text:p>
          </table:table-cell>
          <table:table-cell office:value-type="float" office:value="0.560854">
            <text:p>0.56085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3542">
            <text:p>59.3542</text:p>
          </table:table-cell>
          <table:table-cell office:value-type="float" office:value="0.913742">
            <text:p>0.913742</text:p>
          </table:table-cell>
          <table:table-cell office:value-type="float" office:value="179.086">
            <text:p>179.086</text:p>
          </table:table-cell>
          <table:table-cell office:value-type="float" office:value="0.524123">
            <text:p>0.52412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4592">
            <text:p>59.4592</text:p>
          </table:table-cell>
          <table:table-cell office:value-type="float" office:value="0.790909">
            <text:p>0.790909</text:p>
          </table:table-cell>
          <table:table-cell office:value-type="float" office:value="179.209">
            <text:p>179.209</text:p>
          </table:table-cell>
          <table:table-cell office:value-type="float" office:value="0.487273">
            <text:p>0.48727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5669">
            <text:p>59.5669</text:p>
          </table:table-cell>
          <table:table-cell office:value-type="float" office:value="0.666962">
            <text:p>0.666962</text:p>
          </table:table-cell>
          <table:table-cell office:value-type="float" office:value="179.333">
            <text:p>179.333</text:p>
          </table:table-cell>
          <table:table-cell office:value-type="float" office:value="0.450089">
            <text:p>0.45008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6702">
            <text:p>59.6702</text:p>
          </table:table-cell>
          <table:table-cell office:value-type="float" office:value="0.55162">
            <text:p>0.55162</text:p>
          </table:table-cell>
          <table:table-cell office:value-type="float" office:value="179.448">
            <text:p>179.448</text:p>
          </table:table-cell>
          <table:table-cell office:value-type="float" office:value="0.415486">
            <text:p>0.41548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7849">
            <text:p>59.7849</text:p>
          </table:table-cell>
          <table:table-cell office:value-type="float" office:value="0.429214">
            <text:p>0.429214</text:p>
          </table:table-cell>
          <table:table-cell office:value-type="float" office:value="179.571">
            <text:p>179.571</text:p>
          </table:table-cell>
          <table:table-cell office:value-type="float" office:value="0.378764">
            <text:p>0.37876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9.9004">
            <text:p>59.9004</text:p>
          </table:table-cell>
          <table:table-cell office:value-type="float" office:value="0.314133">
            <text:p>0.314133</text:p>
          </table:table-cell>
          <table:table-cell office:value-type="float" office:value="179.686">
            <text:p>179.686</text:p>
          </table:table-cell>
          <table:table-cell office:value-type="float" office:value="0.34424">
            <text:p>0.3442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0063">
            <text:p>60.0063</text:p>
          </table:table-cell>
          <table:table-cell office:value-type="float" office:value="0.217484">
            <text:p>0.217484</text:p>
          </table:table-cell>
          <table:table-cell office:value-type="float" office:value="179.783">
            <text:p>179.783</text:p>
          </table:table-cell>
          <table:table-cell office:value-type="float" office:value="0.315245">
            <text:p>0.31524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1099">
            <text:p>60.1099</text:p>
          </table:table-cell>
          <table:table-cell office:value-type="float" office:value="0.132248">
            <text:p>0.132248</text:p>
          </table:table-cell>
          <table:table-cell office:value-type="float" office:value="179.868">
            <text:p>179.868</text:p>
          </table:table-cell>
          <table:table-cell office:value-type="float" office:value="0.289674">
            <text:p>0.28967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2141">
            <text:p>60.2141</text:p>
          </table:table-cell>
          <table:table-cell office:value-type="float" office:value="0.0571594">
            <text:p>0.0571594</text:p>
          </table:table-cell>
          <table:table-cell office:value-type="float" office:value="179.943">
            <text:p>179.943</text:p>
          </table:table-cell>
          <table:table-cell office:value-type="float" office:value="0.267148">
            <text:p>0.26714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3176">
            <text:p>60.3176</text:p>
          </table:table-cell>
          <table:table-cell office:value-type="float" office:value="-0.00624084">
            <text:p>-0.00624084</text:p>
          </table:table-cell>
          <table:table-cell office:value-type="float" office:value="180.006">
            <text:p>180.00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4209">
            <text:p>60.4209</text:p>
          </table:table-cell>
          <table:table-cell office:value-type="float" office:value="-0.0574799">
            <text:p>-0.0574799</text:p>
          </table:table-cell>
          <table:table-cell office:value-type="float" office:value="180.057">
            <text:p>180.05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5295">
            <text:p>60.5295</text:p>
          </table:table-cell>
          <table:table-cell office:value-type="float" office:value="-0.0980225">
            <text:p>-0.0980225</text:p>
          </table:table-cell>
          <table:table-cell office:value-type="float" office:value="180.098">
            <text:p>180.09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6443">
            <text:p>60.6443</text:p>
          </table:table-cell>
          <table:table-cell office:value-type="float" office:value="-0.125656">
            <text:p>-0.125656</text:p>
          </table:table-cell>
          <table:table-cell office:value-type="float" office:value="180.126">
            <text:p>180.12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7476">
            <text:p>60.7476</text:p>
          </table:table-cell>
          <table:table-cell office:value-type="float" office:value="-0.137268">
            <text:p>-0.137268</text:p>
          </table:table-cell>
          <table:table-cell office:value-type="float" office:value="180.137">
            <text:p>180.13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8503">
            <text:p>60.8503</text:p>
          </table:table-cell>
          <table:table-cell office:value-type="float" office:value="-0.136627">
            <text:p>-0.136627</text:p>
          </table:table-cell>
          <table:table-cell office:value-type="float" office:value="180.137">
            <text:p>180.13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0.9534">
            <text:p>60.9534</text:p>
          </table:table-cell>
          <table:table-cell office:value-type="float" office:value="-0.124146">
            <text:p>-0.124146</text:p>
          </table:table-cell>
          <table:table-cell office:value-type="float" office:value="180.124">
            <text:p>180.12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0588">
            <text:p>61.0588</text:p>
          </table:table-cell>
          <table:table-cell office:value-type="float" office:value="-0.0995941">
            <text:p>-0.0995941</text:p>
          </table:table-cell>
          <table:table-cell office:value-type="float" office:value="180.1">
            <text:p>180.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1729">
            <text:p>61.1729</text:p>
          </table:table-cell>
          <table:table-cell office:value-type="float" office:value="-0.0602417">
            <text:p>-0.0602417</text:p>
          </table:table-cell>
          <table:table-cell office:value-type="float" office:value="180.06">
            <text:p>180.0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2861">
            <text:p>61.2861</text:p>
          </table:table-cell>
          <table:table-cell office:value-type="float" office:value="-0.00897217">
            <text:p>-0.00897217</text:p>
          </table:table-cell>
          <table:table-cell office:value-type="float" office:value="180.009">
            <text:p>180.00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3926">
            <text:p>61.3926</text:p>
          </table:table-cell>
          <table:table-cell office:value-type="float" office:value="0.0496979">
            <text:p>0.0496979</text:p>
          </table:table-cell>
          <table:table-cell office:value-type="float" office:value="179.95">
            <text:p>179.95</text:p>
          </table:table-cell>
          <table:table-cell office:value-type="float" office:value="0.264909">
            <text:p>0.26490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4949">
            <text:p>61.4949</text:p>
          </table:table-cell>
          <table:table-cell office:value-type="float" office:value="0.114929">
            <text:p>0.114929</text:p>
          </table:table-cell>
          <table:table-cell office:value-type="float" office:value="179.885">
            <text:p>179.885</text:p>
          </table:table-cell>
          <table:table-cell office:value-type="float" office:value="0.284479">
            <text:p>0.28447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6104">
            <text:p>61.6104</text:p>
          </table:table-cell>
          <table:table-cell office:value-type="float" office:value="0.198273">
            <text:p>0.198273</text:p>
          </table:table-cell>
          <table:table-cell office:value-type="float" office:value="179.802">
            <text:p>179.802</text:p>
          </table:table-cell>
          <table:table-cell office:value-type="float" office:value="0.309482">
            <text:p>0.3094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7258">
            <text:p>61.7258</text:p>
          </table:table-cell>
          <table:table-cell office:value-type="float" office:value="0.290985">
            <text:p>0.290985</text:p>
          </table:table-cell>
          <table:table-cell office:value-type="float" office:value="179.709">
            <text:p>179.709</text:p>
          </table:table-cell>
          <table:table-cell office:value-type="float" office:value="0.337296">
            <text:p>0.33729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8403">
            <text:p>61.8403</text:p>
          </table:table-cell>
          <table:table-cell office:value-type="float" office:value="0.391174">
            <text:p>0.391174</text:p>
          </table:table-cell>
          <table:table-cell office:value-type="float" office:value="179.609">
            <text:p>179.609</text:p>
          </table:table-cell>
          <table:table-cell office:value-type="float" office:value="0.367352">
            <text:p>0.36735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1.9509">
            <text:p>61.9509</text:p>
          </table:table-cell>
          <table:table-cell office:value-type="float" office:value="0.494888">
            <text:p>0.494888</text:p>
          </table:table-cell>
          <table:table-cell office:value-type="float" office:value="179.505">
            <text:p>179.505</text:p>
          </table:table-cell>
          <table:table-cell office:value-type="float" office:value="0.398466">
            <text:p>0.39846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0554">
            <text:p>62.0554</text:p>
          </table:table-cell>
          <table:table-cell office:value-type="float" office:value="0.598877">
            <text:p>0.598877</text:p>
          </table:table-cell>
          <table:table-cell office:value-type="float" office:value="179.401">
            <text:p>179.401</text:p>
          </table:table-cell>
          <table:table-cell office:value-type="float" office:value="0.429663">
            <text:p>0.42966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1597">
            <text:p>62.1597</text:p>
          </table:table-cell>
          <table:table-cell office:value-type="float" office:value="0.707413">
            <text:p>0.707413</text:p>
          </table:table-cell>
          <table:table-cell office:value-type="float" office:value="179.293">
            <text:p>179.293</text:p>
          </table:table-cell>
          <table:table-cell office:value-type="float" office:value="0.462224">
            <text:p>0.46222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2629">
            <text:p>62.2629</text:p>
          </table:table-cell>
          <table:table-cell office:value-type="float" office:value="0.819275">
            <text:p>0.819275</text:p>
          </table:table-cell>
          <table:table-cell office:value-type="float" office:value="179.181">
            <text:p>179.181</text:p>
          </table:table-cell>
          <table:table-cell office:value-type="float" office:value="0.495782">
            <text:p>0.4957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3655">
            <text:p>62.3655</text:p>
          </table:table-cell>
          <table:table-cell office:value-type="float" office:value="0.93367">
            <text:p>0.93367</text:p>
          </table:table-cell>
          <table:table-cell office:value-type="float" office:value="179.066">
            <text:p>179.066</text:p>
          </table:table-cell>
          <table:table-cell office:value-type="float" office:value="0.530101">
            <text:p>0.5301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4697">
            <text:p>62.4697</text:p>
          </table:table-cell>
          <table:table-cell office:value-type="float" office:value="1.0529">
            <text:p>1.0529</text:p>
          </table:table-cell>
          <table:table-cell office:value-type="float" office:value="178.947">
            <text:p>178.947</text:p>
          </table:table-cell>
          <table:table-cell office:value-type="float" office:value="0.565871">
            <text:p>0.56587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5864">
            <text:p>62.5864</text:p>
          </table:table-cell>
          <table:table-cell office:value-type="float" office:value="1.18884">
            <text:p>1.18884</text:p>
          </table:table-cell>
          <table:table-cell office:value-type="float" office:value="178.811">
            <text:p>178.811</text:p>
          </table:table-cell>
          <table:table-cell office:value-type="float" office:value="0.606653">
            <text:p>0.60665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6987">
            <text:p>62.6987</text:p>
          </table:table-cell>
          <table:table-cell office:value-type="float" office:value="1.32059">
            <text:p>1.32059</text:p>
          </table:table-cell>
          <table:table-cell office:value-type="float" office:value="178.679">
            <text:p>178.679</text:p>
          </table:table-cell>
          <table:table-cell office:value-type="float" office:value="0.646176">
            <text:p>0.64617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8123">
            <text:p>62.8123</text:p>
          </table:table-cell>
          <table:table-cell office:value-type="float" office:value="1.45351">
            <text:p>1.45351</text:p>
          </table:table-cell>
          <table:table-cell office:value-type="float" office:value="178.546">
            <text:p>178.546</text:p>
          </table:table-cell>
          <table:table-cell office:value-type="float" office:value="0.686052">
            <text:p>0.68605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2.9138">
            <text:p>62.9138</text:p>
          </table:table-cell>
          <table:table-cell office:value-type="float" office:value="1.57092">
            <text:p>1.57092</text:p>
          </table:table-cell>
          <table:table-cell office:value-type="float" office:value="178.429">
            <text:p>178.429</text:p>
          </table:table-cell>
          <table:table-cell office:value-type="float" office:value="0.721277">
            <text:p>0.72127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0239">
            <text:p>63.0239</text:p>
          </table:table-cell>
          <table:table-cell office:value-type="float" office:value="1.69528">
            <text:p>1.69528</text:p>
          </table:table-cell>
          <table:table-cell office:value-type="float" office:value="178.305">
            <text:p>178.305</text:p>
          </table:table-cell>
          <table:table-cell office:value-type="float" office:value="0.758585">
            <text:p>0.75858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1365">
            <text:p>63.1365</text:p>
          </table:table-cell>
          <table:table-cell office:value-type="float" office:value="1.81726">
            <text:p>1.81726</text:p>
          </table:table-cell>
          <table:table-cell office:value-type="float" office:value="178.183">
            <text:p>178.1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2498">
            <text:p>63.2498</text:p>
          </table:table-cell>
          <table:table-cell office:value-type="float" office:value="1.93283">
            <text:p>1.93283</text:p>
          </table:table-cell>
          <table:table-cell office:value-type="float" office:value="178.067">
            <text:p>178.0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353">
            <text:p>63.353</text:p>
          </table:table-cell>
          <table:table-cell office:value-type="float" office:value="2.02991">
            <text:p>2.02991</text:p>
          </table:table-cell>
          <table:table-cell office:value-type="float" office:value="177.97">
            <text:p>177.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4565">
            <text:p>63.4565</text:p>
          </table:table-cell>
          <table:table-cell office:value-type="float" office:value="2.11803">
            <text:p>2.11803</text:p>
          </table:table-cell>
          <table:table-cell office:value-type="float" office:value="177.882">
            <text:p>177.8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5623">
            <text:p>63.5623</text:p>
          </table:table-cell>
          <table:table-cell office:value-type="float" office:value="2.19748">
            <text:p>2.19748</text:p>
          </table:table-cell>
          <table:table-cell office:value-type="float" office:value="177.803">
            <text:p>177.8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6672">
            <text:p>63.6672</text:p>
          </table:table-cell>
          <table:table-cell office:value-type="float" office:value="2.26463">
            <text:p>2.26463</text:p>
          </table:table-cell>
          <table:table-cell office:value-type="float" office:value="177.735">
            <text:p>177.7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7808">
            <text:p>63.7808</text:p>
          </table:table-cell>
          <table:table-cell office:value-type="float" office:value="2.32335">
            <text:p>2.32335</text:p>
          </table:table-cell>
          <table:table-cell office:value-type="float" office:value="177.677">
            <text:p>177.6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3.8955">
            <text:p>63.8955</text:p>
          </table:table-cell>
          <table:table-cell office:value-type="float" office:value="2.3678">
            <text:p>2.3678</text:p>
          </table:table-cell>
          <table:table-cell office:value-type="float" office:value="177.632">
            <text:p>177.63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0059">
            <text:p>64.0059</text:p>
          </table:table-cell>
          <table:table-cell office:value-type="float" office:value="2.39586">
            <text:p>2.39586</text:p>
          </table:table-cell>
          <table:table-cell office:value-type="float" office:value="177.604">
            <text:p>177.6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1123">
            <text:p>64.1123</text:p>
          </table:table-cell>
          <table:table-cell office:value-type="float" office:value="2.40938">
            <text:p>2.40938</text:p>
          </table:table-cell>
          <table:table-cell office:value-type="float" office:value="177.591">
            <text:p>177.5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2124">
            <text:p>64.2124</text:p>
          </table:table-cell>
          <table:table-cell office:value-type="float" office:value="2.41019">
            <text:p>2.41019</text:p>
          </table:table-cell>
          <table:table-cell office:value-type="float" office:value="177.59">
            <text:p>177.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3147">
            <text:p>64.3147</text:p>
          </table:table-cell>
          <table:table-cell office:value-type="float" office:value="2.39937">
            <text:p>2.39937</text:p>
          </table:table-cell>
          <table:table-cell office:value-type="float" office:value="177.601">
            <text:p>177.6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4192">
            <text:p>64.4192</text:p>
          </table:table-cell>
          <table:table-cell office:value-type="float" office:value="2.3765">
            <text:p>2.3765</text:p>
          </table:table-cell>
          <table:table-cell office:value-type="float" office:value="177.624">
            <text:p>177.6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5222">
            <text:p>64.5222</text:p>
          </table:table-cell>
          <table:table-cell office:value-type="float" office:value="2.34297">
            <text:p>2.34297</text:p>
          </table:table-cell>
          <table:table-cell office:value-type="float" office:value="177.657">
            <text:p>177.6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6228">
            <text:p>64.6228</text:p>
          </table:table-cell>
          <table:table-cell office:value-type="float" office:value="2.30031">
            <text:p>2.30031</text:p>
          </table:table-cell>
          <table:table-cell office:value-type="float" office:value="177.7">
            <text:p>177.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7363">
            <text:p>64.7363</text:p>
          </table:table-cell>
          <table:table-cell office:value-type="float" office:value="2.24115">
            <text:p>2.24115</text:p>
          </table:table-cell>
          <table:table-cell office:value-type="float" office:value="177.759">
            <text:p>177.7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8511">
            <text:p>64.8511</text:p>
          </table:table-cell>
          <table:table-cell office:value-type="float" office:value="2.17017">
            <text:p>2.17017</text:p>
          </table:table-cell>
          <table:table-cell office:value-type="float" office:value="177.83">
            <text:p>177.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4.9663">
            <text:p>64.9663</text:p>
          </table:table-cell>
          <table:table-cell office:value-type="float" office:value="2.08852">
            <text:p>2.08852</text:p>
          </table:table-cell>
          <table:table-cell office:value-type="float" office:value="177.911">
            <text:p>177.9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0735">
            <text:p>65.0735</text:p>
          </table:table-cell>
          <table:table-cell office:value-type="float" office:value="2.00435">
            <text:p>2.00435</text:p>
          </table:table-cell>
          <table:table-cell office:value-type="float" office:value="177.996">
            <text:p>177.9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1765">
            <text:p>65.1765</text:p>
          </table:table-cell>
          <table:table-cell office:value-type="float" office:value="1.91618">
            <text:p>1.91618</text:p>
          </table:table-cell>
          <table:table-cell office:value-type="float" office:value="178.084">
            <text:p>178.0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2798">
            <text:p>65.2798</text:p>
          </table:table-cell>
          <table:table-cell office:value-type="float" office:value="1.82208">
            <text:p>1.82208</text:p>
          </table:table-cell>
          <table:table-cell office:value-type="float" office:value="178.178">
            <text:p>178.17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3835">
            <text:p>65.3835</text:p>
          </table:table-cell>
          <table:table-cell office:value-type="float" office:value="1.72162">
            <text:p>1.72162</text:p>
          </table:table-cell>
          <table:table-cell office:value-type="float" office:value="178.278">
            <text:p>178.27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4888">
            <text:p>65.4888</text:p>
          </table:table-cell>
          <table:table-cell office:value-type="float" office:value="1.61484">
            <text:p>1.61484</text:p>
          </table:table-cell>
          <table:table-cell office:value-type="float" office:value="178.385">
            <text:p>178.385</text:p>
          </table:table-cell>
          <table:table-cell office:value-type="float" office:value="0.734451">
            <text:p>0.73445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6018">
            <text:p>65.6018</text:p>
          </table:table-cell>
          <table:table-cell office:value-type="float" office:value="1.49544">
            <text:p>1.49544</text:p>
          </table:table-cell>
          <table:table-cell office:value-type="float" office:value="178.505">
            <text:p>178.505</text:p>
          </table:table-cell>
          <table:table-cell office:value-type="float" office:value="0.698631">
            <text:p>0.69863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7029">
            <text:p>65.7029</text:p>
          </table:table-cell>
          <table:table-cell office:value-type="float" office:value="1.38441">
            <text:p>1.38441</text:p>
          </table:table-cell>
          <table:table-cell office:value-type="float" office:value="178.616">
            <text:p>178.616</text:p>
          </table:table-cell>
          <table:table-cell office:value-type="float" office:value="0.665324">
            <text:p>0.66532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8047">
            <text:p>65.8047</text:p>
          </table:table-cell>
          <table:table-cell office:value-type="float" office:value="1.27003">
            <text:p>1.27003</text:p>
          </table:table-cell>
          <table:table-cell office:value-type="float" office:value="178.73">
            <text:p>178.73</text:p>
          </table:table-cell>
          <table:table-cell office:value-type="float" office:value="0.63101">
            <text:p>0.631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5.9075">
            <text:p>65.9075</text:p>
          </table:table-cell>
          <table:table-cell office:value-type="float" office:value="1.15242">
            <text:p>1.15242</text:p>
          </table:table-cell>
          <table:table-cell office:value-type="float" office:value="178.848">
            <text:p>178.848</text:p>
          </table:table-cell>
          <table:table-cell office:value-type="float" office:value="0.595726">
            <text:p>0.59572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0125">
            <text:p>66.0125</text:p>
          </table:table-cell>
          <table:table-cell office:value-type="float" office:value="1.03098">
            <text:p>1.03098</text:p>
          </table:table-cell>
          <table:table-cell office:value-type="float" office:value="178.969">
            <text:p>178.969</text:p>
          </table:table-cell>
          <table:table-cell office:value-type="float" office:value="0.559293">
            <text:p>0.55929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1189">
            <text:p>66.1189</text:p>
          </table:table-cell>
          <table:table-cell office:value-type="float" office:value="0.907379">
            <text:p>0.907379</text:p>
          </table:table-cell>
          <table:table-cell office:value-type="float" office:value="179.093">
            <text:p>179.093</text:p>
          </table:table-cell>
          <table:table-cell office:value-type="float" office:value="0.522214">
            <text:p>0.52221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2332">
            <text:p>66.2332</text:p>
          </table:table-cell>
          <table:table-cell office:value-type="float" office:value="0.776657">
            <text:p>0.776657</text:p>
          </table:table-cell>
          <table:table-cell office:value-type="float" office:value="179.223">
            <text:p>179.223</text:p>
          </table:table-cell>
          <table:table-cell office:value-type="float" office:value="0.482997">
            <text:p>0.48299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3464">
            <text:p>66.3464</text:p>
          </table:table-cell>
          <table:table-cell office:value-type="float" office:value="0.649994">
            <text:p>0.649994</text:p>
          </table:table-cell>
          <table:table-cell office:value-type="float" office:value="179.35">
            <text:p>179.35</text:p>
          </table:table-cell>
          <table:table-cell office:value-type="float" office:value="0.444998">
            <text:p>0.44499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4482">
            <text:p>66.4482</text:p>
          </table:table-cell>
          <table:table-cell office:value-type="float" office:value="0.540512">
            <text:p>0.540512</text:p>
          </table:table-cell>
          <table:table-cell office:value-type="float" office:value="179.459">
            <text:p>179.459</text:p>
          </table:table-cell>
          <table:table-cell office:value-type="float" office:value="0.412154">
            <text:p>0.41215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5554">
            <text:p>66.5554</text:p>
          </table:table-cell>
          <table:table-cell office:value-type="float" office:value="0.431">
            <text:p>0.431</text:p>
          </table:table-cell>
          <table:table-cell office:value-type="float" office:value="179.569">
            <text:p>179.569</text:p>
          </table:table-cell>
          <table:table-cell office:value-type="float" office:value="0.3793">
            <text:p>0.379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6624">
            <text:p>66.6624</text:p>
          </table:table-cell>
          <table:table-cell office:value-type="float" office:value="0.32933">
            <text:p>0.32933</text:p>
          </table:table-cell>
          <table:table-cell office:value-type="float" office:value="179.671">
            <text:p>179.671</text:p>
          </table:table-cell>
          <table:table-cell office:value-type="float" office:value="0.348799">
            <text:p>0.34879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7764">
            <text:p>66.7764</text:p>
          </table:table-cell>
          <table:table-cell office:value-type="float" office:value="0.230606">
            <text:p>0.230606</text:p>
          </table:table-cell>
          <table:table-cell office:value-type="float" office:value="179.769">
            <text:p>179.769</text:p>
          </table:table-cell>
          <table:table-cell office:value-type="float" office:value="0.319182">
            <text:p>0.3191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8796">
            <text:p>66.8796</text:p>
          </table:table-cell>
          <table:table-cell office:value-type="float" office:value="0.15123">
            <text:p>0.15123</text:p>
          </table:table-cell>
          <table:table-cell office:value-type="float" office:value="179.849">
            <text:p>179.849</text:p>
          </table:table-cell>
          <table:table-cell office:value-type="float" office:value="0.295369">
            <text:p>0.29536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6.9841">
            <text:p>66.9841</text:p>
          </table:table-cell>
          <table:table-cell office:value-type="float" office:value="0.0818634">
            <text:p>0.0818634</text:p>
          </table:table-cell>
          <table:table-cell office:value-type="float" office:value="179.918">
            <text:p>179.918</text:p>
          </table:table-cell>
          <table:table-cell office:value-type="float" office:value="0.274559">
            <text:p>0.27455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0869">
            <text:p>67.0869</text:p>
          </table:table-cell>
          <table:table-cell office:value-type="float" office:value="0.0249939">
            <text:p>0.0249939</text:p>
          </table:table-cell>
          <table:table-cell office:value-type="float" office:value="179.975">
            <text:p>179.975</text:p>
          </table:table-cell>
          <table:table-cell office:value-type="float" office:value="0.257498">
            <text:p>0.25749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1936">
            <text:p>67.1936</text:p>
          </table:table-cell>
          <table:table-cell office:value-type="float" office:value="-0.0214539">
            <text:p>-0.0214539</text:p>
          </table:table-cell>
          <table:table-cell office:value-type="float" office:value="180.021">
            <text:p>180.02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3003">
            <text:p>67.3003</text:p>
          </table:table-cell>
          <table:table-cell office:value-type="float" office:value="-0.0547333">
            <text:p>-0.0547333</text:p>
          </table:table-cell>
          <table:table-cell office:value-type="float" office:value="180.055">
            <text:p>180.05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407">
            <text:p>67.407</text:p>
          </table:table-cell>
          <table:table-cell office:value-type="float" office:value="-0.0745239">
            <text:p>-0.0745239</text:p>
          </table:table-cell>
          <table:table-cell office:value-type="float" office:value="180.075">
            <text:p>180.0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5142">
            <text:p>67.5142</text:p>
          </table:table-cell>
          <table:table-cell office:value-type="float" office:value="-0.0809479">
            <text:p>-0.0809479</text:p>
          </table:table-cell>
          <table:table-cell office:value-type="float" office:value="180.081">
            <text:p>180.08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6177">
            <text:p>67.6177</text:p>
          </table:table-cell>
          <table:table-cell office:value-type="float" office:value="-0.0747681">
            <text:p>-0.0747681</text:p>
          </table:table-cell>
          <table:table-cell office:value-type="float" office:value="180.075">
            <text:p>180.0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7224">
            <text:p>67.7224</text:p>
          </table:table-cell>
          <table:table-cell office:value-type="float" office:value="-0.0564575">
            <text:p>-0.0564575</text:p>
          </table:table-cell>
          <table:table-cell office:value-type="float" office:value="180.056">
            <text:p>180.05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8352">
            <text:p>67.8352</text:p>
          </table:table-cell>
          <table:table-cell office:value-type="float" office:value="-0.0236969">
            <text:p>-0.0236969</text:p>
          </table:table-cell>
          <table:table-cell office:value-type="float" office:value="180.024">
            <text:p>180.02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7.9417">
            <text:p>67.9417</text:p>
          </table:table-cell>
          <table:table-cell office:value-type="float" office:value="0.0188904">
            <text:p>0.0188904</text:p>
          </table:table-cell>
          <table:table-cell office:value-type="float" office:value="179.981">
            <text:p>179.981</text:p>
          </table:table-cell>
          <table:table-cell office:value-type="float" office:value="0.255667">
            <text:p>0.25566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051">
            <text:p>68.051</text:p>
          </table:table-cell>
          <table:table-cell office:value-type="float" office:value="0.0736084">
            <text:p>0.0736084</text:p>
          </table:table-cell>
          <table:table-cell office:value-type="float" office:value="179.926">
            <text:p>179.926</text:p>
          </table:table-cell>
          <table:table-cell office:value-type="float" office:value="0.272083">
            <text:p>0.2720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1658">
            <text:p>68.1658</text:p>
          </table:table-cell>
          <table:table-cell office:value-type="float" office:value="0.14238">
            <text:p>0.14238</text:p>
          </table:table-cell>
          <table:table-cell office:value-type="float" office:value="179.858">
            <text:p>179.858</text:p>
          </table:table-cell>
          <table:table-cell office:value-type="float" office:value="0.292714">
            <text:p>0.29271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2805">
            <text:p>68.2805</text:p>
          </table:table-cell>
          <table:table-cell office:value-type="float" office:value="0.221786">
            <text:p>0.221786</text:p>
          </table:table-cell>
          <table:table-cell office:value-type="float" office:value="179.778">
            <text:p>179.778</text:p>
          </table:table-cell>
          <table:table-cell office:value-type="float" office:value="0.316536">
            <text:p>0.31653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394">
            <text:p>68.394</text:p>
          </table:table-cell>
          <table:table-cell office:value-type="float" office:value="0.309875">
            <text:p>0.309875</text:p>
          </table:table-cell>
          <table:table-cell office:value-type="float" office:value="179.69">
            <text:p>179.69</text:p>
          </table:table-cell>
          <table:table-cell office:value-type="float" office:value="0.342963">
            <text:p>0.34296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4971">
            <text:p>68.4971</text:p>
          </table:table-cell>
          <table:table-cell office:value-type="float" office:value="0.397293">
            <text:p>0.397293</text:p>
          </table:table-cell>
          <table:table-cell office:value-type="float" office:value="179.603">
            <text:p>179.603</text:p>
          </table:table-cell>
          <table:table-cell office:value-type="float" office:value="0.369188">
            <text:p>0.36918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6001">
            <text:p>68.6001</text:p>
          </table:table-cell>
          <table:table-cell office:value-type="float" office:value="0.491104">
            <text:p>0.491104</text:p>
          </table:table-cell>
          <table:table-cell office:value-type="float" office:value="179.509">
            <text:p>179.509</text:p>
          </table:table-cell>
          <table:table-cell office:value-type="float" office:value="0.397331">
            <text:p>0.39733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7065">
            <text:p>68.7065</text:p>
          </table:table-cell>
          <table:table-cell office:value-type="float" office:value="0.59436">
            <text:p>0.59436</text:p>
          </table:table-cell>
          <table:table-cell office:value-type="float" office:value="179.406">
            <text:p>179.406</text:p>
          </table:table-cell>
          <table:table-cell office:value-type="float" office:value="0.428308">
            <text:p>0.42830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8162">
            <text:p>68.8162</text:p>
          </table:table-cell>
          <table:table-cell office:value-type="float" office:value="0.706207">
            <text:p>0.706207</text:p>
          </table:table-cell>
          <table:table-cell office:value-type="float" office:value="179.294">
            <text:p>179.294</text:p>
          </table:table-cell>
          <table:table-cell office:value-type="float" office:value="0.461862">
            <text:p>0.46186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8.918">
            <text:p>68.918</text:p>
          </table:table-cell>
          <table:table-cell office:value-type="float" office:value="0.814865">
            <text:p>0.814865</text:p>
          </table:table-cell>
          <table:table-cell office:value-type="float" office:value="179.185">
            <text:p>179.185</text:p>
          </table:table-cell>
          <table:table-cell office:value-type="float" office:value="0.49446">
            <text:p>0.4944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0264">
            <text:p>69.0264</text:p>
          </table:table-cell>
          <table:table-cell office:value-type="float" office:value="0.934769">
            <text:p>0.934769</text:p>
          </table:table-cell>
          <table:table-cell office:value-type="float" office:value="179.065">
            <text:p>179.065</text:p>
          </table:table-cell>
          <table:table-cell office:value-type="float" office:value="0.530431">
            <text:p>0.53043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1328">
            <text:p>69.1328</text:p>
          </table:table-cell>
          <table:table-cell office:value-type="float" office:value="1.05559">
            <text:p>1.05559</text:p>
          </table:table-cell>
          <table:table-cell office:value-type="float" office:value="178.944">
            <text:p>178.944</text:p>
          </table:table-cell>
          <table:table-cell office:value-type="float" office:value="0.566676">
            <text:p>0.56667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2361">
            <text:p>69.2361</text:p>
          </table:table-cell>
          <table:table-cell office:value-type="float" office:value="1.17468">
            <text:p>1.17468</text:p>
          </table:table-cell>
          <table:table-cell office:value-type="float" office:value="178.825">
            <text:p>178.825</text:p>
          </table:table-cell>
          <table:table-cell office:value-type="float" office:value="0.602405">
            <text:p>0.60240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3389">
            <text:p>69.3389</text:p>
          </table:table-cell>
          <table:table-cell office:value-type="float" office:value="1.29454">
            <text:p>1.29454</text:p>
          </table:table-cell>
          <table:table-cell office:value-type="float" office:value="178.705">
            <text:p>178.705</text:p>
          </table:table-cell>
          <table:table-cell office:value-type="float" office:value="0.638362">
            <text:p>0.63836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4424">
            <text:p>69.4424</text:p>
          </table:table-cell>
          <table:table-cell office:value-type="float" office:value="1.4153">
            <text:p>1.4153</text:p>
          </table:table-cell>
          <table:table-cell office:value-type="float" office:value="178.585">
            <text:p>178.585</text:p>
          </table:table-cell>
          <table:table-cell office:value-type="float" office:value="0.67459">
            <text:p>0.6745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5464">
            <text:p>69.5464</text:p>
          </table:table-cell>
          <table:table-cell office:value-type="float" office:value="1.53568">
            <text:p>1.53568</text:p>
          </table:table-cell>
          <table:table-cell office:value-type="float" office:value="178.464">
            <text:p>178.464</text:p>
          </table:table-cell>
          <table:table-cell office:value-type="float" office:value="0.710703">
            <text:p>0.71070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6497">
            <text:p>69.6497</text:p>
          </table:table-cell>
          <table:table-cell office:value-type="float" office:value="1.65283">
            <text:p>1.65283</text:p>
          </table:table-cell>
          <table:table-cell office:value-type="float" office:value="178.347">
            <text:p>178.347</text:p>
          </table:table-cell>
          <table:table-cell office:value-type="float" office:value="0.74585">
            <text:p>0.7458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7646">
            <text:p>69.7646</text:p>
          </table:table-cell>
          <table:table-cell office:value-type="float" office:value="1.77879">
            <text:p>1.77879</text:p>
          </table:table-cell>
          <table:table-cell office:value-type="float" office:value="178.221">
            <text:p>178.2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8777">
            <text:p>69.8777</text:p>
          </table:table-cell>
          <table:table-cell office:value-type="float" office:value="1.89621">
            <text:p>1.89621</text:p>
          </table:table-cell>
          <table:table-cell office:value-type="float" office:value="178.104">
            <text:p>178.1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9.979">
            <text:p>69.979</text:p>
          </table:table-cell>
          <table:table-cell office:value-type="float" office:value="1.99374">
            <text:p>1.99374</text:p>
          </table:table-cell>
          <table:table-cell office:value-type="float" office:value="178.006">
            <text:p>178.0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0928">
            <text:p>70.0928</text:p>
          </table:table-cell>
          <table:table-cell office:value-type="float" office:value="2.09352">
            <text:p>2.09352</text:p>
          </table:table-cell>
          <table:table-cell office:value-type="float" office:value="177.906">
            <text:p>177.9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1934">
            <text:p>70.1934</text:p>
          </table:table-cell>
          <table:table-cell office:value-type="float" office:value="2.17143">
            <text:p>2.17143</text:p>
          </table:table-cell>
          <table:table-cell office:value-type="float" office:value="177.829">
            <text:p>177.8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3074">
            <text:p>70.3074</text:p>
          </table:table-cell>
          <table:table-cell office:value-type="float" office:value="2.24698">
            <text:p>2.24698</text:p>
          </table:table-cell>
          <table:table-cell office:value-type="float" office:value="177.753">
            <text:p>177.7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4209">
            <text:p>70.4209</text:p>
          </table:table-cell>
          <table:table-cell office:value-type="float" office:value="2.30791">
            <text:p>2.30791</text:p>
          </table:table-cell>
          <table:table-cell office:value-type="float" office:value="177.692">
            <text:p>177.6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5283">
            <text:p>70.5283</text:p>
          </table:table-cell>
          <table:table-cell office:value-type="float" office:value="2.3519">
            <text:p>2.3519</text:p>
          </table:table-cell>
          <table:table-cell office:value-type="float" office:value="177.648">
            <text:p>177.6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637">
            <text:p>70.637</text:p>
          </table:table-cell>
          <table:table-cell office:value-type="float" office:value="2.38239">
            <text:p>2.38239</text:p>
          </table:table-cell>
          <table:table-cell office:value-type="float" office:value="177.618">
            <text:p>177.6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7417">
            <text:p>70.7417</text:p>
          </table:table-cell>
          <table:table-cell office:value-type="float" office:value="2.39865">
            <text:p>2.39865</text:p>
          </table:table-cell>
          <table:table-cell office:value-type="float" office:value="177.601">
            <text:p>177.6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8472">
            <text:p>70.8472</text:p>
          </table:table-cell>
          <table:table-cell office:value-type="float" office:value="2.40205">
            <text:p>2.40205</text:p>
          </table:table-cell>
          <table:table-cell office:value-type="float" office:value="177.598">
            <text:p>177.5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0.9495">
            <text:p>70.9495</text:p>
          </table:table-cell>
          <table:table-cell office:value-type="float" office:value="2.39316">
            <text:p>2.39316</text:p>
          </table:table-cell>
          <table:table-cell office:value-type="float" office:value="177.607">
            <text:p>177.6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0571">
            <text:p>71.0571</text:p>
          </table:table-cell>
          <table:table-cell office:value-type="float" office:value="2.37125">
            <text:p>2.37125</text:p>
          </table:table-cell>
          <table:table-cell office:value-type="float" office:value="177.629">
            <text:p>177.6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1636">
            <text:p>71.1636</text:p>
          </table:table-cell>
          <table:table-cell office:value-type="float" office:value="2.33754">
            <text:p>2.33754</text:p>
          </table:table-cell>
          <table:table-cell office:value-type="float" office:value="177.662">
            <text:p>177.6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2722">
            <text:p>71.2722</text:p>
          </table:table-cell>
          <table:table-cell office:value-type="float" office:value="2.29152">
            <text:p>2.29152</text:p>
          </table:table-cell>
          <table:table-cell office:value-type="float" office:value="177.708">
            <text:p>177.7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3845">
            <text:p>71.3845</text:p>
          </table:table-cell>
          <table:table-cell office:value-type="float" office:value="2.2323">
            <text:p>2.2323</text:p>
          </table:table-cell>
          <table:table-cell office:value-type="float" office:value="177.768">
            <text:p>177.7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4934">
            <text:p>71.4934</text:p>
          </table:table-cell>
          <table:table-cell office:value-type="float" office:value="2.16434">
            <text:p>2.16434</text:p>
          </table:table-cell>
          <table:table-cell office:value-type="float" office:value="177.836">
            <text:p>177.8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6067">
            <text:p>71.6067</text:p>
          </table:table-cell>
          <table:table-cell office:value-type="float" office:value="2.08371">
            <text:p>2.08371</text:p>
          </table:table-cell>
          <table:table-cell office:value-type="float" office:value="177.916">
            <text:p>177.91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719">
            <text:p>71.719</text:p>
          </table:table-cell>
          <table:table-cell office:value-type="float" office:value="1.99442">
            <text:p>1.99442</text:p>
          </table:table-cell>
          <table:table-cell office:value-type="float" office:value="178.006">
            <text:p>178.0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8213">
            <text:p>71.8213</text:p>
          </table:table-cell>
          <table:table-cell office:value-type="float" office:value="1.90575">
            <text:p>1.90575</text:p>
          </table:table-cell>
          <table:table-cell office:value-type="float" office:value="178.094">
            <text:p>178.0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1.9241">
            <text:p>71.9241</text:p>
          </table:table-cell>
          <table:table-cell office:value-type="float" office:value="1.81027">
            <text:p>1.81027</text:p>
          </table:table-cell>
          <table:table-cell office:value-type="float" office:value="178.19">
            <text:p>178.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0288">
            <text:p>72.0288</text:p>
          </table:table-cell>
          <table:table-cell office:value-type="float" office:value="1.70706">
            <text:p>1.70706</text:p>
          </table:table-cell>
          <table:table-cell office:value-type="float" office:value="178.293">
            <text:p>178.293</text:p>
          </table:table-cell>
          <table:table-cell office:value-type="float" office:value="0.762119">
            <text:p>0.76211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1292">
            <text:p>72.1292</text:p>
          </table:table-cell>
          <table:table-cell office:value-type="float" office:value="1.60336">
            <text:p>1.60336</text:p>
          </table:table-cell>
          <table:table-cell office:value-type="float" office:value="178.397">
            <text:p>178.397</text:p>
          </table:table-cell>
          <table:table-cell office:value-type="float" office:value="0.731009">
            <text:p>0.73100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2354">
            <text:p>72.2354</text:p>
          </table:table-cell>
          <table:table-cell office:value-type="float" office:value="1.48851">
            <text:p>1.48851</text:p>
          </table:table-cell>
          <table:table-cell office:value-type="float" office:value="178.511">
            <text:p>178.511</text:p>
          </table:table-cell>
          <table:table-cell office:value-type="float" office:value="0.696553">
            <text:p>0.69655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3357">
            <text:p>72.3357</text:p>
          </table:table-cell>
          <table:table-cell office:value-type="float" office:value="1.37627">
            <text:p>1.37627</text:p>
          </table:table-cell>
          <table:table-cell office:value-type="float" office:value="178.624">
            <text:p>178.624</text:p>
          </table:table-cell>
          <table:table-cell office:value-type="float" office:value="0.66288">
            <text:p>0.6628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4443">
            <text:p>72.4443</text:p>
          </table:table-cell>
          <table:table-cell office:value-type="float" office:value="1.25143">
            <text:p>1.25143</text:p>
          </table:table-cell>
          <table:table-cell office:value-type="float" office:value="178.749">
            <text:p>178.749</text:p>
          </table:table-cell>
          <table:table-cell office:value-type="float" office:value="0.62543">
            <text:p>0.6254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551">
            <text:p>72.551</text:p>
          </table:table-cell>
          <table:table-cell office:value-type="float" office:value="1.12608">
            <text:p>1.12608</text:p>
          </table:table-cell>
          <table:table-cell office:value-type="float" office:value="178.874">
            <text:p>178.874</text:p>
          </table:table-cell>
          <table:table-cell office:value-type="float" office:value="0.587825">
            <text:p>0.5878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7078">
            <text:p>72.7078</text:p>
          </table:table-cell>
          <table:table-cell office:value-type="float" office:value="0.939865">
            <text:p>0.939865</text:p>
          </table:table-cell>
          <table:table-cell office:value-type="float" office:value="179.06">
            <text:p>179.06</text:p>
          </table:table-cell>
          <table:table-cell office:value-type="float" office:value="0.53196">
            <text:p>0.5319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8115">
            <text:p>72.8115</text:p>
          </table:table-cell>
          <table:table-cell office:value-type="float" office:value="0.817017">
            <text:p>0.817017</text:p>
          </table:table-cell>
          <table:table-cell office:value-type="float" office:value="179.183">
            <text:p>179.183</text:p>
          </table:table-cell>
          <table:table-cell office:value-type="float" office:value="0.495105">
            <text:p>0.49510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2.9187">
            <text:p>72.9187</text:p>
          </table:table-cell>
          <table:table-cell office:value-type="float" office:value="0.691864">
            <text:p>0.691864</text:p>
          </table:table-cell>
          <table:table-cell office:value-type="float" office:value="179.308">
            <text:p>179.308</text:p>
          </table:table-cell>
          <table:table-cell office:value-type="float" office:value="0.457559">
            <text:p>0.45755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0215">
            <text:p>73.0215</text:p>
          </table:table-cell>
          <table:table-cell office:value-type="float" office:value="0.575058">
            <text:p>0.575058</text:p>
          </table:table-cell>
          <table:table-cell office:value-type="float" office:value="179.425">
            <text:p>179.425</text:p>
          </table:table-cell>
          <table:table-cell office:value-type="float" office:value="0.422517">
            <text:p>0.42251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1223">
            <text:p>73.1223</text:p>
          </table:table-cell>
          <table:table-cell office:value-type="float" office:value="0.465149">
            <text:p>0.465149</text:p>
          </table:table-cell>
          <table:table-cell office:value-type="float" office:value="179.535">
            <text:p>179.535</text:p>
          </table:table-cell>
          <table:table-cell office:value-type="float" office:value="0.389545">
            <text:p>0.38954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2246">
            <text:p>73.2246</text:p>
          </table:table-cell>
          <table:table-cell office:value-type="float" office:value="0.359467">
            <text:p>0.359467</text:p>
          </table:table-cell>
          <table:table-cell office:value-type="float" office:value="179.641">
            <text:p>179.641</text:p>
          </table:table-cell>
          <table:table-cell office:value-type="float" office:value="0.35784">
            <text:p>0.3578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3254">
            <text:p>73.3254</text:p>
          </table:table-cell>
          <table:table-cell office:value-type="float" office:value="0.26207">
            <text:p>0.26207</text:p>
          </table:table-cell>
          <table:table-cell office:value-type="float" office:value="179.738">
            <text:p>179.738</text:p>
          </table:table-cell>
          <table:table-cell office:value-type="float" office:value="0.328621">
            <text:p>0.32862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4272">
            <text:p>73.4272</text:p>
          </table:table-cell>
          <table:table-cell office:value-type="float" office:value="0.172409">
            <text:p>0.172409</text:p>
          </table:table-cell>
          <table:table-cell office:value-type="float" office:value="179.828">
            <text:p>179.828</text:p>
          </table:table-cell>
          <table:table-cell office:value-type="float" office:value="0.301723">
            <text:p>0.30172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5327">
            <text:p>73.5327</text:p>
          </table:table-cell>
          <table:table-cell office:value-type="float" office:value="0.0894318">
            <text:p>0.0894318</text:p>
          </table:table-cell>
          <table:table-cell office:value-type="float" office:value="179.911">
            <text:p>179.911</text:p>
          </table:table-cell>
          <table:table-cell office:value-type="float" office:value="0.27683">
            <text:p>0.276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6477">
            <text:p>73.6477</text:p>
          </table:table-cell>
          <table:table-cell office:value-type="float" office:value="0.0117188">
            <text:p>0.0117188</text:p>
          </table:table-cell>
          <table:table-cell office:value-type="float" office:value="179.988">
            <text:p>179.988</text:p>
          </table:table-cell>
          <table:table-cell office:value-type="float" office:value="0.253516">
            <text:p>0.25351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7578">
            <text:p>73.7578</text:p>
          </table:table-cell>
          <table:table-cell office:value-type="float" office:value="-0.049118">
            <text:p>-0.049118</text:p>
          </table:table-cell>
          <table:table-cell office:value-type="float" office:value="180.049">
            <text:p>180.04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8586">
            <text:p>73.8586</text:p>
          </table:table-cell>
          <table:table-cell office:value-type="float" office:value="-0.0926208">
            <text:p>-0.0926208</text:p>
          </table:table-cell>
          <table:table-cell office:value-type="float" office:value="180.093">
            <text:p>180.09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3.9675">
            <text:p>73.9675</text:p>
          </table:table-cell>
          <table:table-cell office:value-type="float" office:value="-0.126358">
            <text:p>-0.126358</text:p>
          </table:table-cell>
          <table:table-cell office:value-type="float" office:value="180.126">
            <text:p>180.12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0701">
            <text:p>74.0701</text:p>
          </table:table-cell>
          <table:table-cell office:value-type="float" office:value="-0.145432">
            <text:p>-0.145432</text:p>
          </table:table-cell>
          <table:table-cell office:value-type="float" office:value="180.145">
            <text:p>180.14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1736">
            <text:p>74.1736</text:p>
          </table:table-cell>
          <table:table-cell office:value-type="float" office:value="-0.152542">
            <text:p>-0.152542</text:p>
          </table:table-cell>
          <table:table-cell office:value-type="float" office:value="180.153">
            <text:p>180.15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2754">
            <text:p>74.2754</text:p>
          </table:table-cell>
          <table:table-cell office:value-type="float" office:value="-0.147766">
            <text:p>-0.147766</text:p>
          </table:table-cell>
          <table:table-cell office:value-type="float" office:value="180.148">
            <text:p>180.14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3777">
            <text:p>74.3777</text:p>
          </table:table-cell>
          <table:table-cell office:value-type="float" office:value="-0.131744">
            <text:p>-0.131744</text:p>
          </table:table-cell>
          <table:table-cell office:value-type="float" office:value="180.132">
            <text:p>180.13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48">
            <text:p>74.48</text:p>
          </table:table-cell>
          <table:table-cell office:value-type="float" office:value="-0.104843">
            <text:p>-0.104843</text:p>
          </table:table-cell>
          <table:table-cell office:value-type="float" office:value="180.105">
            <text:p>180.10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5825">
            <text:p>74.5825</text:p>
          </table:table-cell>
          <table:table-cell office:value-type="float" office:value="-0.0675659">
            <text:p>-0.0675659</text:p>
          </table:table-cell>
          <table:table-cell office:value-type="float" office:value="180.068">
            <text:p>180.06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6848">
            <text:p>74.6848</text:p>
          </table:table-cell>
          <table:table-cell office:value-type="float" office:value="-0.0209351">
            <text:p>-0.0209351</text:p>
          </table:table-cell>
          <table:table-cell office:value-type="float" office:value="180.021">
            <text:p>180.02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7869">
            <text:p>74.7869</text:p>
          </table:table-cell>
          <table:table-cell office:value-type="float" office:value="0.0345612">
            <text:p>0.0345612</text:p>
          </table:table-cell>
          <table:table-cell office:value-type="float" office:value="179.965">
            <text:p>179.965</text:p>
          </table:table-cell>
          <table:table-cell office:value-type="float" office:value="0.260368">
            <text:p>0.26036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8887">
            <text:p>74.8887</text:p>
          </table:table-cell>
          <table:table-cell office:value-type="float" office:value="0.0982208">
            <text:p>0.0982208</text:p>
          </table:table-cell>
          <table:table-cell office:value-type="float" office:value="179.902">
            <text:p>179.902</text:p>
          </table:table-cell>
          <table:table-cell office:value-type="float" office:value="0.279466">
            <text:p>0.27946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4.991">
            <text:p>74.991</text:p>
          </table:table-cell>
          <table:table-cell office:value-type="float" office:value="0.169769">
            <text:p>0.169769</text:p>
          </table:table-cell>
          <table:table-cell office:value-type="float" office:value="179.83">
            <text:p>179.83</text:p>
          </table:table-cell>
          <table:table-cell office:value-type="float" office:value="0.300931">
            <text:p>0.30093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0916">
            <text:p>75.0916</text:p>
          </table:table-cell>
          <table:table-cell office:value-type="float" office:value="0.247025">
            <text:p>0.247025</text:p>
          </table:table-cell>
          <table:table-cell office:value-type="float" office:value="179.753">
            <text:p>179.753</text:p>
          </table:table-cell>
          <table:table-cell office:value-type="float" office:value="0.324107">
            <text:p>0.32410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1953">
            <text:p>75.1953</text:p>
          </table:table-cell>
          <table:table-cell office:value-type="float" office:value="0.333389">
            <text:p>0.333389</text:p>
          </table:table-cell>
          <table:table-cell office:value-type="float" office:value="179.667">
            <text:p>179.667</text:p>
          </table:table-cell>
          <table:table-cell office:value-type="float" office:value="0.350017">
            <text:p>0.35001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3032">
            <text:p>75.3032</text:p>
          </table:table-cell>
          <table:table-cell office:value-type="float" office:value="0.429428">
            <text:p>0.429428</text:p>
          </table:table-cell>
          <table:table-cell office:value-type="float" office:value="179.571">
            <text:p>179.571</text:p>
          </table:table-cell>
          <table:table-cell office:value-type="float" office:value="0.378828">
            <text:p>0.37882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4045">
            <text:p>75.4045</text:p>
          </table:table-cell>
          <table:table-cell office:value-type="float" office:value="0.52504">
            <text:p>0.52504</text:p>
          </table:table-cell>
          <table:table-cell office:value-type="float" office:value="179.475">
            <text:p>179.475</text:p>
          </table:table-cell>
          <table:table-cell office:value-type="float" office:value="0.407512">
            <text:p>0.40751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51">
            <text:p>75.51</text:p>
          </table:table-cell>
          <table:table-cell office:value-type="float" office:value="0.629303">
            <text:p>0.629303</text:p>
          </table:table-cell>
          <table:table-cell office:value-type="float" office:value="179.371">
            <text:p>179.371</text:p>
          </table:table-cell>
          <table:table-cell office:value-type="float" office:value="0.438791">
            <text:p>0.43879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6145">
            <text:p>75.6145</text:p>
          </table:table-cell>
          <table:table-cell office:value-type="float" office:value="0.737015">
            <text:p>0.737015</text:p>
          </table:table-cell>
          <table:table-cell office:value-type="float" office:value="179.263">
            <text:p>179.263</text:p>
          </table:table-cell>
          <table:table-cell office:value-type="float" office:value="0.471104">
            <text:p>0.47110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7185">
            <text:p>75.7185</text:p>
          </table:table-cell>
          <table:table-cell office:value-type="float" office:value="0.8479">
            <text:p>0.8479</text:p>
          </table:table-cell>
          <table:table-cell office:value-type="float" office:value="179.152">
            <text:p>179.152</text:p>
          </table:table-cell>
          <table:table-cell office:value-type="float" office:value="0.50437">
            <text:p>0.5043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8315">
            <text:p>75.8315</text:p>
          </table:table-cell>
          <table:table-cell office:value-type="float" office:value="0.971741">
            <text:p>0.971741</text:p>
          </table:table-cell>
          <table:table-cell office:value-type="float" office:value="179.028">
            <text:p>179.028</text:p>
          </table:table-cell>
          <table:table-cell office:value-type="float" office:value="0.541522">
            <text:p>0.54152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5.9829">
            <text:p>75.9829</text:p>
          </table:table-cell>
          <table:table-cell office:value-type="float" office:value="1.14133">
            <text:p>1.14133</text:p>
          </table:table-cell>
          <table:table-cell office:value-type="float" office:value="178.859">
            <text:p>178.859</text:p>
          </table:table-cell>
          <table:table-cell office:value-type="float" office:value="0.592398">
            <text:p>0.59239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0852">
            <text:p>76.0852</text:p>
          </table:table-cell>
          <table:table-cell office:value-type="float" office:value="1.25679">
            <text:p>1.25679</text:p>
          </table:table-cell>
          <table:table-cell office:value-type="float" office:value="178.743">
            <text:p>178.743</text:p>
          </table:table-cell>
          <table:table-cell office:value-type="float" office:value="0.627037">
            <text:p>0.62703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187">
            <text:p>76.187</text:p>
          </table:table-cell>
          <table:table-cell office:value-type="float" office:value="1.37146">
            <text:p>1.37146</text:p>
          </table:table-cell>
          <table:table-cell office:value-type="float" office:value="178.629">
            <text:p>178.629</text:p>
          </table:table-cell>
          <table:table-cell office:value-type="float" office:value="0.661438">
            <text:p>0.66143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2888">
            <text:p>76.2888</text:p>
          </table:table-cell>
          <table:table-cell office:value-type="float" office:value="1.48502">
            <text:p>1.48502</text:p>
          </table:table-cell>
          <table:table-cell office:value-type="float" office:value="178.515">
            <text:p>178.515</text:p>
          </table:table-cell>
          <table:table-cell office:value-type="float" office:value="0.695505">
            <text:p>0.69550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3901">
            <text:p>76.3901</text:p>
          </table:table-cell>
          <table:table-cell office:value-type="float" office:value="1.59595">
            <text:p>1.59595</text:p>
          </table:table-cell>
          <table:table-cell office:value-type="float" office:value="178.404">
            <text:p>178.404</text:p>
          </table:table-cell>
          <table:table-cell office:value-type="float" office:value="0.728784">
            <text:p>0.72878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4966">
            <text:p>76.4966</text:p>
          </table:table-cell>
          <table:table-cell office:value-type="float" office:value="1.70854">
            <text:p>1.70854</text:p>
          </table:table-cell>
          <table:table-cell office:value-type="float" office:value="178.291">
            <text:p>178.291</text:p>
          </table:table-cell>
          <table:table-cell office:value-type="float" office:value="0.762563">
            <text:p>0.76256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5977">
            <text:p>76.5977</text:p>
          </table:table-cell>
          <table:table-cell office:value-type="float" office:value="1.81046">
            <text:p>1.81046</text:p>
          </table:table-cell>
          <table:table-cell office:value-type="float" office:value="178.19">
            <text:p>178.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6978">
            <text:p>76.6978</text:p>
          </table:table-cell>
          <table:table-cell office:value-type="float" office:value="1.90474">
            <text:p>1.90474</text:p>
          </table:table-cell>
          <table:table-cell office:value-type="float" office:value="178.095">
            <text:p>178.0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8054">
            <text:p>76.8054</text:p>
          </table:table-cell>
          <table:table-cell office:value-type="float" office:value="1.9977">
            <text:p>1.9977</text:p>
          </table:table-cell>
          <table:table-cell office:value-type="float" office:value="178.002">
            <text:p>178.0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6.9099">
            <text:p>76.9099</text:p>
          </table:table-cell>
          <table:table-cell office:value-type="float" office:value="2.07796">
            <text:p>2.07796</text:p>
          </table:table-cell>
          <table:table-cell office:value-type="float" office:value="177.922">
            <text:p>177.9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7.0149">
            <text:p>77.0149</text:p>
          </table:table-cell>
          <table:table-cell office:value-type="float" office:value="2.14754">
            <text:p>2.14754</text:p>
          </table:table-cell>
          <table:table-cell office:value-type="float" office:value="177.852">
            <text:p>177.8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7.1287">
            <text:p>77.1287</text:p>
          </table:table-cell>
          <table:table-cell office:value-type="float" office:value="2.20947">
            <text:p>2.20947</text:p>
          </table:table-cell>
          <table:table-cell office:value-type="float" office:value="177.791">
            <text:p>177.7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7.2844">
            <text:p>77.2844</text:p>
          </table:table-cell>
          <table:table-cell office:value-type="float" office:value="2.27028">
            <text:p>2.27028</text:p>
          </table:table-cell>
          <table:table-cell office:value-type="float" office:value="177.73">
            <text:p>177.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1">04/21/2024</text:date>, <text:time>03:2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1T03:24:49.40</dc:date>
    <dc:creator>Thorsten Kuypers</dc:creator>
    <meta:generator>OpenOffice/4.1.13$Win32 OpenOffice.org_project/4113m1$Build-9810</meta:generator>
    <meta:editing-duration>PT38M13S</meta:editing-duration>
    <meta:editing-cycles>5</meta:editing-cycles>
    <meta:document-statistic meta:table-count="1" meta:cell-count="36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75" chart:maximum="18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04cm" svg:height="13.603cm" xlink:href=".." xlink:type="simple" chart:class="chart:line" chart:style-name="ch1">
        <chart:legend chart:legend-position="end" svg:x="23.443cm" svg:y="6.227cm" style:legend-expansion="high" chart:style-name="ch2"/>
        <chart:plot-area chart:style-name="ch3" table:cell-range-address="Tabelle1.C12:Tabelle1.C731 Tabelle1.E12:Tabelle1.E731" chart:data-source-has-labels="row" svg:x="1.558cm" svg:y="1.223cm" svg:width="20.845cm" svg:height="11.688cm">
          <chartooo:coordinate-region svg:x="2.365cm" svg:y="1.436cm" svg:width="20.006cm" svg:height="10.379cm"/>
          <chart:axis chart:dimension="x" chart:name="primary-x" chart:style-name="ch4"/>
          <chart:axis chart:dimension="y" chart:name="primary-y" chart:style-name="ch5">
            <chart:title svg:x="0.451cm" svg:y="8.064cm" chart:style-name="ch6">
              <text:p>Y-Achsentitel</text:p>
            </chart:title>
            <chart:grid chart:style-name="ch7" chart:class="major"/>
          </chart:axis>
          <chart:series chart:style-name="ch8" chart:values-cell-range-address="Tabelle1.C13:Tabelle1.C731" chart:label-cell-address="Tabelle1.C12:Tabelle1.C12" chart:class="chart:line">
            <chart:data-point chart:repeated="719"/>
          </chart:series>
          <chart:series chart:style-name="ch9" chart:values-cell-range-address="Tabelle1.E13:Tabelle1.E731" chart:label-cell-address="Tabelle1.E12:Tabelle1.E12" chart:class="chart:line">
            <chart:data-point chart:repeated="7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2:Tabelle1.C12</svg:desc>
                </draw:g>
              </table:table-cell>
              <table:table-cell office:value-type="string">
                <text:p>setpoint</text:p>
                <draw:g>
                  <svg:desc>Tabelle1.E12:Tabelle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.749">
                <text:p>154.749</text:p>
                <draw:g>
                  <svg:desc>Tabelle1.C13:Tabelle1.C731</svg:desc>
                </draw:g>
              </table:table-cell>
              <table:table-cell office:value-type="float" office:value="180">
                <text:p>180</text:p>
                <draw:g>
                  <svg:desc>Tabelle1.E13:Tabelle1.E7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.71">
                <text:p>154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.671">
                <text:p>154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.634">
                <text:p>154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.601">
                <text:p>154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574">
                <text:p>154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558">
                <text:p>154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.551">
                <text:p>154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.553">
                <text:p>154.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566">
                <text:p>154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.59">
                <text:p>154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626">
                <text:p>154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.675">
                <text:p>154.6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.736">
                <text:p>154.7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.807">
                <text:p>154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.89">
                <text:p>154.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.982">
                <text:p>154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.089">
                <text:p>155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.203">
                <text:p>155.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.329">
                <text:p>155.3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.463">
                <text:p>155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.604">
                <text:p>155.6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.75">
                <text:p>155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.905">
                <text:p>155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.055">
                <text:p>156.0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.219">
                <text:p>156.2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.389">
                <text:p>156.3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572">
                <text:p>156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.749">
                <text:p>156.7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92">
                <text:p>156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.097">
                <text:p>157.0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.273">
                <text:p>157.2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.448">
                <text:p>157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.622">
                <text:p>157.6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.798">
                <text:p>157.7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.971">
                <text:p>157.9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.153">
                <text:p>158.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.344">
                <text:p>158.3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.606">
                <text:p>158.6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.797">
                <text:p>158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.966">
                <text:p>158.9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.155">
                <text:p>159.1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.4">
                <text:p>159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.585">
                <text:p>15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.75">
                <text:p>159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913">
                <text:p>159.9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.078">
                <text:p>160.0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242">
                <text:p>160.2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.406">
                <text:p>160.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.563">
                <text:p>160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.729">
                <text:p>160.7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.891">
                <text:p>160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1.048">
                <text:p>161.0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1.205">
                <text:p>161.2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1.363">
                <text:p>161.3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1.519">
                <text:p>161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1.683">
                <text:p>161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1.838">
                <text:p>161.8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.986">
                <text:p>161.9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2.138">
                <text:p>162.1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.281">
                <text:p>162.2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.423">
                <text:p>162.4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2.566">
                <text:p>162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.706">
                <text:p>162.7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.851">
                <text:p>162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2.987">
                <text:p>162.9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.124">
                <text:p>163.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.275">
                <text:p>163.2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.412">
                <text:p>163.4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.552">
                <text:p>163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3.755">
                <text:p>163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3.9">
                <text:p>163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.041">
                <text:p>164.0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.177">
                <text:p>164.1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.321">
                <text:p>164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.449">
                <text:p>164.4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.577">
                <text:p>164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.714">
                <text:p>164.7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.845">
                <text:p>164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.977">
                <text:p>164.9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.107">
                <text:p>165.1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.238">
                <text:p>165.2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.366">
                <text:p>165.3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.496">
                <text:p>165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.625">
                <text:p>165.6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.76">
                <text:p>165.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.895">
                <text:p>165.8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6.038">
                <text:p>166.0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6.177">
                <text:p>166.1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6.31">
                <text:p>166.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.441">
                <text:p>166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.571">
                <text:p>166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.699">
                <text:p>166.6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.844">
                <text:p>166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.988">
                <text:p>166.9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7.127">
                <text:p>167.1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7.273">
                <text:p>167.2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7.415">
                <text:p>167.4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7.549">
                <text:p>167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7.685">
                <text:p>167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7.828">
                <text:p>167.8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7.972">
                <text:p>167.9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.108">
                <text:p>168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.244">
                <text:p>168.2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394">
                <text:p>168.3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.528">
                <text:p>168.5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.665">
                <text:p>168.6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8.803">
                <text:p>168.8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8.942">
                <text:p>168.9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9.085">
                <text:p>16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9.231">
                <text:p>169.2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9.372">
                <text:p>169.3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.515">
                <text:p>169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.659">
                <text:p>169.6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9.807">
                <text:p>169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9.961">
                <text:p>169.9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.108">
                <text:p>170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.255">
                <text:p>170.2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.403">
                <text:p>170.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.55">
                <text:p>170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.769">
                <text:p>170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.92">
                <text:p>170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83">
                <text:p>171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1.237">
                <text:p>171.2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.406">
                <text:p>171.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1.572">
                <text:p>171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1.743">
                <text:p>171.7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1.899">
                <text:p>171.8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2.059">
                <text:p>172.0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2.231">
                <text:p>172.2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2.404">
                <text:p>172.4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2.567">
                <text:p>172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2.723">
                <text:p>172.7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.958">
                <text:p>172.9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3.12">
                <text:p>173.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3.284">
                <text:p>173.2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3.449">
                <text:p>173.4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3.613">
                <text:p>173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3.792">
                <text:p>173.7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3.973">
                <text:p>173.9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4.146">
                <text:p>174.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4.314">
                <text:p>174.3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4.481">
                <text:p>174.4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4.648">
                <text:p>174.6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4.815">
                <text:p>174.8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4.982">
                <text:p>174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5.148">
                <text:p>175.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5.322">
                <text:p>175.3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.509">
                <text:p>175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5.694">
                <text:p>175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5.869">
                <text:p>175.8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.031">
                <text:p>176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6.218">
                <text:p>176.2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6.392">
                <text:p>176.3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.574">
                <text:p>176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.751">
                <text:p>176.7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6.923">
                <text:p>176.9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7.101">
                <text:p>177.1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.276">
                <text:p>177.2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.454">
                <text:p>177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7.633">
                <text:p>177.6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.807">
                <text:p>177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.983">
                <text:p>177.9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.17">
                <text:p>178.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8.342">
                <text:p>178.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8.515">
                <text:p>178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8.697">
                <text:p>178.6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.863">
                <text:p>178.8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.028">
                <text:p>179.0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.194">
                <text:p>179.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.371">
                <text:p>179.3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.701">
                <text:p>179.7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9.845">
                <text:p>179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.99">
                <text:p>179.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.119">
                <text:p>180.1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.244">
                <text:p>180.2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.347">
                <text:p>180.3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.435">
                <text:p>180.4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.514">
                <text:p>180.5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578">
                <text:p>180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622">
                <text:p>180.6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.652">
                <text:p>180.6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0.671">
                <text:p>180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.677">
                <text:p>180.6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.671">
                <text:p>180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.655">
                <text:p>180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.627">
                <text:p>180.6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.59">
                <text:p>180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.545">
                <text:p>180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.491">
                <text:p>180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.431">
                <text:p>180.4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0.364">
                <text:p>180.3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0.292">
                <text:p>180.2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0.215">
                <text:p>180.2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0.133">
                <text:p>180.1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0.028">
                <text:p>180.0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.919">
                <text:p>179.9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.825">
                <text:p>179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.727">
                <text:p>179.7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.628">
                <text:p>179.6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9.416">
                <text:p>179.4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9.311">
                <text:p>179.3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9.204">
                <text:p>179.2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.096">
                <text:p>179.0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.988">
                <text:p>178.9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8.889">
                <text:p>178.8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8.789">
                <text:p>178.7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8.691">
                <text:p>178.6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8.597">
                <text:p>178.5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8.507">
                <text:p>178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8.424">
                <text:p>178.4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8.347">
                <text:p>178.3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8.279">
                <text:p>178.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.222">
                <text:p>178.2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8.174">
                <text:p>178.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8.139">
                <text:p>178.1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8.117">
                <text:p>178.1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8.108">
                <text:p>178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8.113">
                <text:p>178.1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8.131">
                <text:p>178.1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8.163">
                <text:p>178.1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8.209">
                <text:p>178.2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8.267">
                <text:p>178.2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8.337">
                <text:p>178.3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.42">
                <text:p>178.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.513">
                <text:p>178.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8.617">
                <text:p>178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.731">
                <text:p>178.7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.852">
                <text:p>178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8.978">
                <text:p>178.9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9.108">
                <text:p>179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9.243">
                <text:p>179.2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.38">
                <text:p>179.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9.528">
                <text:p>179.5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9.657">
                <text:p>179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9.783">
                <text:p>179.7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9.901">
                <text:p>179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0.014">
                <text:p>180.0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0.114">
                <text:p>180.1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.203">
                <text:p>180.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282">
                <text:p>180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0.347">
                <text:p>180.3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0.401">
                <text:p>180.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0.441">
                <text:p>180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0.469">
                <text:p>180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0.484">
                <text:p>180.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0.488">
                <text:p>180.4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.481">
                <text:p>180.4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0.463">
                <text:p>180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.433">
                <text:p>180.4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0.396">
                <text:p>180.3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0.349">
                <text:p>180.3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0.295">
                <text:p>180.2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0.233">
                <text:p>180.2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.165">
                <text:p>180.1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.09">
                <text:p>180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0.01">
                <text:p>180.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.926">
                <text:p>179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9.835">
                <text:p>179.8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.742">
                <text:p>179.7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.644">
                <text:p>179.6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.329">
                <text:p>179.3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9.221">
                <text:p>179.2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.11">
                <text:p>179.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8.998">
                <text:p>178.9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8.886">
                <text:p>178.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8.77">
                <text:p>178.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8.659">
                <text:p>178.6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8.538">
                <text:p>178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.432">
                <text:p>178.4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8.33">
                <text:p>178.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8.235">
                <text:p>178.2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8.147">
                <text:p>178.1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8.069">
                <text:p>178.0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8.002">
                <text:p>178.0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7.945">
                <text:p>177.9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7.901">
                <text:p>177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7.87">
                <text:p>177.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7.851">
                <text:p>177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.846">
                <text:p>177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853">
                <text:p>177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7.874">
                <text:p>177.8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7.906">
                <text:p>177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7.95">
                <text:p>177.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8.004">
                <text:p>178.0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8.07">
                <text:p>178.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8.145">
                <text:p>178.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8.23">
                <text:p>178.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8.321">
                <text:p>178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8.421">
                <text:p>178.4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8.525">
                <text:p>178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.636">
                <text:p>178.6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8.75">
                <text:p>178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8.867">
                <text:p>178.8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8.987">
                <text:p>178.9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9.109">
                <text:p>179.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.23">
                <text:p>179.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9.348">
                <text:p>179.3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9.459">
                <text:p>179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9.671">
                <text:p>179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.764">
                <text:p>179.7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9.846">
                <text:p>179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9.919">
                <text:p>179.9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9.982">
                <text:p>179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.028">
                <text:p>180.0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0.059">
                <text:p>180.0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0.077">
                <text:p>180.0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0.082">
                <text:p>180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0.073">
                <text:p>180.0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0.051">
                <text:p>180.0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0.018">
                <text:p>180.0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9.974">
                <text:p>179.9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.918">
                <text:p>179.9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.852">
                <text:p>179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9.778">
                <text:p>179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.694">
                <text:p>179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9.602">
                <text:p>179.6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9.4">
                <text:p>179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9.289">
                <text:p>179.2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.172">
                <text:p>179.1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9.047">
                <text:p>179.0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8.925">
                <text:p>178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8.795">
                <text:p>178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8.667">
                <text:p>178.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8.539">
                <text:p>178.5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8.412">
                <text:p>178.4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8.287">
                <text:p>178.2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8.167">
                <text:p>178.1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8.052">
                <text:p>178.0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7.945">
                <text:p>177.9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.847">
                <text:p>177.8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7.759">
                <text:p>177.7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7.683">
                <text:p>177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7.621">
                <text:p>177.6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7.57">
                <text:p>177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7.533">
                <text:p>177.5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.509">
                <text:p>177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7.498">
                <text:p>177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7.499">
                <text:p>177.4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7.512">
                <text:p>177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7.538">
                <text:p>177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7.577">
                <text:p>177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7.624">
                <text:p>177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7.681">
                <text:p>177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7.745">
                <text:p>177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7.818">
                <text:p>177.8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7.899">
                <text:p>177.8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.985">
                <text:p>177.9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8.078">
                <text:p>178.0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.176">
                <text:p>178.1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.28">
                <text:p>178.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.387">
                <text:p>178.3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.498">
                <text:p>178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8.611">
                <text:p>178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8.726">
                <text:p>178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.843">
                <text:p>178.8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8.96">
                <text:p>178.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9.076">
                <text:p>179.0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9.306">
                <text:p>179.3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9.416">
                <text:p>179.4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9.517">
                <text:p>179.5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9.613">
                <text:p>179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9.698">
                <text:p>179.6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9.774">
                <text:p>179.7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9.84">
                <text:p>179.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9.893">
                <text:p>179.8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9.935">
                <text:p>179.9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9.964">
                <text:p>179.9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9.981">
                <text:p>179.9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9.984">
                <text:p>179.9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9.975">
                <text:p>179.9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.953">
                <text:p>179.9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.919">
                <text:p>179.9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9.875">
                <text:p>179.8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9.82">
                <text:p>179.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9.754">
                <text:p>179.7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9.674">
                <text:p>179.6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9.388">
                <text:p>179.3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.283">
                <text:p>179.2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9.172">
                <text:p>179.1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9.058">
                <text:p>179.0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8.94">
                <text:p>178.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8.82">
                <text:p>178.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8.699">
                <text:p>178.6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8.578">
                <text:p>178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8.456">
                <text:p>178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8.338">
                <text:p>178.3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8.224">
                <text:p>178.2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8.115">
                <text:p>178.1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8.013">
                <text:p>178.0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7.921">
                <text:p>177.9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7.84">
                <text:p>177.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7.77">
                <text:p>177.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7.71">
                <text:p>177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7.665">
                <text:p>177.6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7.635">
                <text:p>177.6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7.619">
                <text:p>177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7.616">
                <text:p>177.6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7.626">
                <text:p>177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7.649">
                <text:p>177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7.683">
                <text:p>177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7.729">
                <text:p>177.7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7.785">
                <text:p>177.7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7.852">
                <text:p>177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7.929">
                <text:p>177.9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8.014">
                <text:p>178.0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8.109">
                <text:p>178.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8.21">
                <text:p>178.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8.318">
                <text:p>178.3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8.432">
                <text:p>178.4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8.551">
                <text:p>178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8.674">
                <text:p>178.6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8.803">
                <text:p>178.8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8.934">
                <text:p>178.9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9.066">
                <text:p>179.0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9.326">
                <text:p>179.3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9.691">
                <text:p>179.6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.8">
                <text:p>179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9.898">
                <text:p>179.8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9.989">
                <text:p>179.9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0.068">
                <text:p>180.0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0.135">
                <text:p>180.1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0.19">
                <text:p>180.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0.232">
                <text:p>180.2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0.261">
                <text:p>180.2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0.278">
                <text:p>180.2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0.284">
                <text:p>180.2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0.277">
                <text:p>180.2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0.259">
                <text:p>180.2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0.23">
                <text:p>180.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0.191">
                <text:p>180.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0.144">
                <text:p>180.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0.089">
                <text:p>180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0.025">
                <text:p>180.0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9.955">
                <text:p>179.9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9.879">
                <text:p>179.8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.796">
                <text:p>179.7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.709">
                <text:p>179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9.617">
                <text:p>179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9.522">
                <text:p>17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.423">
                <text:p>179.4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.321">
                <text:p>179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9.216">
                <text:p>179.2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9.109">
                <text:p>179.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9.002">
                <text:p>179.0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8.893">
                <text:p>178.8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8.783">
                <text:p>178.7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8.674">
                <text:p>178.6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8.566">
                <text:p>178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8.461">
                <text:p>178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8.36">
                <text:p>178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8.263">
                <text:p>178.2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8.171">
                <text:p>178.1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8.093">
                <text:p>178.0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8.024">
                <text:p>178.0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7.966">
                <text:p>177.9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7.918">
                <text:p>177.9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7.882">
                <text:p>177.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7.859">
                <text:p>177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7.848">
                <text:p>177.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7.849">
                <text:p>177.8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7.863">
                <text:p>177.8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7.888">
                <text:p>177.8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7.925">
                <text:p>177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7.974">
                <text:p>177.9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8.035">
                <text:p>178.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8.109">
                <text:p>178.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8.188">
                <text:p>178.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8.274">
                <text:p>178.2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8.37">
                <text:p>178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8.472">
                <text:p>178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8.59">
                <text:p>178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8.705">
                <text:p>178.7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8.831">
                <text:p>178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8.957">
                <text:p>178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9.224">
                <text:p>179.2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9.356">
                <text:p>179.3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9.479">
                <text:p>179.4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9.596">
                <text:p>179.5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9.714">
                <text:p>179.7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9.824">
                <text:p>179.8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9.931">
                <text:p>179.9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0.016">
                <text:p>180.0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0.092">
                <text:p>180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0.159">
                <text:p>180.1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0.214">
                <text:p>180.2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0.255">
                <text:p>180.2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0.282">
                <text:p>180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0.293">
                <text:p>180.2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0.293">
                <text:p>180.2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0.281">
                <text:p>180.2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0.259">
                <text:p>180.2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0.227">
                <text:p>180.2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0.184">
                <text:p>180.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0.133">
                <text:p>180.1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0.075">
                <text:p>180.0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0.009">
                <text:p>180.0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9.936">
                <text:p>179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9.855">
                <text:p>179.8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9.769">
                <text:p>179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9.673">
                <text:p>179.6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9.474">
                <text:p>179.4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9.371">
                <text:p>179.3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9.256">
                <text:p>179.2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9.134">
                <text:p>179.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9.01">
                <text:p>179.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8.881">
                <text:p>178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8.754">
                <text:p>178.7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8.634">
                <text:p>178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8.51">
                <text:p>178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8.395">
                <text:p>178.3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8.276">
                <text:p>178.2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8.166">
                <text:p>178.1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8.063">
                <text:p>178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7.979">
                <text:p>177.9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7.903">
                <text:p>177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7.839">
                <text:p>177.8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7.786">
                <text:p>177.7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7.745">
                <text:p>177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7.719">
                <text:p>177.7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7.707">
                <text:p>177.7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7.71">
                <text:p>177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7.726">
                <text:p>177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7.753">
                <text:p>177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7.792">
                <text:p>177.7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7.844">
                <text:p>177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7.906">
                <text:p>177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7.977">
                <text:p>177.9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8.058">
                <text:p>178.0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8.148">
                <text:p>178.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8.25">
                <text:p>178.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8.361">
                <text:p>178.3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8.478">
                <text:p>178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8.599">
                <text:p>178.5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8.719">
                <text:p>178.7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8.843">
                <text:p>178.8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8.964">
                <text:p>178.9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9.086">
                <text:p>17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9.209">
                <text:p>179.2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9.333">
                <text:p>179.3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9.448">
                <text:p>179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9.783">
                <text:p>179.7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9.868">
                <text:p>179.8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.943">
                <text:p>179.9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0.006">
                <text:p>180.0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0.057">
                <text:p>180.0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0.098">
                <text:p>180.0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0.126">
                <text:p>180.1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0.137">
                <text:p>180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.137">
                <text:p>180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0.124">
                <text:p>180.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0.1">
                <text:p>180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0.06">
                <text:p>180.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0.009">
                <text:p>180.0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9.95">
                <text:p>179.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9.885">
                <text:p>179.8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9.802">
                <text:p>179.8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9.709">
                <text:p>179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.609">
                <text:p>179.6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9.401">
                <text:p>179.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9.293">
                <text:p>179.2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9.181">
                <text:p>179.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9.066">
                <text:p>179.0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8.947">
                <text:p>178.9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8.811">
                <text:p>178.8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8.679">
                <text:p>178.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8.546">
                <text:p>178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8.429">
                <text:p>178.4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8.305">
                <text:p>178.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8.183">
                <text:p>178.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8.067">
                <text:p>178.0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7.97">
                <text:p>177.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7.882">
                <text:p>177.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7.803">
                <text:p>177.8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7.735">
                <text:p>177.7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7.677">
                <text:p>177.6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7.632">
                <text:p>177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7.604">
                <text:p>177.6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7.591">
                <text:p>177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7.59">
                <text:p>177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7.601">
                <text:p>177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7.624">
                <text:p>177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7.657">
                <text:p>177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7.7">
                <text:p>177.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7.759">
                <text:p>177.7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7.83">
                <text:p>177.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7.911">
                <text:p>177.9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7.996">
                <text:p>177.9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8.084">
                <text:p>178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8.178">
                <text:p>178.1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8.278">
                <text:p>178.2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8.385">
                <text:p>178.3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8.505">
                <text:p>178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8.616">
                <text:p>178.6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8.73">
                <text:p>178.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8.848">
                <text:p>178.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8.969">
                <text:p>178.9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9.093">
                <text:p>179.0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9.223">
                <text:p>179.2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.35">
                <text:p>179.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9.459">
                <text:p>179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9.671">
                <text:p>179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9.769">
                <text:p>179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9.849">
                <text:p>179.8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9.918">
                <text:p>179.9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9.975">
                <text:p>179.9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0.021">
                <text:p>180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0.055">
                <text:p>180.0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0.075">
                <text:p>180.0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0.081">
                <text:p>180.0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0.075">
                <text:p>180.0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0.056">
                <text:p>180.0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0.024">
                <text:p>180.0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9.981">
                <text:p>179.9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9.926">
                <text:p>179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9.858">
                <text:p>179.8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9.778">
                <text:p>179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9.69">
                <text:p>179.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9.603">
                <text:p>179.6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9.406">
                <text:p>179.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9.294">
                <text:p>179.2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9.185">
                <text:p>179.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9.065">
                <text:p>179.0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8.944">
                <text:p>178.9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8.825">
                <text:p>178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8.705">
                <text:p>178.7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8.585">
                <text:p>178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8.464">
                <text:p>178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8.347">
                <text:p>178.3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8.221">
                <text:p>178.2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8.104">
                <text:p>178.1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8.006">
                <text:p>178.0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7.906">
                <text:p>177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7.829">
                <text:p>177.8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7.753">
                <text:p>177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.692">
                <text:p>177.6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7.648">
                <text:p>177.6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7.618">
                <text:p>177.6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7.601">
                <text:p>177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7.598">
                <text:p>177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7.607">
                <text:p>177.6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7.629">
                <text:p>177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7.662">
                <text:p>177.6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7.708">
                <text:p>177.7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7.768">
                <text:p>177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7.836">
                <text:p>177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7.916">
                <text:p>177.9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8.006">
                <text:p>178.0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8.094">
                <text:p>178.0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8.19">
                <text:p>178.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8.293">
                <text:p>178.2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8.397">
                <text:p>178.3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8.511">
                <text:p>178.5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8.624">
                <text:p>178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8.749">
                <text:p>178.7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8.874">
                <text:p>178.8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9.06">
                <text:p>179.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9.183">
                <text:p>179.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9.308">
                <text:p>179.3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9.425">
                <text:p>179.4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9.535">
                <text:p>179.5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9.641">
                <text:p>179.6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9.738">
                <text:p>179.7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9.828">
                <text:p>179.8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9.911">
                <text:p>179.9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9.988">
                <text:p>179.9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0.049">
                <text:p>180.0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0.093">
                <text:p>180.0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0.126">
                <text:p>180.1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0.145">
                <text:p>180.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0.153">
                <text:p>180.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0.148">
                <text:p>180.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0.132">
                <text:p>180.1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0.105">
                <text:p>180.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0.068">
                <text:p>180.0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0.021">
                <text:p>180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9.965">
                <text:p>179.9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9.902">
                <text:p>179.9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9.83">
                <text:p>179.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9.753">
                <text:p>179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9.667">
                <text:p>179.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9.475">
                <text:p>179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9.371">
                <text:p>179.3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9.263">
                <text:p>179.2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9.152">
                <text:p>179.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9.028">
                <text:p>179.0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8.859">
                <text:p>178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8.743">
                <text:p>178.7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8.629">
                <text:p>178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8.515">
                <text:p>178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8.404">
                <text:p>178.4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8.291">
                <text:p>178.2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8.19">
                <text:p>178.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8.095">
                <text:p>178.0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8.002">
                <text:p>178.0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7.922">
                <text:p>177.9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7.852">
                <text:p>177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.791">
                <text:p>177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7.73">
                <text:p>177.73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